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717in"/>
    </style:style>
    <style:style style:name="co2" style:family="table-column">
      <style:table-column-properties fo:break-before="auto" style:column-width="1.0681in"/>
    </style:style>
    <style:style style:name="co3" style:family="table-column">
      <style:table-column-properties fo:break-before="auto" style:column-width="1.2189in"/>
    </style:style>
    <style:style style:name="co4" style:family="table-column">
      <style:table-column-properties fo:break-before="auto" style:column-width="0.9819in"/>
    </style:style>
    <style:style style:name="co5" style:family="table-column">
      <style:table-column-properties fo:break-before="auto" style:column-width="1.1437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10" table:default-cell-style-name="Default"/>
        <table:table-row table:style-name="ro1">
          <table:table-cell office:value-type="string">
            <text:p>Utau = 0.004</text:p>
          </table:table-cell>
          <table:table-cell/>
          <table:table-cell office:value-type="string">
            <text:p>Cs=0.01</text:p>
          </table:table-cell>
          <table:table-cell table:number-columns-repeated="3"/>
          <table:table-cell office:value-type="string">
            <text:p>Cs=0.02</text:p>
          </table:table-cell>
          <table:table-cell table:number-columns-repeated="2"/>
          <table:table-cell office:value-type="string">
            <text:p>DNS</text:p>
          </table:table-cell>
          <table:table-cell table:number-columns-repeated="2"/>
          <table:table-cell office:value-type="string">
            <text:p>DNS</text:p>
          </table:table-cell>
          <table:table-cell table:number-columns-repeated="3"/>
        </table:table-row>
        <table:table-row table:style-name="ro1">
          <table:table-cell office:value-type="string">
            <text:p>index</text:p>
          </table:table-cell>
          <table:table-cell office:value-type="string">
            <text:p>y+</text:p>
          </table:table-cell>
          <table:table-cell office:value-type="string">
            <text:p>v_av+</text:p>
          </table:table-cell>
          <table:table-cell office:value-type="string">
            <text:p>u rms +</text:p>
          </table:table-cell>
          <table:table-cell office:value-type="string">
            <text:p>v rms +</text:p>
          </table:table-cell>
          <table:table-cell office:value-type="string">
            <text:p>w rms +</text:p>
          </table:table-cell>
          <table:table-cell office:value-type="string">
            <text:p>y+</text:p>
          </table:table-cell>
          <table:table-cell office:value-type="string">
            <text:p>v+</text:p>
          </table:table-cell>
          <table:table-cell/>
          <table:table-cell office:value-type="string">
            <text:p>y+</text:p>
          </table:table-cell>
          <table:table-cell office:value-type="string">
            <text:p>u+</text:p>
          </table:table-cell>
          <table:table-cell/>
          <table:table-cell office:value-type="string">
            <text:p>y+</text:p>
          </table:table-cell>
          <table:table-cell office:value-type="string">
            <text:p>u+</text:p>
          </table:table-cell>
          <table:table-cell office:value-type="string">
            <text:p>v+</text:p>
          </table:table-cell>
          <table:table-cell office:value-type="string">
            <text:p>w+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-72580600">
            <text:p>-7.26E+007</text:p>
          </table:table-cell>
          <table:table-cell table:number-columns-repeated="4" office:value-type="float" office:value="0">
            <text:p>0</text:p>
          </table:table-cell>
          <table:table-cell office:value-type="float" office:value="2.90323">
            <text:p>2.90323</text:p>
          </table:table-cell>
          <table:table-cell office:value-type="float" office:value="1.87675">
            <text:p>1.87675</text:p>
          </table:table-cell>
          <table:table-cell/>
          <table:table-cell office:value-type="float" office:value="1.02692">
            <text:p>1.02692</text:p>
          </table:table-cell>
          <table:table-cell office:value-type="float" office:value="1.01998">
            <text:p>1.01998</text:p>
          </table:table-cell>
          <table:table-cell/>
          <table:table-cell office:value-type="float" office:value="0.00110746">
            <text:p>0.00110746</text:p>
          </table:table-cell>
          <table:table-cell office:value-type="float" office:value="0.023622">
            <text:p>0.023622</text:p>
          </table:table-cell>
          <table:table-cell office:value-type="float" office:value="-0.0554268">
            <text:p>-0.0554268</text:p>
          </table:table-cell>
          <table:table-cell office:value-type="float" office:value="-0.010603">
            <text:p>-0.0106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90323">
            <text:p>2.90323</text:p>
          </table:table-cell>
          <table:table-cell office:value-type="float" office:value="2.17915">
            <text:p>2.17915</text:p>
          </table:table-cell>
          <table:table-cell office:value-type="float" office:value="0.0433354">
            <text:p>0.0433354</text:p>
          </table:table-cell>
          <table:table-cell office:value-type="float" office:value="0.8714">
            <text:p>0.8714</text:p>
          </table:table-cell>
          <table:table-cell office:value-type="float" office:value="0.417941">
            <text:p>0.417941</text:p>
          </table:table-cell>
          <table:table-cell office:value-type="float" office:value="8.70968">
            <text:p>8.70968</text:p>
          </table:table-cell>
          <table:table-cell office:value-type="float" office:value="5.31645">
            <text:p>5.31645</text:p>
          </table:table-cell>
          <table:table-cell/>
          <table:table-cell office:value-type="float" office:value="1.12202">
            <text:p>1.12202</text:p>
          </table:table-cell>
          <table:table-cell office:value-type="float" office:value="1.07039">
            <text:p>1.07039</text:p>
          </table:table-cell>
          <table:table-cell/>
          <table:table-cell office:value-type="float" office:value="0.140924">
            <text:p>0.140924</text:p>
          </table:table-cell>
          <table:table-cell office:value-type="float" office:value="0.0411306">
            <text:p>0.0411306</text:p>
          </table:table-cell>
          <table:table-cell office:value-type="float" office:value="0.00590551">
            <text:p>0.00590551</text:p>
          </table:table-cell>
          <table:table-cell office:value-type="float" office:value="-0.00825657">
            <text:p>-0.008256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.70968">
            <text:p>8.70968</text:p>
          </table:table-cell>
          <table:table-cell office:value-type="float" office:value="6.06922">
            <text:p>6.06922</text:p>
          </table:table-cell>
          <table:table-cell office:value-type="float" office:value="0.202792">
            <text:p>0.202792</text:p>
          </table:table-cell>
          <table:table-cell office:value-type="float" office:value="2.16404">
            <text:p>2.16404</text:p>
          </table:table-cell>
          <table:table-cell office:value-type="float" office:value="0.814973">
            <text:p>0.814973</text:p>
          </table:table-cell>
          <table:table-cell office:value-type="float" office:value="14.5161">
            <text:p>14.5161</text:p>
          </table:table-cell>
          <table:table-cell office:value-type="float" office:value="7.93852">
            <text:p>7.93852</text:p>
          </table:table-cell>
          <table:table-cell/>
          <table:table-cell office:value-type="float" office:value="1.21511">
            <text:p>1.21511</text:p>
          </table:table-cell>
          <table:table-cell office:value-type="float" office:value="1.2177">
            <text:p>1.2177</text:p>
          </table:table-cell>
          <table:table-cell/>
          <table:table-cell office:value-type="float" office:value="0.281017">
            <text:p>0.281017</text:p>
          </table:table-cell>
          <table:table-cell office:value-type="float" office:value="0.0586737">
            <text:p>0.0586737</text:p>
          </table:table-cell>
          <table:table-cell office:value-type="float" office:value="0.0673593">
            <text:p>0.0673593</text:p>
          </table:table-cell>
          <table:table-cell office:value-type="float" office:value="-0.00590551">
            <text:p>-0.005905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.5161">
            <text:p>14.5161</text:p>
          </table:table-cell>
          <table:table-cell office:value-type="float" office:value="8.83395">
            <text:p>8.83395</text:p>
          </table:table-cell>
          <table:table-cell office:value-type="float" office:value="0.36042">
            <text:p>0.36042</text:p>
          </table:table-cell>
          <table:table-cell office:value-type="float" office:value="2.73019">
            <text:p>2.73019</text:p>
          </table:table-cell>
          <table:table-cell office:value-type="float" office:value="0.894242">
            <text:p>0.894242</text:p>
          </table:table-cell>
          <table:table-cell office:value-type="float" office:value="20.3226">
            <text:p>20.3226</text:p>
          </table:table-cell>
          <table:table-cell office:value-type="float" office:value="9.72128">
            <text:p>9.72128</text:p>
          </table:table-cell>
          <table:table-cell/>
          <table:table-cell office:value-type="float" office:value="1.32763">
            <text:p>1.32763</text:p>
          </table:table-cell>
          <table:table-cell office:value-type="float" office:value="1.31665">
            <text:p>1.31665</text:p>
          </table:table-cell>
          <table:table-cell/>
          <table:table-cell office:value-type="float" office:value="0.708495">
            <text:p>0.708495</text:p>
          </table:table-cell>
          <table:table-cell office:value-type="float" office:value="0.112205">
            <text:p>0.112205</text:p>
          </table:table-cell>
          <table:table-cell office:value-type="float" office:value="0.254878">
            <text:p>0.254878</text:p>
          </table:table-cell>
          <table:table-cell office:value-type="float" office:value="0.00126845">
            <text:p>0.0012684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.3226">
            <text:p>20.3226</text:p>
          </table:table-cell>
          <table:table-cell office:value-type="float" office:value="10.6183">
            <text:p>10.6183</text:p>
          </table:table-cell>
          <table:table-cell office:value-type="float" office:value="0.478607">
            <text:p>0.478607</text:p>
          </table:table-cell>
          <table:table-cell office:value-type="float" office:value="2.83852">
            <text:p>2.83852</text:p>
          </table:table-cell>
          <table:table-cell office:value-type="float" office:value="0.965204">
            <text:p>0.965204</text:p>
          </table:table-cell>
          <table:table-cell office:value-type="float" office:value="26.129">
            <text:p>26.129</text:p>
          </table:table-cell>
          <table:table-cell office:value-type="float" office:value="10.9613">
            <text:p>10.9613</text:p>
          </table:table-cell>
          <table:table-cell/>
          <table:table-cell office:value-type="float" office:value="1.43778">
            <text:p>1.43778</text:p>
          </table:table-cell>
          <table:table-cell office:value-type="float" office:value="1.41542">
            <text:p>1.41542</text:p>
          </table:table-cell>
          <table:table-cell/>
          <table:table-cell office:value-type="float" office:value="1.00253">
            <text:p>1.00253</text:p>
          </table:table-cell>
          <table:table-cell office:value-type="float" office:value="0.161202">
            <text:p>0.161202</text:p>
          </table:table-cell>
          <table:table-cell office:value-type="float" office:value="0.383858">
            <text:p>0.383858</text:p>
          </table:table-cell>
          <table:table-cell office:value-type="float" office:value="0.00620288">
            <text:p>0.0062028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.129">
            <text:p>26.129</text:p>
          </table:table-cell>
          <table:table-cell office:value-type="float" office:value="11.8654">
            <text:p>11.8654</text:p>
          </table:table-cell>
          <table:table-cell office:value-type="float" office:value="0.581348">
            <text:p>0.581348</text:p>
          </table:table-cell>
          <table:table-cell office:value-type="float" office:value="2.76338">
            <text:p>2.76338</text:p>
          </table:table-cell>
          <table:table-cell office:value-type="float" office:value="1.01242">
            <text:p>1.01242</text:p>
          </table:table-cell>
          <table:table-cell office:value-type="float" office:value="31.9355">
            <text:p>31.9355</text:p>
          </table:table-cell>
          <table:table-cell office:value-type="float" office:value="11.875">
            <text:p>11.875</text:p>
          </table:table-cell>
          <table:table-cell/>
          <table:table-cell office:value-type="float" office:value="1.57092">
            <text:p>1.57092</text:p>
          </table:table-cell>
          <table:table-cell office:value-type="float" office:value="1.56292">
            <text:p>1.56292</text:p>
          </table:table-cell>
          <table:table-cell/>
          <table:table-cell office:value-type="float" office:value="1.13376">
            <text:p>1.13376</text:p>
          </table:table-cell>
          <table:table-cell office:value-type="float" office:value="0.183071">
            <text:p>0.183071</text:p>
          </table:table-cell>
          <table:table-cell office:value-type="float" office:value="0.436129">
            <text:p>0.436129</text:p>
          </table:table-cell>
          <table:table-cell office:value-type="float" office:value="0.00840525">
            <text:p>0.008405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1.9355">
            <text:p>31.9355</text:p>
          </table:table-cell>
          <table:table-cell office:value-type="float" office:value="12.7711">
            <text:p>12.7711</text:p>
          </table:table-cell>
          <table:table-cell office:value-type="float" office:value="0.65845">
            <text:p>0.65845</text:p>
          </table:table-cell>
          <table:table-cell office:value-type="float" office:value="2.61368">
            <text:p>2.61368</text:p>
          </table:table-cell>
          <table:table-cell office:value-type="float" office:value="1.03308">
            <text:p>1.03308</text:p>
          </table:table-cell>
          <table:table-cell office:value-type="float" office:value="37.7419">
            <text:p>37.7419</text:p>
          </table:table-cell>
          <table:table-cell office:value-type="float" office:value="12.5917">
            <text:p>12.5917</text:p>
          </table:table-cell>
          <table:table-cell/>
          <table:table-cell office:value-type="float" office:value="1.70125">
            <text:p>1.70125</text:p>
          </table:table-cell>
          <table:table-cell office:value-type="float" office:value="1.71023">
            <text:p>1.71023</text:p>
          </table:table-cell>
          <table:table-cell/>
          <table:table-cell office:value-type="float" office:value="1.41699">
            <text:p>1.41699</text:p>
          </table:table-cell>
          <table:table-cell office:value-type="float" office:value="0.224409">
            <text:p>0.224409</text:p>
          </table:table-cell>
          <table:table-cell office:value-type="float" office:value="0.548943">
            <text:p>0.548943</text:p>
          </table:table-cell>
          <table:table-cell office:value-type="float" office:value="0.0131585">
            <text:p>0.013158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.7419">
            <text:p>37.7419</text:p>
          </table:table-cell>
          <table:table-cell office:value-type="float" office:value="13.4603">
            <text:p>13.4603</text:p>
          </table:table-cell>
          <table:table-cell office:value-type="float" office:value="0.720501">
            <text:p>0.720501</text:p>
          </table:table-cell>
          <table:table-cell office:value-type="float" office:value="2.44829">
            <text:p>2.44829</text:p>
            <draw:frame table:end-cell-address="Sheet1.M35" table:end-x="0.1339in" table:end-y="0.1209in" draw:z-index="1" draw:style-name="gr1" svg:width="7.4268in" svg:height="4.5161in" svg:x="0.2449in" svg:y="0.0327in">
              <draw:object draw:notify-on-update-of-ranges="Sheet1.B4:Sheet1.B34 Sheet1.C4:Sheet1.C34 Sheet1.G3:Sheet1.G33 Sheet1.H3:Sheet1.H33 Sheet1.J3:Sheet1.J79 Sheet1.K3:Sheet1.K7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1.03572">
            <text:p>1.03572</text:p>
          </table:table-cell>
          <table:table-cell office:value-type="float" office:value="43.5484">
            <text:p>43.5484</text:p>
          </table:table-cell>
          <table:table-cell office:value-type="float" office:value="13.1827">
            <text:p>13.1827</text:p>
          </table:table-cell>
          <table:table-cell/>
          <table:table-cell office:value-type="float" office:value="1.85879">
            <text:p>1.85879</text:p>
          </table:table-cell>
          <table:table-cell office:value-type="float" office:value="1.85773">
            <text:p>1.85773</text:p>
          </table:table-cell>
          <table:table-cell/>
          <table:table-cell office:value-type="float" office:value="1.43249">
            <text:p>1.43249</text:p>
          </table:table-cell>
          <table:table-cell office:value-type="float" office:value="0.226672">
            <text:p>0.226672</text:p>
          </table:table-cell>
          <table:table-cell office:value-type="float" office:value="0.555118">
            <text:p>0.555118</text:p>
          </table:table-cell>
          <table:table-cell office:value-type="float" office:value="0.0134187">
            <text:p>0.013418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3.5484">
            <text:p>43.5484</text:p>
          </table:table-cell>
          <table:table-cell office:value-type="float" office:value="13.9925">
            <text:p>13.9925</text:p>
          </table:table-cell>
          <table:table-cell office:value-type="float" office:value="0.770576">
            <text:p>0.770576</text:p>
          </table:table-cell>
          <table:table-cell office:value-type="float" office:value="2.27917">
            <text:p>2.27917</text:p>
          </table:table-cell>
          <table:table-cell office:value-type="float" office:value="1.04944">
            <text:p>1.04944</text:p>
          </table:table-cell>
          <table:table-cell office:value-type="float" office:value="49.3548">
            <text:p>49.3548</text:p>
          </table:table-cell>
          <table:table-cell office:value-type="float" office:value="13.6504">
            <text:p>13.6504</text:p>
          </table:table-cell>
          <table:table-cell/>
          <table:table-cell office:value-type="float" office:value="2.01301">
            <text:p>2.01301</text:p>
          </table:table-cell>
          <table:table-cell office:value-type="float" office:value="2.00504">
            <text:p>2.00504</text:p>
          </table:table-cell>
          <table:table-cell/>
          <table:table-cell office:value-type="float" office:value="1.98345">
            <text:p>1.98345</text:p>
          </table:table-cell>
          <table:table-cell office:value-type="float" office:value="0.307087">
            <text:p>0.307087</text:p>
            <draw:frame table:end-cell-address="Sheet1.X42" table:end-x="0.4126in" table:end-y="0.1409in" draw:z-index="2" draw:style-name="gr1" svg:width="9.2091in" svg:height="5.5744in" svg:x="0.0937in" svg:y="0.0571in">
              <draw:object draw:notify-on-update-of-ranges="Sheet1.M3:Sheet1.M147 Sheet1.N3:Sheet1.N147 Sheet1.M3:Sheet1.M147 Sheet1.O3:Sheet1.O147 Sheet1.M3:Sheet1.M147 Sheet1.P3:Sheet1.P147 Sheet1.B4:Sheet1.B34 Sheet1.D4:Sheet1.D34 Sheet1.B4:Sheet1.B34 Sheet1.E4:Sheet1.E34 Sheet1.F4:Sheet1.F34 Sheet1.B4:Sheet1.B3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office:value-type="float" office:value="0.748519">
            <text:p>0.748519</text:p>
          </table:table-cell>
          <table:table-cell office:value-type="float" office:value="0.0226649">
            <text:p>0.02266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9.3548">
            <text:p>49.3548</text:p>
          </table:table-cell>
          <table:table-cell office:value-type="float" office:value="14.4345">
            <text:p>14.4345</text:p>
          </table:table-cell>
          <table:table-cell office:value-type="float" office:value="0.808436">
            <text:p>0.808436</text:p>
          </table:table-cell>
          <table:table-cell office:value-type="float" office:value="2.11865">
            <text:p>2.11865</text:p>
          </table:table-cell>
          <table:table-cell office:value-type="float" office:value="1.0516">
            <text:p>1.0516</text:p>
          </table:table-cell>
          <table:table-cell office:value-type="float" office:value="55.1613">
            <text:p>55.1613</text:p>
          </table:table-cell>
          <table:table-cell office:value-type="float" office:value="14.059">
            <text:p>14.059</text:p>
          </table:table-cell>
          <table:table-cell/>
          <table:table-cell office:value-type="float" office:value="2.18003">
            <text:p>2.18003</text:p>
          </table:table-cell>
          <table:table-cell office:value-type="float" office:value="2.15235">
            <text:p>2.15235</text:p>
          </table:table-cell>
          <table:table-cell/>
          <table:table-cell office:value-type="float" office:value="2.0045">
            <text:p>2.0045</text:p>
          </table:table-cell>
          <table:table-cell office:value-type="float" office:value="0.308554">
            <text:p>0.308554</text:p>
          </table:table-cell>
          <table:table-cell office:value-type="float" office:value="0.755906">
            <text:p>0.755906</text:p>
          </table:table-cell>
          <table:table-cell office:value-type="float" office:value="0.023018">
            <text:p>0.02301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5.1613">
            <text:p>55.1613</text:p>
          </table:table-cell>
          <table:table-cell office:value-type="float" office:value="14.7888">
            <text:p>14.7888</text:p>
          </table:table-cell>
          <table:table-cell office:value-type="float" office:value="0.829943">
            <text:p>0.829943</text:p>
          </table:table-cell>
          <table:table-cell office:value-type="float" office:value="1.97874">
            <text:p>1.97874</text:p>
          </table:table-cell>
          <table:table-cell office:value-type="float" office:value="1.04487">
            <text:p>1.04487</text:p>
          </table:table-cell>
          <table:table-cell office:value-type="float" office:value="60.9677">
            <text:p>60.9677</text:p>
          </table:table-cell>
          <table:table-cell office:value-type="float" office:value="14.3981">
            <text:p>14.3981</text:p>
          </table:table-cell>
          <table:table-cell/>
          <table:table-cell office:value-type="float" office:value="2.3819">
            <text:p>2.3819</text:p>
          </table:table-cell>
          <table:table-cell office:value-type="float" office:value="2.34839">
            <text:p>2.34839</text:p>
          </table:table-cell>
          <table:table-cell/>
          <table:table-cell office:value-type="float" office:value="2.39238">
            <text:p>2.39238</text:p>
          </table:table-cell>
          <table:table-cell office:value-type="float" office:value="0.33561">
            <text:p>0.33561</text:p>
          </table:table-cell>
          <table:table-cell office:value-type="float" office:value="0.893189">
            <text:p>0.893189</text:p>
          </table:table-cell>
          <table:table-cell office:value-type="float" office:value="0.0295276">
            <text:p>0.029527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0.9677">
            <text:p>60.9677</text:p>
          </table:table-cell>
          <table:table-cell office:value-type="float" office:value="15.1058">
            <text:p>15.1058</text:p>
          </table:table-cell>
          <table:table-cell office:value-type="float" office:value="0.840892">
            <text:p>0.840892</text:p>
          </table:table-cell>
          <table:table-cell office:value-type="float" office:value="1.86093">
            <text:p>1.86093</text:p>
          </table:table-cell>
          <table:table-cell office:value-type="float" office:value="1.03311">
            <text:p>1.03311</text:p>
          </table:table-cell>
          <table:table-cell office:value-type="float" office:value="66.7742">
            <text:p>66.7742</text:p>
          </table:table-cell>
          <table:table-cell office:value-type="float" office:value="14.659">
            <text:p>14.659</text:p>
          </table:table-cell>
          <table:table-cell/>
          <table:table-cell office:value-type="float" office:value="2.57952">
            <text:p>2.57952</text:p>
          </table:table-cell>
          <table:table-cell office:value-type="float" office:value="2.54425">
            <text:p>2.54425</text:p>
          </table:table-cell>
          <table:table-cell/>
          <table:table-cell office:value-type="float" office:value="2.40678">
            <text:p>2.40678</text:p>
          </table:table-cell>
          <table:table-cell office:value-type="float" office:value="0.336614">
            <text:p>0.336614</text:p>
          </table:table-cell>
          <table:table-cell office:value-type="float" office:value="0.898285">
            <text:p>0.898285</text:p>
          </table:table-cell>
          <table:table-cell office:value-type="float" office:value="0.0299891">
            <text:p>0.029989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6.7742">
            <text:p>66.7742</text:p>
          </table:table-cell>
          <table:table-cell office:value-type="float" office:value="15.3916">
            <text:p>15.3916</text:p>
          </table:table-cell>
          <table:table-cell office:value-type="float" office:value="0.844452">
            <text:p>0.844452</text:p>
          </table:table-cell>
          <table:table-cell office:value-type="float" office:value="1.75252">
            <text:p>1.75252</text:p>
          </table:table-cell>
          <table:table-cell office:value-type="float" office:value="1.02209">
            <text:p>1.02209</text:p>
          </table:table-cell>
          <table:table-cell office:value-type="float" office:value="72.5806">
            <text:p>72.5806</text:p>
          </table:table-cell>
          <table:table-cell office:value-type="float" office:value="14.919">
            <text:p>14.919</text:p>
          </table:table-cell>
          <table:table-cell/>
          <table:table-cell office:value-type="float" office:value="2.79353">
            <text:p>2.79353</text:p>
          </table:table-cell>
          <table:table-cell office:value-type="float" office:value="2.7401">
            <text:p>2.7401</text:p>
          </table:table-cell>
          <table:table-cell/>
          <table:table-cell office:value-type="float" office:value="2.69112">
            <text:p>2.69112</text:p>
          </table:table-cell>
          <table:table-cell office:value-type="float" office:value="0.401575">
            <text:p>0.401575</text:p>
          </table:table-cell>
          <table:table-cell office:value-type="float" office:value="0.99892">
            <text:p>0.99892</text:p>
          </table:table-cell>
          <table:table-cell office:value-type="float" office:value="0.0391052">
            <text:p>0.039105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2.5806">
            <text:p>72.5806</text:p>
          </table:table-cell>
          <table:table-cell office:value-type="float" office:value="15.6034">
            <text:p>15.6034</text:p>
          </table:table-cell>
          <table:table-cell office:value-type="float" office:value="0.842003">
            <text:p>0.842003</text:p>
          </table:table-cell>
          <table:table-cell office:value-type="float" office:value="1.65194">
            <text:p>1.65194</text:p>
          </table:table-cell>
          <table:table-cell office:value-type="float" office:value="1.00473">
            <text:p>1.00473</text:p>
          </table:table-cell>
          <table:table-cell office:value-type="float" office:value="78.3871">
            <text:p>78.3871</text:p>
          </table:table-cell>
          <table:table-cell office:value-type="float" office:value="15.1423">
            <text:p>15.1423</text:p>
          </table:table-cell>
          <table:table-cell/>
          <table:table-cell office:value-type="float" office:value="3.02531">
            <text:p>3.02531</text:p>
          </table:table-cell>
          <table:table-cell office:value-type="float" office:value="2.9845">
            <text:p>2.9845</text:p>
          </table:table-cell>
          <table:table-cell/>
          <table:table-cell office:value-type="float" office:value="3.00564">
            <text:p>3.00564</text:p>
          </table:table-cell>
          <table:table-cell office:value-type="float" office:value="0.445308">
            <text:p>0.445308</text:p>
          </table:table-cell>
          <table:table-cell office:value-type="float" office:value="1.11024">
            <text:p>1.11024</text:p>
          </table:table-cell>
          <table:table-cell office:value-type="float" office:value="0.0491887">
            <text:p>0.04918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8.3871">
            <text:p>78.3871</text:p>
          </table:table-cell>
          <table:table-cell office:value-type="float" office:value="15.8107">
            <text:p>15.8107</text:p>
          </table:table-cell>
          <table:table-cell office:value-type="float" office:value="0.83436">
            <text:p>0.83436</text:p>
          </table:table-cell>
          <table:table-cell office:value-type="float" office:value="1.56853">
            <text:p>1.56853</text:p>
          </table:table-cell>
          <table:table-cell office:value-type="float" office:value="0.983365">
            <text:p>0.983365</text:p>
          </table:table-cell>
          <table:table-cell office:value-type="float" office:value="84.1936">
            <text:p>84.1936</text:p>
            <draw:frame table:end-cell-address="Sheet1.J32" table:end-x="0.5217in" table:end-y="0.139in" draw:z-index="0" draw:style-name="gr1" svg:width="3.1492in" svg:height="2.7555in" svg:x="0.0398in" svg:y="0.0402in">
              <draw:object draw:notify-on-update-of-ranges="Sheet1.D4:Sheet1.D33 Sheet1.E4:Sheet1.E33 Sheet1.F4:Sheet1.F3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15.3461">
            <text:p>15.3461</text:p>
          </table:table-cell>
          <table:table-cell/>
          <table:table-cell office:value-type="float" office:value="3.27631">
            <text:p>3.27631</text:p>
          </table:table-cell>
          <table:table-cell office:value-type="float" office:value="3.18036">
            <text:p>3.18036</text:p>
          </table:table-cell>
          <table:table-cell/>
          <table:table-cell office:value-type="float" office:value="3.11583">
            <text:p>3.11583</text:p>
          </table:table-cell>
          <table:table-cell office:value-type="float" office:value="0.46063">
            <text:p>0.46063</text:p>
          </table:table-cell>
          <table:table-cell office:value-type="float" office:value="1.13843">
            <text:p>1.13843</text:p>
          </table:table-cell>
          <table:table-cell office:value-type="float" office:value="0.0527215">
            <text:p>0.052721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4.1936">
            <text:p>84.1936</text:p>
          </table:table-cell>
          <table:table-cell office:value-type="float" office:value="16.0037">
            <text:p>16.0037</text:p>
          </table:table-cell>
          <table:table-cell office:value-type="float" office:value="0.822789">
            <text:p>0.822789</text:p>
          </table:table-cell>
          <table:table-cell office:value-type="float" office:value="1.49845">
            <text:p>1.49845</text:p>
          </table:table-cell>
          <table:table-cell office:value-type="float" office:value="0.953552">
            <text:p>0.953552</text:p>
          </table:table-cell>
          <table:table-cell office:value-type="float" office:value="90">
            <text:p>90</text:p>
          </table:table-cell>
          <table:table-cell office:value-type="float" office:value="15.5189">
            <text:p>15.5189</text:p>
          </table:table-cell>
          <table:table-cell/>
          <table:table-cell office:value-type="float" office:value="3.51685">
            <text:p>3.51685</text:p>
          </table:table-cell>
          <table:table-cell office:value-type="float" office:value="3.47311">
            <text:p>3.47311</text:p>
          </table:table-cell>
          <table:table-cell/>
          <table:table-cell office:value-type="float" office:value="3.85976">
            <text:p>3.85976</text:p>
          </table:table-cell>
          <table:table-cell office:value-type="float" office:value="0.502169">
            <text:p>0.502169</text:p>
          </table:table-cell>
          <table:table-cell office:value-type="float" office:value="1.32874">
            <text:p>1.32874</text:p>
          </table:table-cell>
          <table:table-cell office:value-type="float" office:value="0.0765723">
            <text:p>0.076572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16.1929">
            <text:p>16.1929</text:p>
          </table:table-cell>
          <table:table-cell office:value-type="float" office:value="0.807879">
            <text:p>0.807879</text:p>
          </table:table-cell>
          <table:table-cell office:value-type="float" office:value="1.43663">
            <text:p>1.43663</text:p>
          </table:table-cell>
          <table:table-cell office:value-type="float" office:value="0.924162">
            <text:p>0.924162</text:p>
          </table:table-cell>
          <table:table-cell office:value-type="float" office:value="95.8064">
            <text:p>95.8064</text:p>
          </table:table-cell>
          <table:table-cell office:value-type="float" office:value="15.631">
            <text:p>15.631</text:p>
          </table:table-cell>
          <table:table-cell/>
          <table:table-cell office:value-type="float" office:value="3.77505">
            <text:p>3.77505</text:p>
          </table:table-cell>
          <table:table-cell office:value-type="float" office:value="3.71733">
            <text:p>3.71733</text:p>
          </table:table-cell>
          <table:table-cell/>
          <table:table-cell office:value-type="float" office:value="3.96193">
            <text:p>3.96193</text:p>
          </table:table-cell>
          <table:table-cell office:value-type="float" office:value="0.507874">
            <text:p>0.507874</text:p>
          </table:table-cell>
          <table:table-cell office:value-type="float" office:value="1.35836">
            <text:p>1.35836</text:p>
          </table:table-cell>
          <table:table-cell office:value-type="float" office:value="0.0798477">
            <text:p>0.079847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.8064">
            <text:p>95.8064</text:p>
          </table:table-cell>
          <table:table-cell office:value-type="float" office:value="16.3598">
            <text:p>16.3598</text:p>
          </table:table-cell>
          <table:table-cell office:value-type="float" office:value="0.791051">
            <text:p>0.791051</text:p>
          </table:table-cell>
          <table:table-cell office:value-type="float" office:value="1.38201">
            <text:p>1.38201</text:p>
          </table:table-cell>
          <table:table-cell office:value-type="float" office:value="0.897361">
            <text:p>0.897361</text:p>
          </table:table-cell>
          <table:table-cell office:value-type="float" office:value="101.613">
            <text:p>101.613</text:p>
          </table:table-cell>
          <table:table-cell office:value-type="float" office:value="15.8072">
            <text:p>15.8072</text:p>
          </table:table-cell>
          <table:table-cell/>
          <table:table-cell office:value-type="float" office:value="4.08826">
            <text:p>4.08826</text:p>
          </table:table-cell>
          <table:table-cell office:value-type="float" office:value="3.96173">
            <text:p>3.96173</text:p>
          </table:table-cell>
          <table:table-cell/>
          <table:table-cell office:value-type="float" office:value="4.52701">
            <text:p>4.52701</text:p>
          </table:table-cell>
          <table:table-cell office:value-type="float" office:value="0.561024">
            <text:p>0.561024</text:p>
          </table:table-cell>
          <table:table-cell office:value-type="float" office:value="1.52219">
            <text:p>1.52219</text:p>
          </table:table-cell>
          <table:table-cell office:value-type="float" office:value="0.0979643">
            <text:p>0.097964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1.613">
            <text:p>101.613</text:p>
          </table:table-cell>
          <table:table-cell office:value-type="float" office:value="16.5129">
            <text:p>16.5129</text:p>
          </table:table-cell>
          <table:table-cell office:value-type="float" office:value="0.773007">
            <text:p>0.773007</text:p>
          </table:table-cell>
          <table:table-cell office:value-type="float" office:value="1.33253">
            <text:p>1.33253</text:p>
          </table:table-cell>
          <table:table-cell office:value-type="float" office:value="0.868436">
            <text:p>0.868436</text:p>
          </table:table-cell>
          <table:table-cell office:value-type="float" office:value="107.419">
            <text:p>107.419</text:p>
          </table:table-cell>
          <table:table-cell office:value-type="float" office:value="15.9567">
            <text:p>15.9567</text:p>
          </table:table-cell>
          <table:table-cell/>
          <table:table-cell office:value-type="float" office:value="4.38842">
            <text:p>4.38842</text:p>
          </table:table-cell>
          <table:table-cell office:value-type="float" office:value="4.25448">
            <text:p>4.25448</text:p>
          </table:table-cell>
          <table:table-cell/>
          <table:table-cell office:value-type="float" office:value="4.57269">
            <text:p>4.57269</text:p>
          </table:table-cell>
          <table:table-cell office:value-type="float" office:value="0.563574">
            <text:p>0.563574</text:p>
          </table:table-cell>
          <table:table-cell office:value-type="float" office:value="1.53543">
            <text:p>1.53543</text:p>
          </table:table-cell>
          <table:table-cell office:value-type="float" office:value="0.0994289">
            <text:p>0.099428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7.419">
            <text:p>107.419</text:p>
          </table:table-cell>
          <table:table-cell office:value-type="float" office:value="16.6488">
            <text:p>16.6488</text:p>
          </table:table-cell>
          <table:table-cell office:value-type="float" office:value="0.755925">
            <text:p>0.755925</text:p>
          </table:table-cell>
          <table:table-cell office:value-type="float" office:value="1.28238">
            <text:p>1.28238</text:p>
          </table:table-cell>
          <table:table-cell office:value-type="float" office:value="0.83769">
            <text:p>0.83769</text:p>
          </table:table-cell>
          <table:table-cell office:value-type="float" office:value="113.226">
            <text:p>113.226</text:p>
          </table:table-cell>
          <table:table-cell office:value-type="float" office:value="16.0949">
            <text:p>16.0949</text:p>
          </table:table-cell>
          <table:table-cell/>
          <table:table-cell office:value-type="float" office:value="4.71061">
            <text:p>4.71061</text:p>
          </table:table-cell>
          <table:table-cell office:value-type="float" office:value="4.54724">
            <text:p>4.54724</text:p>
          </table:table-cell>
          <table:table-cell/>
          <table:table-cell office:value-type="float" office:value="4.78698">
            <text:p>4.78698</text:p>
          </table:table-cell>
          <table:table-cell office:value-type="float" office:value="0.57554">
            <text:p>0.57554</text:p>
          </table:table-cell>
          <table:table-cell office:value-type="float" office:value="1.58879">
            <text:p>1.58879</text:p>
          </table:table-cell>
          <table:table-cell office:value-type="float" office:value="0.106299">
            <text:p>0.10629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3.226">
            <text:p>113.226</text:p>
          </table:table-cell>
          <table:table-cell office:value-type="float" office:value="16.8013">
            <text:p>16.8013</text:p>
          </table:table-cell>
          <table:table-cell office:value-type="float" office:value="0.740386">
            <text:p>0.740386</text:p>
          </table:table-cell>
          <table:table-cell office:value-type="float" office:value="1.22888">
            <text:p>1.22888</text:p>
          </table:table-cell>
          <table:table-cell office:value-type="float" office:value="0.810424">
            <text:p>0.810424</text:p>
          </table:table-cell>
          <table:table-cell office:value-type="float" office:value="119.032">
            <text:p>119.032</text:p>
          </table:table-cell>
          <table:table-cell office:value-type="float" office:value="16.2097">
            <text:p>16.2097</text:p>
          </table:table-cell>
          <table:table-cell/>
          <table:table-cell office:value-type="float" office:value="5.01187">
            <text:p>5.01187</text:p>
          </table:table-cell>
          <table:table-cell office:value-type="float" office:value="4.83981">
            <text:p>4.83981</text:p>
          </table:table-cell>
          <table:table-cell/>
          <table:table-cell office:value-type="float" office:value="5.28423">
            <text:p>5.28423</text:p>
          </table:table-cell>
          <table:table-cell office:value-type="float" office:value="0.603305">
            <text:p>0.603305</text:p>
          </table:table-cell>
          <table:table-cell office:value-type="float" office:value="1.7126">
            <text:p>1.7126</text:p>
          </table:table-cell>
          <table:table-cell office:value-type="float" office:value="0.12367">
            <text:p>0.1236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9.032">
            <text:p>119.032</text:p>
          </table:table-cell>
          <table:table-cell office:value-type="float" office:value="16.9392">
            <text:p>16.9392</text:p>
          </table:table-cell>
          <table:table-cell office:value-type="float" office:value="0.725565">
            <text:p>0.725565</text:p>
          </table:table-cell>
          <table:table-cell office:value-type="float" office:value="1.17556">
            <text:p>1.17556</text:p>
          </table:table-cell>
          <table:table-cell office:value-type="float" office:value="0.786117">
            <text:p>0.786117</text:p>
          </table:table-cell>
          <table:table-cell office:value-type="float" office:value="124.839">
            <text:p>124.839</text:p>
          </table:table-cell>
          <table:table-cell office:value-type="float" office:value="16.3182">
            <text:p>16.3182</text:p>
          </table:table-cell>
          <table:table-cell/>
          <table:table-cell office:value-type="float" office:value="5.37984">
            <text:p>5.37984</text:p>
          </table:table-cell>
          <table:table-cell office:value-type="float" office:value="5.13256">
            <text:p>5.13256</text:p>
          </table:table-cell>
          <table:table-cell/>
          <table:table-cell office:value-type="float" office:value="5.3731">
            <text:p>5.3731</text:p>
          </table:table-cell>
          <table:table-cell office:value-type="float" office:value="0.608268">
            <text:p>0.608268</text:p>
          </table:table-cell>
          <table:table-cell office:value-type="float" office:value="1.72594">
            <text:p>1.72594</text:p>
          </table:table-cell>
          <table:table-cell office:value-type="float" office:value="0.126774">
            <text:p>0.12677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4.839">
            <text:p>124.839</text:p>
          </table:table-cell>
          <table:table-cell office:value-type="float" office:value="17.0769">
            <text:p>17.0769</text:p>
          </table:table-cell>
          <table:table-cell office:value-type="float" office:value="0.710388">
            <text:p>0.710388</text:p>
          </table:table-cell>
          <table:table-cell office:value-type="float" office:value="1.12456">
            <text:p>1.12456</text:p>
          </table:table-cell>
          <table:table-cell office:value-type="float" office:value="0.763639">
            <text:p>0.763639</text:p>
          </table:table-cell>
          <table:table-cell office:value-type="float" office:value="130.645">
            <text:p>130.645</text:p>
          </table:table-cell>
          <table:table-cell office:value-type="float" office:value="16.4239">
            <text:p>16.4239</text:p>
          </table:table-cell>
          <table:table-cell/>
          <table:table-cell office:value-type="float" office:value="5.7239">
            <text:p>5.7239</text:p>
          </table:table-cell>
          <table:table-cell office:value-type="float" office:value="5.47367">
            <text:p>5.47367</text:p>
          </table:table-cell>
          <table:table-cell/>
          <table:table-cell office:value-type="float" office:value="5.99245">
            <text:p>5.99245</text:p>
          </table:table-cell>
          <table:table-cell office:value-type="float" office:value="0.654912">
            <text:p>0.654912</text:p>
          </table:table-cell>
          <table:table-cell office:value-type="float" office:value="1.8189">
            <text:p>1.8189</text:p>
          </table:table-cell>
          <table:table-cell office:value-type="float" office:value="0.14841">
            <text:p>0.1484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0.645">
            <text:p>130.645</text:p>
          </table:table-cell>
          <table:table-cell office:value-type="float" office:value="17.2053">
            <text:p>17.2053</text:p>
          </table:table-cell>
          <table:table-cell office:value-type="float" office:value="0.695373">
            <text:p>0.695373</text:p>
          </table:table-cell>
          <table:table-cell office:value-type="float" office:value="1.07452">
            <text:p>1.07452</text:p>
          </table:table-cell>
          <table:table-cell office:value-type="float" office:value="0.741675">
            <text:p>0.741675</text:p>
          </table:table-cell>
          <table:table-cell office:value-type="float" office:value="136.452">
            <text:p>136.452</text:p>
          </table:table-cell>
          <table:table-cell office:value-type="float" office:value="16.51">
            <text:p>16.51</text:p>
          </table:table-cell>
          <table:table-cell/>
          <table:table-cell office:value-type="float" office:value="6.08997">
            <text:p>6.08997</text:p>
          </table:table-cell>
          <table:table-cell office:value-type="float" office:value="5.76624">
            <text:p>5.76624</text:p>
          </table:table-cell>
          <table:table-cell/>
          <table:table-cell office:value-type="float" office:value="6.07883">
            <text:p>6.07883</text:p>
          </table:table-cell>
          <table:table-cell office:value-type="float" office:value="0.661417">
            <text:p>0.661417</text:p>
          </table:table-cell>
          <table:table-cell office:value-type="float" office:value="1.84482">
            <text:p>1.84482</text:p>
          </table:table-cell>
          <table:table-cell office:value-type="float" office:value="0.151427">
            <text:p>0.15142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6.452">
            <text:p>136.452</text:p>
          </table:table-cell>
          <table:table-cell office:value-type="float" office:value="17.3135">
            <text:p>17.3135</text:p>
          </table:table-cell>
          <table:table-cell office:value-type="float" office:value="0.681195">
            <text:p>0.681195</text:p>
          </table:table-cell>
          <table:table-cell office:value-type="float" office:value="1.02361">
            <text:p>1.02361</text:p>
          </table:table-cell>
          <table:table-cell office:value-type="float" office:value="0.720747">
            <text:p>0.720747</text:p>
          </table:table-cell>
          <table:table-cell office:value-type="float" office:value="142.258">
            <text:p>142.258</text:p>
          </table:table-cell>
          <table:table-cell office:value-type="float" office:value="16.579">
            <text:p>16.579</text:p>
          </table:table-cell>
          <table:table-cell/>
          <table:table-cell office:value-type="float" office:value="6.53709">
            <text:p>6.53709</text:p>
          </table:table-cell>
          <table:table-cell office:value-type="float" office:value="6.10754">
            <text:p>6.10754</text:p>
          </table:table-cell>
          <table:table-cell/>
          <table:table-cell office:value-type="float" office:value="6.56306">
            <text:p>6.56306</text:p>
          </table:table-cell>
          <table:table-cell office:value-type="float" office:value="0.68171">
            <text:p>0.68171</text:p>
          </table:table-cell>
          <table:table-cell office:value-type="float" office:value="1.99016">
            <text:p>1.99016</text:p>
          </table:table-cell>
          <table:table-cell office:value-type="float" office:value="0.168343">
            <text:p>0.16834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2.258">
            <text:p>142.258</text:p>
          </table:table-cell>
          <table:table-cell office:value-type="float" office:value="17.3983">
            <text:p>17.3983</text:p>
          </table:table-cell>
          <table:table-cell office:value-type="float" office:value="0.668902">
            <text:p>0.668902</text:p>
          </table:table-cell>
          <table:table-cell office:value-type="float" office:value="0.974615">
            <text:p>0.974615</text:p>
          </table:table-cell>
          <table:table-cell office:value-type="float" office:value="0.698528">
            <text:p>0.698528</text:p>
          </table:table-cell>
          <table:table-cell office:value-type="float" office:value="148.065">
            <text:p>148.065</text:p>
          </table:table-cell>
          <table:table-cell office:value-type="float" office:value="16.6303">
            <text:p>16.6303</text:p>
          </table:table-cell>
          <table:table-cell/>
          <table:table-cell office:value-type="float" office:value="6.95517">
            <text:p>6.95517</text:p>
          </table:table-cell>
          <table:table-cell office:value-type="float" office:value="6.44866">
            <text:p>6.44866</text:p>
          </table:table-cell>
          <table:table-cell/>
          <table:table-cell office:value-type="float" office:value="7.0653">
            <text:p>7.0653</text:p>
          </table:table-cell>
          <table:table-cell office:value-type="float" office:value="0.702756">
            <text:p>0.702756</text:p>
          </table:table-cell>
          <table:table-cell office:value-type="float" office:value="2.10283">
            <text:p>2.10283</text:p>
          </table:table-cell>
          <table:table-cell office:value-type="float" office:value="0.185887">
            <text:p>0.18588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48.065">
            <text:p>148.065</text:p>
          </table:table-cell>
          <table:table-cell office:value-type="float" office:value="17.4657">
            <text:p>17.4657</text:p>
          </table:table-cell>
          <table:table-cell office:value-type="float" office:value="0.658089">
            <text:p>0.658089</text:p>
          </table:table-cell>
          <table:table-cell office:value-type="float" office:value="0.93145">
            <text:p>0.93145</text:p>
          </table:table-cell>
          <table:table-cell office:value-type="float" office:value="0.676713">
            <text:p>0.676713</text:p>
          </table:table-cell>
          <table:table-cell office:value-type="float" office:value="153.871">
            <text:p>153.871</text:p>
          </table:table-cell>
          <table:table-cell office:value-type="float" office:value="16.699">
            <text:p>16.699</text:p>
          </table:table-cell>
          <table:table-cell/>
          <table:table-cell office:value-type="float" office:value="7.39998">
            <text:p>7.39998</text:p>
          </table:table-cell>
          <table:table-cell office:value-type="float" office:value="6.78977">
            <text:p>6.78977</text:p>
          </table:table-cell>
          <table:table-cell/>
          <table:table-cell office:value-type="float" office:value="7.27377">
            <text:p>7.27377</text:p>
          </table:table-cell>
          <table:table-cell office:value-type="float" office:value="0.715848">
            <text:p>0.715848</text:p>
          </table:table-cell>
          <table:table-cell office:value-type="float" office:value="2.14961">
            <text:p>2.14961</text:p>
          </table:table-cell>
          <table:table-cell office:value-type="float" office:value="0.19317">
            <text:p>0.1931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3.871">
            <text:p>153.871</text:p>
          </table:table-cell>
          <table:table-cell office:value-type="float" office:value="17.5189">
            <text:p>17.5189</text:p>
          </table:table-cell>
          <table:table-cell office:value-type="float" office:value="0.649067">
            <text:p>0.649067</text:p>
          </table:table-cell>
          <table:table-cell office:value-type="float" office:value="0.89544">
            <text:p>0.89544</text:p>
          </table:table-cell>
          <table:table-cell office:value-type="float" office:value="0.658127">
            <text:p>0.658127</text:p>
          </table:table-cell>
          <table:table-cell office:value-type="float" office:value="159.677">
            <text:p>159.677</text:p>
          </table:table-cell>
          <table:table-cell office:value-type="float" office:value="16.7675">
            <text:p>16.7675</text:p>
          </table:table-cell>
          <table:table-cell/>
          <table:table-cell office:value-type="float" office:value="7.87325">
            <text:p>7.87325</text:p>
          </table:table-cell>
          <table:table-cell office:value-type="float" office:value="7.13088">
            <text:p>7.13088</text:p>
          </table:table-cell>
          <table:table-cell/>
          <table:table-cell office:value-type="float" office:value="7.91167">
            <text:p>7.91167</text:p>
          </table:table-cell>
          <table:table-cell office:value-type="float" office:value="0.755906">
            <text:p>0.755906</text:p>
          </table:table-cell>
          <table:table-cell office:value-type="float" office:value="2.24535">
            <text:p>2.24535</text:p>
          </table:table-cell>
          <table:table-cell office:value-type="float" office:value="0.215453">
            <text:p>0.21545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59.677">
            <text:p>159.677</text:p>
          </table:table-cell>
          <table:table-cell office:value-type="float" office:value="17.5518">
            <text:p>17.5518</text:p>
          </table:table-cell>
          <table:table-cell office:value-type="float" office:value="0.641617">
            <text:p>0.641617</text:p>
          </table:table-cell>
          <table:table-cell office:value-type="float" office:value="0.86522">
            <text:p>0.86522</text:p>
          </table:table-cell>
          <table:table-cell office:value-type="float" office:value="0.643751">
            <text:p>0.643751</text:p>
          </table:table-cell>
          <table:table-cell office:value-type="float" office:value="165.484">
            <text:p>165.484</text:p>
          </table:table-cell>
          <table:table-cell office:value-type="float" office:value="16.8109">
            <text:p>16.8109</text:p>
          </table:table-cell>
          <table:table-cell/>
          <table:table-cell office:value-type="float" office:value="8.37678">
            <text:p>8.37678</text:p>
          </table:table-cell>
          <table:table-cell office:value-type="float" office:value="7.47199">
            <text:p>7.47199</text:p>
          </table:table-cell>
          <table:table-cell/>
          <table:table-cell office:value-type="float" office:value="7.98199">
            <text:p>7.98199</text:p>
          </table:table-cell>
          <table:table-cell office:value-type="float" office:value="0.758012">
            <text:p>0.758012</text:p>
          </table:table-cell>
          <table:table-cell office:value-type="float" office:value="2.25591">
            <text:p>2.25591</text:p>
          </table:table-cell>
          <table:table-cell office:value-type="float" office:value="0.21791">
            <text:p>0.2179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5.484">
            <text:p>165.484</text:p>
          </table:table-cell>
          <table:table-cell office:value-type="float" office:value="17.5941">
            <text:p>17.5941</text:p>
          </table:table-cell>
          <table:table-cell office:value-type="float" office:value="0.635414">
            <text:p>0.635414</text:p>
          </table:table-cell>
          <table:table-cell office:value-type="float" office:value="0.839498">
            <text:p>0.839498</text:p>
          </table:table-cell>
          <table:table-cell office:value-type="float" office:value="0.634458">
            <text:p>0.634458</text:p>
          </table:table-cell>
          <table:table-cell office:value-type="float" office:value="171.29">
            <text:p>171.29</text:p>
          </table:table-cell>
          <table:table-cell office:value-type="float" office:value="16.84">
            <text:p>16.84</text:p>
          </table:table-cell>
          <table:table-cell/>
          <table:table-cell office:value-type="float" office:value="8.91251">
            <text:p>8.91251</text:p>
          </table:table-cell>
          <table:table-cell office:value-type="float" office:value="7.81311">
            <text:p>7.81311</text:p>
          </table:table-cell>
          <table:table-cell/>
          <table:table-cell office:value-type="float" office:value="8.16805">
            <text:p>8.16805</text:p>
          </table:table-cell>
          <table:table-cell office:value-type="float" office:value="0.763584">
            <text:p>0.763584</text:p>
          </table:table-cell>
          <table:table-cell office:value-type="float" office:value="2.27479">
            <text:p>2.27479</text:p>
          </table:table-cell>
          <table:table-cell office:value-type="float" office:value="0.224409">
            <text:p>0.22440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71.29">
            <text:p>171.29</text:p>
          </table:table-cell>
          <table:table-cell office:value-type="float" office:value="17.6229">
            <text:p>17.6229</text:p>
          </table:table-cell>
          <table:table-cell office:value-type="float" office:value="0.63074">
            <text:p>0.63074</text:p>
          </table:table-cell>
          <table:table-cell office:value-type="float" office:value="0.822508">
            <text:p>0.822508</text:p>
          </table:table-cell>
          <table:table-cell office:value-type="float" office:value="0.630383">
            <text:p>0.630383</text:p>
          </table:table-cell>
          <table:table-cell office:value-type="float" office:value="177.097">
            <text:p>177.097</text:p>
          </table:table-cell>
          <table:table-cell office:value-type="float" office:value="16.8543">
            <text:p>16.8543</text:p>
          </table:table-cell>
          <table:table-cell/>
          <table:table-cell office:value-type="float" office:value="9.4825">
            <text:p>9.4825</text:p>
          </table:table-cell>
          <table:table-cell office:value-type="float" office:value="8.15422">
            <text:p>8.15422</text:p>
          </table:table-cell>
          <table:table-cell/>
          <table:table-cell office:value-type="float" office:value="8.89758">
            <text:p>8.89758</text:p>
          </table:table-cell>
          <table:table-cell office:value-type="float" office:value="0.785433">
            <text:p>0.785433</text:p>
          </table:table-cell>
          <table:table-cell office:value-type="float" office:value="2.34883">
            <text:p>2.34883</text:p>
          </table:table-cell>
          <table:table-cell office:value-type="float" office:value="0.249673">
            <text:p>0.24967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77.097">
            <text:p>177.097</text:p>
          </table:table-cell>
          <table:table-cell office:value-type="float" office:value="17.6376">
            <text:p>17.6376</text:p>
          </table:table-cell>
          <table:table-cell office:value-type="float" office:value="0.627669">
            <text:p>0.627669</text:p>
          </table:table-cell>
          <table:table-cell office:value-type="float" office:value="0.815728">
            <text:p>0.815728</text:p>
          </table:table-cell>
          <table:table-cell office:value-type="float" office:value="0.631763">
            <text:p>0.631763</text:p>
          </table:table-cell>
          <table:table-cell table:number-columns-repeated="3"/>
          <table:table-cell office:value-type="float" office:value="10.089">
            <text:p>10.089</text:p>
          </table:table-cell>
          <table:table-cell office:value-type="float" office:value="8.54388">
            <text:p>8.54388</text:p>
          </table:table-cell>
          <table:table-cell/>
          <table:table-cell office:value-type="float" office:value="8.97123">
            <text:p>8.97123</text:p>
          </table:table-cell>
          <table:table-cell office:value-type="float" office:value="0.788519">
            <text:p>0.788519</text:p>
          </table:table-cell>
          <table:table-cell office:value-type="float" office:value="2.3563">
            <text:p>2.3563</text:p>
          </table:table-cell>
          <table:table-cell office:value-type="float" office:value="0.252223">
            <text:p>0.25222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style-name="ce1" office:value-type="float" office:value="0.0000000311589">
            <text:p>3.12E-008</text:p>
          </table:table-cell>
          <table:table-cell table:style-name="ce1" office:value-type="float" office:value="4.39557E-039">
            <text:p>4.40E-039</text:p>
          </table:table-cell>
          <table:table-cell table:style-name="ce1" office:value-type="float" office:value="-7.28904E+017">
            <text:p>-7.29E+017</text:p>
          </table:table-cell>
          <table:table-cell table:style-name="ce1" office:value-type="float" office:value="0.000000031136">
            <text:p>3.11E-008</text:p>
          </table:table-cell>
          <table:table-cell table:number-columns-repeated="3"/>
          <table:table-cell office:value-type="float" office:value="10.6395">
            <text:p>10.6395</text:p>
          </table:table-cell>
          <table:table-cell office:value-type="float" office:value="8.8848">
            <text:p>8.8848</text:p>
          </table:table-cell>
          <table:table-cell/>
          <table:table-cell office:value-type="float" office:value="9.67862">
            <text:p>9.67862</text:p>
          </table:table-cell>
          <table:table-cell office:value-type="float" office:value="0.818163">
            <text:p>0.818163</text:p>
          </table:table-cell>
          <table:table-cell office:value-type="float" office:value="2.44488">
            <text:p>2.44488</text:p>
          </table:table-cell>
          <table:table-cell office:value-type="float" office:value="0.27672">
            <text:p>0.2767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style-name="ce1" office:value-type="float" office:value="4.59163E-041">
            <text:p>4.59E-041</text:p>
          </table:table-cell>
          <table:table-cell office:value-type="float" office:value="0">
            <text:p>0</text:p>
          </table:table-cell>
          <table:table-cell table:style-name="ce1" office:value-type="float" office:value="4.58295E-041">
            <text:p>4.58E-041</text:p>
          </table:table-cell>
          <table:table-cell table:style-name="ce1" office:value-type="float" office:value="4.59163E-041">
            <text:p>4.59E-041</text:p>
          </table:table-cell>
          <table:table-cell table:number-columns-repeated="3"/>
          <table:table-cell office:value-type="float" office:value="11.4207">
            <text:p>11.4207</text:p>
          </table:table-cell>
          <table:table-cell office:value-type="float" office:value="9.2261">
            <text:p>9.2261</text:p>
          </table:table-cell>
          <table:table-cell/>
          <table:table-cell office:value-type="float" office:value="10.025">
            <text:p>10.025</text:p>
          </table:table-cell>
          <table:table-cell office:value-type="float" office:value="0.832677">
            <text:p>0.832677</text:p>
          </table:table-cell>
          <table:table-cell office:value-type="float" office:value="2.47385">
            <text:p>2.47385</text:p>
          </table:table-cell>
          <table:table-cell office:value-type="float" office:value="0.288714">
            <text:p>0.28871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1" office:value-type="float" office:value="5.88576E-039">
            <text:p>5.89E-039</text:p>
          </table:table-cell>
          <table:table-cell table:style-name="ce1" office:value-type="float" office:value="-4.84547E+017">
            <text:p>-4.85E+017</text:p>
          </table:table-cell>
          <table:table-cell table:style-name="ce1" office:value-type="float" office:value="-5.7349E+017">
            <text:p>-5.73E+017</text:p>
          </table:table-cell>
          <table:table-cell table:style-name="ce1" office:value-type="float" office:value="-4.71239E+017">
            <text:p>-4.71E+017</text:p>
          </table:table-cell>
          <table:table-cell table:style-name="ce1" office:value-type="float" office:value="-7.28845E+017">
            <text:p>-7.29E+017</text:p>
          </table:table-cell>
          <table:table-cell table:number-columns-repeated="3"/>
          <table:table-cell office:value-type="float" office:value="12.044">
            <text:p>12.044</text:p>
          </table:table-cell>
          <table:table-cell office:value-type="float" office:value="9.56703">
            <text:p>9.56703</text:p>
          </table:table-cell>
          <table:table-cell/>
          <table:table-cell office:value-type="float" office:value="10.8082">
            <text:p>10.8082</text:p>
          </table:table-cell>
          <table:table-cell office:value-type="float" office:value="0.857306">
            <text:p>0.857306</text:p>
          </table:table-cell>
          <table:table-cell office:value-type="float" office:value="2.53937">
            <text:p>2.53937</text:p>
          </table:table-cell>
          <table:table-cell office:value-type="float" office:value="0.315838">
            <text:p>0.31583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style-name="ce1" office:value-type="float" office:value="4.58295E-041">
            <text:p>4.58E-041</text:p>
          </table:table-cell>
          <table:table-cell table:style-name="ce1" office:value-type="float" office:value="4.58295E-041">
            <text:p>4.58E-041</text:p>
          </table:table-cell>
          <table:table-cell table:style-name="ce1" office:value-type="float" office:value="4.58295E-041">
            <text:p>4.58E-041</text:p>
          </table:table-cell>
          <table:table-cell table:style-name="ce1" office:value-type="float" office:value="4.58295E-041">
            <text:p>4.58E-041</text:p>
          </table:table-cell>
          <table:table-cell table:number-columns-repeated="3"/>
          <table:table-cell office:value-type="float" office:value="12.8142">
            <text:p>12.8142</text:p>
          </table:table-cell>
          <table:table-cell office:value-type="float" office:value="9.90814">
            <text:p>9.90814</text:p>
          </table:table-cell>
          <table:table-cell/>
          <table:table-cell office:value-type="float" office:value="11.1518">
            <text:p>11.1518</text:p>
          </table:table-cell>
          <table:table-cell office:value-type="float" office:value="0.86811">
            <text:p>0.86811</text:p>
          </table:table-cell>
          <table:table-cell office:value-type="float" office:value="2.56334">
            <text:p>2.56334</text:p>
          </table:table-cell>
          <table:table-cell office:value-type="float" office:value="0.327736">
            <text:p>0.32773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style-name="ce1" office:value-type="float" office:value="-72580600">
            <text:p>-7.26E+007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13.6338">
            <text:p>13.6338</text:p>
          </table:table-cell>
          <table:table-cell office:value-type="float" office:value="10.2978">
            <text:p>10.2978</text:p>
          </table:table-cell>
          <table:table-cell/>
          <table:table-cell office:value-type="float" office:value="11.4082">
            <text:p>11.4082</text:p>
          </table:table-cell>
          <table:table-cell office:value-type="float" office:value="0.875277">
            <text:p>0.875277</text:p>
          </table:table-cell>
          <table:table-cell office:value-type="float" office:value="2.58122">
            <text:p>2.58122</text:p>
          </table:table-cell>
          <table:table-cell office:value-type="float" office:value="0.336614">
            <text:p>0.33661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.90323">
            <text:p>2.90323</text:p>
          </table:table-cell>
          <table:table-cell office:value-type="float" office:value="2.17915">
            <text:p>2.17915</text:p>
          </table:table-cell>
          <table:table-cell office:value-type="float" office:value="0.0433354">
            <text:p>0.0433354</text:p>
          </table:table-cell>
          <table:table-cell office:value-type="float" office:value="0.8714">
            <text:p>0.8714</text:p>
          </table:table-cell>
          <table:table-cell table:number-columns-repeated="3"/>
          <table:table-cell office:value-type="float" office:value="13.6338">
            <text:p>13.6338</text:p>
          </table:table-cell>
          <table:table-cell office:value-type="float" office:value="10.2978">
            <text:p>10.2978</text:p>
          </table:table-cell>
          <table:table-cell/>
          <table:table-cell office:value-type="float" office:value="11.6549">
            <text:p>11.6549</text:p>
          </table:table-cell>
          <table:table-cell office:value-type="float" office:value="0.882174">
            <text:p>0.882174</text:p>
          </table:table-cell>
          <table:table-cell office:value-type="float" office:value="2.59843">
            <text:p>2.59843</text:p>
          </table:table-cell>
          <table:table-cell office:value-type="float" office:value="0.344259">
            <text:p>0.34425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8.70968">
            <text:p>8.70968</text:p>
          </table:table-cell>
          <table:table-cell office:value-type="float" office:value="6.06922">
            <text:p>6.06922</text:p>
          </table:table-cell>
          <table:table-cell office:value-type="float" office:value="0.202792">
            <text:p>0.202792</text:p>
          </table:table-cell>
          <table:table-cell office:value-type="float" office:value="2.16404">
            <text:p>2.16404</text:p>
          </table:table-cell>
          <table:table-cell table:number-columns-repeated="3"/>
          <table:table-cell office:value-type="float" office:value="13.6338">
            <text:p>13.6338</text:p>
          </table:table-cell>
          <table:table-cell office:value-type="float" office:value="10.2978">
            <text:p>10.2978</text:p>
          </table:table-cell>
          <table:table-cell/>
          <table:table-cell office:value-type="float" office:value="12.4193">
            <text:p>12.4193</text:p>
          </table:table-cell>
          <table:table-cell office:value-type="float" office:value="0.903543">
            <text:p>0.903543</text:p>
          </table:table-cell>
          <table:table-cell office:value-type="float" office:value="2.61766">
            <text:p>2.61766</text:p>
          </table:table-cell>
          <table:table-cell office:value-type="float" office:value="0.367948">
            <text:p>0.36794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.73019">
            <text:p>2.73019</text:p>
          </table:table-cell>
          <table:table-cell office:value-type="float" office:value="14.5161">
            <text:p>14.5161</text:p>
          </table:table-cell>
          <table:table-cell office:value-type="float" office:value="8.83395">
            <text:p>8.83395</text:p>
          </table:table-cell>
          <table:table-cell office:value-type="float" office:value="0.36042">
            <text:p>0.36042</text:p>
          </table:table-cell>
          <table:table-cell office:value-type="float" office:value="2.73019">
            <text:p>2.73019</text:p>
          </table:table-cell>
          <table:table-cell table:number-columns-repeated="3"/>
          <table:table-cell office:value-type="float" office:value="14.5057">
            <text:p>14.5057</text:p>
          </table:table-cell>
          <table:table-cell office:value-type="float" office:value="10.5904">
            <text:p>10.5904</text:p>
          </table:table-cell>
          <table:table-cell/>
          <table:table-cell office:value-type="float" office:value="13.063">
            <text:p>13.063</text:p>
          </table:table-cell>
          <table:table-cell office:value-type="float" office:value="0.915545">
            <text:p>0.915545</text:p>
          </table:table-cell>
          <table:table-cell office:value-type="float" office:value="2.63386">
            <text:p>2.63386</text:p>
          </table:table-cell>
          <table:table-cell office:value-type="float" office:value="0.387896">
            <text:p>0.38789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478607">
            <text:p>0.478607</text:p>
          </table:table-cell>
          <table:table-cell office:value-type="float" office:value="20.3226">
            <text:p>20.3226</text:p>
          </table:table-cell>
          <table:table-cell office:value-type="float" office:value="10.6183">
            <text:p>10.6183</text:p>
          </table:table-cell>
          <table:table-cell office:value-type="float" office:value="0.478607">
            <text:p>0.478607</text:p>
          </table:table-cell>
          <table:table-cell office:value-type="float" office:value="2.83852">
            <text:p>2.83852</text:p>
          </table:table-cell>
          <table:table-cell table:number-columns-repeated="3"/>
          <table:table-cell office:value-type="float" office:value="14.5057">
            <text:p>14.5057</text:p>
          </table:table-cell>
          <table:table-cell office:value-type="float" office:value="10.5904">
            <text:p>10.5904</text:p>
          </table:table-cell>
          <table:table-cell/>
          <table:table-cell office:value-type="float" office:value="13.6862">
            <text:p>13.6862</text:p>
          </table:table-cell>
          <table:table-cell office:value-type="float" office:value="0.927165">
            <text:p>0.927165</text:p>
          </table:table-cell>
          <table:table-cell office:value-type="float" office:value="2.63967">
            <text:p>2.63967</text:p>
          </table:table-cell>
          <table:table-cell office:value-type="float" office:value="0.40721">
            <text:p>0.4072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1.8654">
            <text:p>11.8654</text:p>
          </table:table-cell>
          <table:table-cell office:value-type="float" office:value="26.129">
            <text:p>26.129</text:p>
          </table:table-cell>
          <table:table-cell office:value-type="float" office:value="11.8654">
            <text:p>11.8654</text:p>
          </table:table-cell>
          <table:table-cell office:value-type="float" office:value="0.581348">
            <text:p>0.581348</text:p>
          </table:table-cell>
          <table:table-cell office:value-type="float" office:value="2.76338">
            <text:p>2.76338</text:p>
          </table:table-cell>
          <table:table-cell table:number-columns-repeated="3"/>
          <table:table-cell office:value-type="float" office:value="14.5057">
            <text:p>14.5057</text:p>
          </table:table-cell>
          <table:table-cell office:value-type="float" office:value="10.5904">
            <text:p>10.5904</text:p>
          </table:table-cell>
          <table:table-cell/>
          <table:table-cell office:value-type="float" office:value="14.3294">
            <text:p>14.3294</text:p>
          </table:table-cell>
          <table:table-cell office:value-type="float" office:value="0.945145">
            <text:p>0.945145</text:p>
          </table:table-cell>
          <table:table-cell office:value-type="float" office:value="2.64567">
            <text:p>2.64567</text:p>
          </table:table-cell>
          <table:table-cell office:value-type="float" office:value="0.427141">
            <text:p>0.42714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31.9355">
            <text:p>31.9355</text:p>
          </table:table-cell>
          <table:table-cell office:value-type="float" office:value="12.7711">
            <text:p>12.7711</text:p>
          </table:table-cell>
          <table:table-cell office:value-type="float" office:value="0.65845">
            <text:p>0.65845</text:p>
          </table:table-cell>
          <table:table-cell office:value-type="float" office:value="2.61368">
            <text:p>2.61368</text:p>
          </table:table-cell>
          <table:table-cell table:number-columns-repeated="3"/>
          <table:table-cell office:value-type="float" office:value="14.5057">
            <text:p>14.5057</text:p>
          </table:table-cell>
          <table:table-cell office:value-type="float" office:value="10.5904">
            <text:p>10.5904</text:p>
          </table:table-cell>
          <table:table-cell/>
          <table:table-cell office:value-type="float" office:value="14.6478">
            <text:p>14.6478</text:p>
          </table:table-cell>
          <table:table-cell office:value-type="float" office:value="0.954046">
            <text:p>0.954046</text:p>
          </table:table-cell>
          <table:table-cell office:value-type="float" office:value="2.64567">
            <text:p>2.64567</text:p>
          </table:table-cell>
          <table:table-cell office:value-type="float" office:value="0.437008">
            <text:p>0.43700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1.9355">
            <text:p>31.9355</text:p>
          </table:table-cell>
          <table:table-cell office:value-type="float" office:value="37.7419">
            <text:p>37.7419</text:p>
          </table:table-cell>
          <table:table-cell office:value-type="float" office:value="13.4603">
            <text:p>13.4603</text:p>
          </table:table-cell>
          <table:table-cell office:value-type="float" office:value="0.720501">
            <text:p>0.720501</text:p>
          </table:table-cell>
          <table:table-cell office:value-type="float" office:value="2.44829">
            <text:p>2.44829</text:p>
          </table:table-cell>
          <table:table-cell table:number-columns-repeated="3"/>
          <table:table-cell office:value-type="float" office:value="15.5707">
            <text:p>15.5707</text:p>
          </table:table-cell>
          <table:table-cell office:value-type="float" office:value="10.8831">
            <text:p>10.8831</text:p>
          </table:table-cell>
          <table:table-cell/>
          <table:table-cell office:value-type="float" office:value="14.9537">
            <text:p>14.9537</text:p>
          </table:table-cell>
          <table:table-cell office:value-type="float" office:value="0.962598">
            <text:p>0.962598</text:p>
          </table:table-cell>
          <table:table-cell office:value-type="float" office:value="2.64567">
            <text:p>2.64567</text:p>
          </table:table-cell>
          <table:table-cell office:value-type="float" office:value="0.44426">
            <text:p>0.4442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style-name="ce1" office:value-type="float" office:value="-5.72681E+017">
            <text:p>-5.73E+017</text:p>
          </table:table-cell>
          <table:table-cell office:value-type="float" office:value="43.5484">
            <text:p>43.5484</text:p>
          </table:table-cell>
          <table:table-cell office:value-type="float" office:value="13.9925">
            <text:p>13.9925</text:p>
          </table:table-cell>
          <table:table-cell office:value-type="float" office:value="0.770576">
            <text:p>0.770576</text:p>
          </table:table-cell>
          <table:table-cell office:value-type="float" office:value="2.27917">
            <text:p>2.27917</text:p>
          </table:table-cell>
          <table:table-cell table:number-columns-repeated="3"/>
          <table:table-cell office:value-type="float" office:value="15.5707">
            <text:p>15.5707</text:p>
          </table:table-cell>
          <table:table-cell office:value-type="float" office:value="10.8831">
            <text:p>10.8831</text:p>
          </table:table-cell>
          <table:table-cell/>
          <table:table-cell office:value-type="float" office:value="15.8765">
            <text:p>15.8765</text:p>
          </table:table-cell>
          <table:table-cell office:value-type="float" office:value="0.970345">
            <text:p>0.970345</text:p>
          </table:table-cell>
          <table:table-cell office:value-type="float" office:value="2.64567">
            <text:p>2.64567</text:p>
          </table:table-cell>
          <table:table-cell office:value-type="float" office:value="0.466136">
            <text:p>0.46613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style-name="ce1" office:value-type="float" office:value="4.58295E-041">
            <text:p>4.58E-041</text:p>
          </table:table-cell>
          <table:table-cell office:value-type="float" office:value="49.3548">
            <text:p>49.3548</text:p>
          </table:table-cell>
          <table:table-cell office:value-type="float" office:value="14.4345">
            <text:p>14.4345</text:p>
          </table:table-cell>
          <table:table-cell office:value-type="float" office:value="0.808436">
            <text:p>0.808436</text:p>
          </table:table-cell>
          <table:table-cell office:value-type="float" office:value="2.11865">
            <text:p>2.11865</text:p>
          </table:table-cell>
          <table:table-cell table:number-columns-repeated="3"/>
          <table:table-cell office:value-type="float" office:value="15.5707">
            <text:p>15.5707</text:p>
          </table:table-cell>
          <table:table-cell office:value-type="float" office:value="10.8831">
            <text:p>10.8831</text:p>
          </table:table-cell>
          <table:table-cell/>
          <table:table-cell office:value-type="float" office:value="16.3607">
            <text:p>16.3607</text:p>
          </table:table-cell>
          <table:table-cell office:value-type="float" office:value="0.974409">
            <text:p>0.974409</text:p>
          </table:table-cell>
          <table:table-cell office:value-type="float" office:value="2.63662">
            <text:p>2.63662</text:p>
          </table:table-cell>
          <table:table-cell office:value-type="float" office:value="0.477615">
            <text:p>0.47761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55.1613">
            <text:p>55.1613</text:p>
          </table:table-cell>
          <table:table-cell office:value-type="float" office:value="14.7888">
            <text:p>14.7888</text:p>
          </table:table-cell>
          <table:table-cell office:value-type="float" office:value="0.829943">
            <text:p>0.829943</text:p>
          </table:table-cell>
          <table:table-cell office:value-type="float" office:value="1.97874">
            <text:p>1.97874</text:p>
          </table:table-cell>
          <table:table-cell table:number-columns-repeated="3"/>
          <table:table-cell office:value-type="float" office:value="16.1322">
            <text:p>16.1322</text:p>
          </table:table-cell>
          <table:table-cell office:value-type="float" office:value="11.1751">
            <text:p>11.1751</text:p>
          </table:table-cell>
          <table:table-cell/>
          <table:table-cell office:value-type="float" office:value="17.1412">
            <text:p>17.1412</text:p>
          </table:table-cell>
          <table:table-cell office:value-type="float" office:value="0.988962">
            <text:p>0.988962</text:p>
          </table:table-cell>
          <table:table-cell office:value-type="float" office:value="2.62205">
            <text:p>2.62205</text:p>
          </table:table-cell>
          <table:table-cell office:value-type="float" office:value="0.496118">
            <text:p>0.49611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60.9677">
            <text:p>60.9677</text:p>
          </table:table-cell>
          <table:table-cell office:value-type="float" office:value="15.1058">
            <text:p>15.1058</text:p>
          </table:table-cell>
          <table:table-cell office:value-type="float" office:value="0.840892">
            <text:p>0.840892</text:p>
          </table:table-cell>
          <table:table-cell office:value-type="float" office:value="1.86093">
            <text:p>1.86093</text:p>
          </table:table-cell>
          <table:table-cell table:number-columns-repeated="3"/>
          <table:table-cell office:value-type="float" office:value="16.8625">
            <text:p>16.8625</text:p>
          </table:table-cell>
          <table:table-cell office:value-type="float" office:value="11.4673">
            <text:p>11.4673</text:p>
          </table:table-cell>
          <table:table-cell/>
          <table:table-cell office:value-type="float" office:value="17.6277">
            <text:p>17.6277</text:p>
          </table:table-cell>
          <table:table-cell office:value-type="float" office:value="0.998031">
            <text:p>0.998031</text:p>
          </table:table-cell>
          <table:table-cell office:value-type="float" office:value="2.61243">
            <text:p>2.61243</text:p>
          </table:table-cell>
          <table:table-cell office:value-type="float" office:value="0.507649">
            <text:p>0.50764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style-name="ce1" office:value-type="float" office:value="-5.72685E+017">
            <text:p>-5.73E+017</text:p>
          </table:table-cell>
          <table:table-cell office:value-type="float" office:value="66.7742">
            <text:p>66.7742</text:p>
          </table:table-cell>
          <table:table-cell office:value-type="float" office:value="15.3916">
            <text:p>15.3916</text:p>
          </table:table-cell>
          <table:table-cell office:value-type="float" office:value="0.844452">
            <text:p>0.844452</text:p>
          </table:table-cell>
          <table:table-cell office:value-type="float" office:value="1.75252">
            <text:p>1.75252</text:p>
          </table:table-cell>
          <table:table-cell table:number-columns-repeated="3"/>
          <table:table-cell office:value-type="float" office:value="17.941">
            <text:p>17.941</text:p>
          </table:table-cell>
          <table:table-cell office:value-type="float" office:value="11.7599">
            <text:p>11.7599</text:p>
          </table:table-cell>
          <table:table-cell/>
          <table:table-cell office:value-type="float" office:value="17.8863">
            <text:p>17.8863</text:p>
          </table:table-cell>
          <table:table-cell office:value-type="float" office:value="1.00129">
            <text:p>1.00129</text:p>
          </table:table-cell>
          <table:table-cell office:value-type="float" office:value="2.60731">
            <text:p>2.60731</text:p>
          </table:table-cell>
          <table:table-cell office:value-type="float" office:value="0.51378">
            <text:p>0.5137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style-name="ce1" office:value-type="float" office:value="4.58295E-041">
            <text:p>4.58E-041</text:p>
          </table:table-cell>
          <table:table-cell office:value-type="float" office:value="72.5806">
            <text:p>72.5806</text:p>
          </table:table-cell>
          <table:table-cell office:value-type="float" office:value="15.6034">
            <text:p>15.6034</text:p>
          </table:table-cell>
          <table:table-cell office:value-type="float" office:value="0.842003">
            <text:p>0.842003</text:p>
          </table:table-cell>
          <table:table-cell office:value-type="float" office:value="1.65194">
            <text:p>1.65194</text:p>
          </table:table-cell>
          <table:table-cell table:number-columns-repeated="3"/>
          <table:table-cell office:value-type="float" office:value="19.0884">
            <text:p>19.0884</text:p>
          </table:table-cell>
          <table:table-cell office:value-type="float" office:value="12.1496">
            <text:p>12.1496</text:p>
          </table:table-cell>
          <table:table-cell/>
          <table:table-cell office:value-type="float" office:value="19.035">
            <text:p>19.035</text:p>
          </table:table-cell>
          <table:table-cell office:value-type="float" office:value="1.01575">
            <text:p>1.01575</text:p>
          </table:table-cell>
          <table:table-cell office:value-type="float" office:value="2.58459">
            <text:p>2.58459</text:p>
          </table:table-cell>
          <table:table-cell office:value-type="float" office:value="0.538763">
            <text:p>0.53876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ce1" office:value-type="float" office:value="-5.72721E+017">
            <text:p>-5.73E+017</text:p>
          </table:table-cell>
          <table:table-cell office:value-type="float" office:value="78.3871">
            <text:p>78.3871</text:p>
          </table:table-cell>
          <table:table-cell office:value-type="float" office:value="15.8107">
            <text:p>15.8107</text:p>
          </table:table-cell>
          <table:table-cell office:value-type="float" office:value="0.83436">
            <text:p>0.83436</text:p>
          </table:table-cell>
          <table:table-cell office:value-type="float" office:value="1.56853">
            <text:p>1.56853</text:p>
          </table:table-cell>
          <table:table-cell table:number-columns-repeated="3"/>
          <table:table-cell office:value-type="float" office:value="20.1301">
            <text:p>20.1301</text:p>
          </table:table-cell>
          <table:table-cell office:value-type="float" office:value="12.3934">
            <text:p>12.3934</text:p>
          </table:table-cell>
          <table:table-cell/>
          <table:table-cell office:value-type="float" office:value="19.53">
            <text:p>19.53</text:p>
          </table:table-cell>
          <table:table-cell office:value-type="float" office:value="1.02267">
            <text:p>1.02267</text:p>
          </table:table-cell>
          <table:table-cell office:value-type="float" office:value="2.5748">
            <text:p>2.5748</text:p>
          </table:table-cell>
          <table:table-cell office:value-type="float" office:value="0.54953">
            <text:p>0.5495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style-name="ce1" office:value-type="float" office:value="4.58295E-041">
            <text:p>4.58E-041</text:p>
          </table:table-cell>
          <table:table-cell office:value-type="float" office:value="84.1936">
            <text:p>84.1936</text:p>
          </table:table-cell>
          <table:table-cell office:value-type="float" office:value="16.0037">
            <text:p>16.0037</text:p>
          </table:table-cell>
          <table:table-cell office:value-type="float" office:value="0.822789">
            <text:p>0.822789</text:p>
          </table:table-cell>
          <table:table-cell office:value-type="float" office:value="1.49845">
            <text:p>1.49845</text:p>
          </table:table-cell>
          <table:table-cell table:number-columns-repeated="3"/>
          <table:table-cell office:value-type="float" office:value="21.0415">
            <text:p>21.0415</text:p>
          </table:table-cell>
          <table:table-cell office:value-type="float" office:value="12.5885">
            <text:p>12.5885</text:p>
          </table:table-cell>
          <table:table-cell/>
          <table:table-cell office:value-type="float" office:value="20.3016">
            <text:p>20.3016</text:p>
          </table:table-cell>
          <table:table-cell office:value-type="float" office:value="1.03346">
            <text:p>1.03346</text:p>
          </table:table-cell>
          <table:table-cell office:value-type="float" office:value="2.54699">
            <text:p>2.54699</text:p>
          </table:table-cell>
          <table:table-cell office:value-type="float" office:value="0.566312">
            <text:p>0.56631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6.1929">
            <text:p>16.1929</text:p>
          </table:table-cell>
          <table:table-cell office:value-type="float" office:value="0.807879">
            <text:p>0.807879</text:p>
          </table:table-cell>
          <table:table-cell office:value-type="float" office:value="1.43663">
            <text:p>1.43663</text:p>
          </table:table-cell>
          <table:table-cell table:number-columns-repeated="3"/>
          <table:table-cell office:value-type="float" office:value="22.5864">
            <text:p>22.5864</text:p>
          </table:table-cell>
          <table:table-cell office:value-type="float" office:value="12.8813">
            <text:p>12.8813</text:p>
          </table:table-cell>
          <table:table-cell/>
          <table:table-cell office:value-type="float" office:value="21.4957">
            <text:p>21.4957</text:p>
          </table:table-cell>
          <table:table-cell office:value-type="float" office:value="1.04349">
            <text:p>1.04349</text:p>
          </table:table-cell>
          <table:table-cell office:value-type="float" office:value="2.50394">
            <text:p>2.50394</text:p>
          </table:table-cell>
          <table:table-cell office:value-type="float" office:value="0.592284">
            <text:p>0.59228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95.8064">
            <text:p>95.8064</text:p>
          </table:table-cell>
          <table:table-cell office:value-type="float" office:value="16.3598">
            <text:p>16.3598</text:p>
          </table:table-cell>
          <table:table-cell office:value-type="float" office:value="0.791051">
            <text:p>0.791051</text:p>
          </table:table-cell>
          <table:table-cell office:value-type="float" office:value="1.38201">
            <text:p>1.38201</text:p>
          </table:table-cell>
          <table:table-cell table:number-columns-repeated="3"/>
          <table:table-cell office:value-type="float" office:value="24.4603">
            <text:p>24.4603</text:p>
          </table:table-cell>
          <table:table-cell office:value-type="float" office:value="13.1742">
            <text:p>13.1742</text:p>
          </table:table-cell>
          <table:table-cell/>
          <table:table-cell office:value-type="float" office:value="21.6876">
            <text:p>21.6876</text:p>
          </table:table-cell>
          <table:table-cell office:value-type="float" office:value="1.0451">
            <text:p>1.0451</text:p>
          </table:table-cell>
          <table:table-cell office:value-type="float" office:value="2.49682">
            <text:p>2.49682</text:p>
          </table:table-cell>
          <table:table-cell office:value-type="float" office:value="0.596457">
            <text:p>0.596457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01.613">
            <text:p>101.613</text:p>
          </table:table-cell>
          <table:table-cell office:value-type="float" office:value="16.5129">
            <text:p>16.5129</text:p>
          </table:table-cell>
          <table:table-cell office:value-type="float" office:value="0.773007">
            <text:p>0.773007</text:p>
          </table:table-cell>
          <table:table-cell office:value-type="float" office:value="1.33253">
            <text:p>1.33253</text:p>
          </table:table-cell>
          <table:table-cell table:number-columns-repeated="3"/>
          <table:table-cell office:value-type="float" office:value="25.5677">
            <text:p>25.5677</text:p>
          </table:table-cell>
          <table:table-cell office:value-type="float" office:value="13.3693">
            <text:p>13.3693</text:p>
          </table:table-cell>
          <table:table-cell/>
          <table:table-cell office:value-type="float" office:value="21.7086">
            <text:p>21.7086</text:p>
          </table:table-cell>
          <table:table-cell office:value-type="float" office:value="1.04528">
            <text:p>1.04528</text:p>
          </table:table-cell>
          <table:table-cell office:value-type="float" office:value="2.49604">
            <text:p>2.49604</text:p>
          </table:table-cell>
          <table:table-cell office:value-type="float" office:value="0.596796">
            <text:p>0.59679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07.419">
            <text:p>107.419</text:p>
          </table:table-cell>
          <table:table-cell office:value-type="float" office:value="16.6488">
            <text:p>16.6488</text:p>
          </table:table-cell>
          <table:table-cell office:value-type="float" office:value="0.755925">
            <text:p>0.755925</text:p>
          </table:table-cell>
          <table:table-cell office:value-type="float" office:value="1.28238">
            <text:p>1.28238</text:p>
          </table:table-cell>
          <table:table-cell table:number-columns-repeated="3"/>
          <table:table-cell office:value-type="float" office:value="27.2029">
            <text:p>27.2029</text:p>
          </table:table-cell>
          <table:table-cell office:value-type="float" office:value="13.6133">
            <text:p>13.6133</text:p>
          </table:table-cell>
          <table:table-cell/>
          <table:table-cell office:value-type="float" office:value="23.1157">
            <text:p>23.1157</text:p>
          </table:table-cell>
          <table:table-cell office:value-type="float" office:value="1.05709">
            <text:p>1.05709</text:p>
          </table:table-cell>
          <table:table-cell office:value-type="float" office:value="2.44382">
            <text:p>2.44382</text:p>
          </table:table-cell>
          <table:table-cell office:value-type="float" office:value="0.619502">
            <text:p>0.61950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3.226">
            <text:p>113.226</text:p>
          </table:table-cell>
          <table:table-cell office:value-type="float" office:value="16.8013">
            <text:p>16.8013</text:p>
          </table:table-cell>
          <table:table-cell office:value-type="float" office:value="0.740386">
            <text:p>0.740386</text:p>
          </table:table-cell>
          <table:table-cell office:value-type="float" office:value="1.22888">
            <text:p>1.22888</text:p>
          </table:table-cell>
          <table:table-cell table:number-columns-repeated="3"/>
          <table:table-cell office:value-type="float" office:value="29.4599">
            <text:p>29.4599</text:p>
          </table:table-cell>
          <table:table-cell office:value-type="float" office:value="13.8577">
            <text:p>13.8577</text:p>
          </table:table-cell>
          <table:table-cell/>
          <table:table-cell office:value-type="float" office:value="23.8826">
            <text:p>23.8826</text:p>
          </table:table-cell>
          <table:table-cell office:value-type="float" office:value="1.06031">
            <text:p>1.06031</text:p>
          </table:table-cell>
          <table:table-cell office:value-type="float" office:value="2.41535">
            <text:p>2.41535</text:p>
          </table:table-cell>
          <table:table-cell office:value-type="float" office:value="0.631877">
            <text:p>0.63187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19.032">
            <text:p>119.032</text:p>
          </table:table-cell>
          <table:table-cell office:value-type="float" office:value="16.9392">
            <text:p>16.9392</text:p>
          </table:table-cell>
          <table:table-cell office:value-type="float" office:value="0.725565">
            <text:p>0.725565</text:p>
          </table:table-cell>
          <table:table-cell office:value-type="float" office:value="1.17556">
            <text:p>1.17556</text:p>
          </table:table-cell>
          <table:table-cell table:number-columns-repeated="3"/>
          <table:table-cell office:value-type="float" office:value="32.7631">
            <text:p>32.7631</text:p>
          </table:table-cell>
          <table:table-cell office:value-type="float" office:value="14.2483">
            <text:p>14.2483</text:p>
          </table:table-cell>
          <table:table-cell/>
          <table:table-cell office:value-type="float" office:value="24.5224">
            <text:p>24.5224</text:p>
          </table:table-cell>
          <table:table-cell office:value-type="float" office:value="1.06299">
            <text:p>1.06299</text:p>
          </table:table-cell>
          <table:table-cell office:value-type="float" office:value="2.39518">
            <text:p>2.39518</text:p>
          </table:table-cell>
          <table:table-cell office:value-type="float" office:value="0.642202">
            <text:p>0.64220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24.839">
            <text:p>124.839</text:p>
          </table:table-cell>
          <table:table-cell office:value-type="float" office:value="17.0769">
            <text:p>17.0769</text:p>
          </table:table-cell>
          <table:table-cell office:value-type="float" office:value="0.710388">
            <text:p>0.710388</text:p>
          </table:table-cell>
          <table:table-cell office:value-type="float" office:value="1.12456">
            <text:p>1.12456</text:p>
          </table:table-cell>
          <table:table-cell table:number-columns-repeated="3"/>
          <table:table-cell office:value-type="float" office:value="35.4813">
            <text:p>35.4813</text:p>
          </table:table-cell>
          <table:table-cell office:value-type="float" office:value="14.4442">
            <text:p>14.4442</text:p>
          </table:table-cell>
          <table:table-cell/>
          <table:table-cell office:value-type="float" office:value="25.3472">
            <text:p>25.3472</text:p>
          </table:table-cell>
          <table:table-cell office:value-type="float" office:value="1.06645">
            <text:p>1.06645</text:p>
          </table:table-cell>
          <table:table-cell office:value-type="float" office:value="2.36916">
            <text:p>2.36916</text:p>
          </table:table-cell>
          <table:table-cell office:value-type="float" office:value="0.655512">
            <text:p>0.65551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30.645">
            <text:p>130.645</text:p>
          </table:table-cell>
          <table:table-cell office:value-type="float" office:value="17.2053">
            <text:p>17.2053</text:p>
          </table:table-cell>
          <table:table-cell office:value-type="float" office:value="0.695373">
            <text:p>0.695373</text:p>
          </table:table-cell>
          <table:table-cell office:value-type="float" office:value="1.07452">
            <text:p>1.07452</text:p>
          </table:table-cell>
          <table:table-cell table:number-columns-repeated="3"/>
          <table:table-cell office:value-type="float" office:value="38.4251">
            <text:p>38.4251</text:p>
          </table:table-cell>
          <table:table-cell office:value-type="float" office:value="14.64">
            <text:p>14.64</text:p>
          </table:table-cell>
          <table:table-cell/>
          <table:table-cell office:value-type="float" office:value="25.9292">
            <text:p>25.9292</text:p>
          </table:table-cell>
          <table:table-cell office:value-type="float" office:value="1.0689">
            <text:p>1.0689</text:p>
          </table:table-cell>
          <table:table-cell office:value-type="float" office:value="2.35081">
            <text:p>2.35081</text:p>
          </table:table-cell>
          <table:table-cell office:value-type="float" office:value="0.663361">
            <text:p>0.66336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36.452">
            <text:p>136.452</text:p>
          </table:table-cell>
          <table:table-cell office:value-type="float" office:value="17.3135">
            <text:p>17.3135</text:p>
          </table:table-cell>
          <table:table-cell office:value-type="float" office:value="0.681195">
            <text:p>0.681195</text:p>
          </table:table-cell>
          <table:table-cell office:value-type="float" office:value="1.02361">
            <text:p>1.02361</text:p>
          </table:table-cell>
          <table:table-cell table:number-columns-repeated="3"/>
          <table:table-cell office:value-type="float" office:value="40.1649">
            <text:p>40.1649</text:p>
          </table:table-cell>
          <table:table-cell office:value-type="float" office:value="14.8351">
            <text:p>14.8351</text:p>
          </table:table-cell>
          <table:table-cell/>
          <table:table-cell office:value-type="float" office:value="26.6914">
            <text:p>26.6914</text:p>
          </table:table-cell>
          <table:table-cell office:value-type="float" office:value="1.0721">
            <text:p>1.0721</text:p>
          </table:table-cell>
          <table:table-cell office:value-type="float" office:value="2.32677">
            <text:p>2.32677</text:p>
          </table:table-cell>
          <table:table-cell office:value-type="float" office:value="0.673642">
            <text:p>0.67364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42.258">
            <text:p>142.258</text:p>
          </table:table-cell>
          <table:table-cell office:value-type="float" office:value="17.3983">
            <text:p>17.3983</text:p>
          </table:table-cell>
          <table:table-cell office:value-type="float" office:value="0.668902">
            <text:p>0.668902</text:p>
          </table:table-cell>
          <table:table-cell office:value-type="float" office:value="0.974615">
            <text:p>0.974615</text:p>
          </table:table-cell>
          <table:table-cell table:number-columns-repeated="3"/>
          <table:table-cell office:value-type="float" office:value="43.4972">
            <text:p>43.4972</text:p>
          </table:table-cell>
          <table:table-cell office:value-type="float" office:value="14.9824">
            <text:p>14.9824</text:p>
          </table:table-cell>
          <table:table-cell/>
          <table:table-cell office:value-type="float" office:value="27.3359">
            <text:p>27.3359</text:p>
          </table:table-cell>
          <table:table-cell office:value-type="float" office:value="1.0748">
            <text:p>1.0748</text:p>
          </table:table-cell>
          <table:table-cell office:value-type="float" office:value="2.30758">
            <text:p>2.30758</text:p>
          </table:table-cell>
          <table:table-cell office:value-type="float" office:value="0.682335">
            <text:p>0.68233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48.065">
            <text:p>148.065</text:p>
          </table:table-cell>
          <table:table-cell office:value-type="float" office:value="17.4657">
            <text:p>17.4657</text:p>
          </table:table-cell>
          <table:table-cell office:value-type="float" office:value="0.658089">
            <text:p>0.658089</text:p>
          </table:table-cell>
          <table:table-cell office:value-type="float" office:value="0.93145">
            <text:p>0.93145</text:p>
          </table:table-cell>
          <table:table-cell table:number-columns-repeated="3"/>
          <table:table-cell office:value-type="float" office:value="49.6768">
            <text:p>49.6768</text:p>
          </table:table-cell>
          <table:table-cell office:value-type="float" office:value="15.3736">
            <text:p>15.3736</text:p>
          </table:table-cell>
          <table:table-cell/>
          <table:table-cell office:value-type="float" office:value="28.7426">
            <text:p>28.7426</text:p>
          </table:table-cell>
          <table:table-cell office:value-type="float" office:value="1.08071">
            <text:p>1.08071</text:p>
          </table:table-cell>
          <table:table-cell office:value-type="float" office:value="2.26568">
            <text:p>2.26568</text:p>
          </table:table-cell>
          <table:table-cell office:value-type="float" office:value="0.701309">
            <text:p>0.701309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53.871">
            <text:p>153.871</text:p>
          </table:table-cell>
          <table:table-cell office:value-type="float" office:value="17.5189">
            <text:p>17.5189</text:p>
          </table:table-cell>
          <table:table-cell office:value-type="float" office:value="0.649067">
            <text:p>0.649067</text:p>
          </table:table-cell>
          <table:table-cell office:value-type="float" office:value="0.89544">
            <text:p>0.89544</text:p>
          </table:table-cell>
          <table:table-cell table:number-columns-repeated="3"/>
          <table:table-cell office:value-type="float" office:value="53.7984">
            <text:p>53.7984</text:p>
          </table:table-cell>
          <table:table-cell office:value-type="float" office:value="15.5695">
            <text:p>15.5695</text:p>
          </table:table-cell>
          <table:table-cell/>
          <table:table-cell office:value-type="float" office:value="29.2878">
            <text:p>29.2878</text:p>
          </table:table-cell>
          <table:table-cell office:value-type="float" office:value="1.08071">
            <text:p>1.08071</text:p>
          </table:table-cell>
          <table:table-cell office:value-type="float" office:value="2.24944">
            <text:p>2.24944</text:p>
          </table:table-cell>
          <table:table-cell office:value-type="float" office:value="0.708661">
            <text:p>0.708661</text:p>
          </table:table-cell>
        </table:table-row>
        <table:table-row table:style-name="ro1">
          <table:table-cell table:number-columns-repeated="9"/>
          <table:table-cell office:value-type="float" office:value="58.2619">
            <text:p>58.2619</text:p>
          </table:table-cell>
          <table:table-cell office:value-type="float" office:value="15.7168">
            <text:p>15.7168</text:p>
          </table:table-cell>
          <table:table-cell/>
          <table:table-cell office:value-type="float" office:value="30.0622">
            <text:p>30.0622</text:p>
          </table:table-cell>
          <table:table-cell office:value-type="float" office:value="1.08071">
            <text:p>1.08071</text:p>
          </table:table-cell>
          <table:table-cell office:value-type="float" office:value="2.22638">
            <text:p>2.22638</text:p>
          </table:table-cell>
          <table:table-cell office:value-type="float" office:value="0.717626">
            <text:p>0.717626</text:p>
          </table:table-cell>
        </table:table-row>
        <table:table-row table:style-name="ro1">
          <table:table-cell table:number-columns-repeated="9"/>
          <table:table-cell office:value-type="float" office:value="60.8997">
            <text:p>60.8997</text:p>
          </table:table-cell>
          <table:table-cell office:value-type="float" office:value="15.9119">
            <text:p>15.9119</text:p>
          </table:table-cell>
          <table:table-cell/>
          <table:table-cell office:value-type="float" office:value="30.1491">
            <text:p>30.1491</text:p>
          </table:table-cell>
          <table:table-cell office:value-type="float" office:value="1.08071">
            <text:p>1.08071</text:p>
          </table:table-cell>
          <table:table-cell office:value-type="float" office:value="2.22352">
            <text:p>2.22352</text:p>
          </table:table-cell>
          <table:table-cell office:value-type="float" office:value="0.718633">
            <text:p>0.718633</text:p>
          </table:table-cell>
        </table:table-row>
        <table:table-row table:style-name="ro1">
          <table:table-cell table:number-columns-repeated="9"/>
          <table:table-cell office:value-type="float" office:value="65.9524">
            <text:p>65.9524</text:p>
          </table:table-cell>
          <table:table-cell office:value-type="float" office:value="16.1077">
            <text:p>16.1077</text:p>
          </table:table-cell>
          <table:table-cell/>
          <table:table-cell office:value-type="float" office:value="31.6962">
            <text:p>31.6962</text:p>
          </table:table-cell>
          <table:table-cell office:value-type="float" office:value="1.08071">
            <text:p>1.08071</text:p>
          </table:table-cell>
          <table:table-cell office:value-type="float" office:value="2.1726">
            <text:p>2.1726</text:p>
          </table:table-cell>
          <table:table-cell office:value-type="float" office:value="0.736543">
            <text:p>0.736543</text:p>
          </table:table-cell>
        </table:table-row>
        <table:table-row table:style-name="ro1">
          <table:table-cell table:number-columns-repeated="9"/>
          <table:table-cell office:value-type="float" office:value="74.6581">
            <text:p>74.6581</text:p>
          </table:table-cell>
          <table:table-cell office:value-type="float" office:value="16.4501">
            <text:p>16.4501</text:p>
          </table:table-cell>
          <table:table-cell/>
          <table:table-cell office:value-type="float" office:value="33.1027">
            <text:p>33.1027</text:p>
          </table:table-cell>
          <table:table-cell office:value-type="float" office:value="1.08071">
            <text:p>1.08071</text:p>
          </table:table-cell>
          <table:table-cell office:value-type="float" office:value="2.12631">
            <text:p>2.12631</text:p>
          </table:table-cell>
          <table:table-cell office:value-type="float" office:value="0.752825">
            <text:p>0.752825</text:p>
          </table:table-cell>
        </table:table-row>
        <table:table-row table:style-name="ro1">
          <table:table-cell table:number-columns-repeated="9"/>
          <table:table-cell office:value-type="float" office:value="80.8523">
            <text:p>80.8523</text:p>
          </table:table-cell>
          <table:table-cell office:value-type="float" office:value="16.646">
            <text:p>16.646</text:p>
          </table:table-cell>
          <table:table-cell/>
          <table:table-cell office:value-type="float" office:value="33.2921">
            <text:p>33.2921</text:p>
          </table:table-cell>
          <table:table-cell office:value-type="float" office:value="1.08071">
            <text:p>1.08071</text:p>
          </table:table-cell>
          <table:table-cell office:value-type="float" office:value="2.12008">
            <text:p>2.12008</text:p>
          </table:table-cell>
          <table:table-cell office:value-type="float" office:value="0.755018">
            <text:p>0.755018</text:p>
          </table:table-cell>
        </table:table-row>
        <table:table-row table:style-name="ro1">
          <table:table-cell table:number-columns-repeated="9"/>
          <table:table-cell office:value-type="float" office:value="90.7178">
            <text:p>90.7178</text:p>
          </table:table-cell>
          <table:table-cell office:value-type="float" office:value="16.9882">
            <text:p>16.9882</text:p>
          </table:table-cell>
          <table:table-cell/>
          <table:table-cell office:value-type="float" office:value="33.3688">
            <text:p>33.3688</text:p>
          </table:table-cell>
          <table:table-cell office:value-type="float" office:value="1.08071">
            <text:p>1.08071</text:p>
          </table:table-cell>
          <table:table-cell office:value-type="float" office:value="2.11766">
            <text:p>2.11766</text:p>
          </table:table-cell>
          <table:table-cell office:value-type="float" office:value="0.755906">
            <text:p>0.755906</text:p>
          </table:table-cell>
        </table:table-row>
        <table:table-row table:style-name="ro1">
          <table:table-cell table:number-columns-repeated="9"/>
          <table:table-cell office:value-type="float" office:value="98.2444">
            <text:p>98.2444</text:p>
          </table:table-cell>
          <table:table-cell office:value-type="float" office:value="17.1841">
            <text:p>17.1841</text:p>
          </table:table-cell>
          <table:table-cell/>
          <table:table-cell office:value-type="float" office:value="34.6498">
            <text:p>34.6498</text:p>
          </table:table-cell>
          <table:table-cell office:value-type="float" office:value="1.08071">
            <text:p>1.08071</text:p>
          </table:table-cell>
          <table:table-cell office:value-type="float" office:value="2.07726">
            <text:p>2.07726</text:p>
          </table:table-cell>
          <table:table-cell office:value-type="float" office:value="0.766659">
            <text:p>0.766659</text:p>
          </table:table-cell>
        </table:table-row>
        <table:table-row table:style-name="ro1">
          <table:table-cell table:number-columns-repeated="9"/>
          <table:table-cell office:value-type="float" office:value="106.395">
            <text:p>106.395</text:p>
          </table:table-cell>
          <table:table-cell office:value-type="float" office:value="17.3799">
            <text:p>17.3799</text:p>
          </table:table-cell>
          <table:table-cell/>
          <table:table-cell office:value-type="float" office:value="36.0563">
            <text:p>36.0563</text:p>
          </table:table-cell>
          <table:table-cell office:value-type="float" office:value="1.08071">
            <text:p>1.08071</text:p>
          </table:table-cell>
          <table:table-cell office:value-type="float" office:value="2.0329">
            <text:p>2.0329</text:p>
          </table:table-cell>
          <table:table-cell office:value-type="float" office:value="0.778465">
            <text:p>0.778465</text:p>
          </table:table-cell>
        </table:table-row>
        <table:table-row table:style-name="ro1">
          <table:table-cell table:number-columns-repeated="9"/>
          <table:table-cell office:value-type="float" office:value="112.202">
            <text:p>112.202</text:p>
          </table:table-cell>
          <table:table-cell office:value-type="float" office:value="17.5752">
            <text:p>17.5752</text:p>
          </table:table-cell>
          <table:table-cell/>
          <table:table-cell office:value-type="float" office:value="36.1009">
            <text:p>36.1009</text:p>
          </table:table-cell>
          <table:table-cell office:value-type="float" office:value="1.08092">
            <text:p>1.08092</text:p>
          </table:table-cell>
          <table:table-cell office:value-type="float" office:value="2.0315">
            <text:p>2.0315</text:p>
          </table:table-cell>
          <table:table-cell office:value-type="float" office:value="0.77884">
            <text:p>0.77884</text:p>
          </table:table-cell>
        </table:table-row>
        <table:table-row table:style-name="ro1">
          <table:table-cell table:number-columns-repeated="9"/>
          <table:table-cell office:value-type="float" office:value="121.511">
            <text:p>121.511</text:p>
          </table:table-cell>
          <table:table-cell office:value-type="float" office:value="17.7711">
            <text:p>17.7711</text:p>
          </table:table-cell>
          <table:table-cell/>
          <table:table-cell office:value-type="float" office:value="37.3224">
            <text:p>37.3224</text:p>
          </table:table-cell>
          <table:table-cell office:value-type="float" office:value="1.08661">
            <text:p>1.08661</text:p>
          </table:table-cell>
          <table:table-cell office:value-type="float" office:value="2.00411">
            <text:p>2.00411</text:p>
          </table:table-cell>
          <table:table-cell office:value-type="float" office:value="0.789094">
            <text:p>0.789094</text:p>
          </table:table-cell>
        </table:table-row>
        <table:table-row table:style-name="ro1">
          <table:table-cell table:number-columns-repeated="9"/>
          <table:table-cell office:value-type="float" office:value="132.763">
            <text:p>132.763</text:p>
          </table:table-cell>
          <table:table-cell office:value-type="float" office:value="17.9186">
            <text:p>17.9186</text:p>
          </table:table-cell>
          <table:table-cell/>
          <table:table-cell office:value-type="float" office:value="37.5898">
            <text:p>37.5898</text:p>
          </table:table-cell>
          <table:table-cell office:value-type="float" office:value="1.08549">
            <text:p>1.08549</text:p>
          </table:table-cell>
          <table:table-cell office:value-type="float" office:value="1.99812">
            <text:p>1.99812</text:p>
          </table:table-cell>
          <table:table-cell office:value-type="float" office:value="0.791339">
            <text:p>0.791339</text:p>
          </table:table-cell>
        </table:table-row>
        <table:table-row table:style-name="ro1">
          <table:table-cell table:number-columns-repeated="9"/>
          <table:table-cell office:value-type="float" office:value="138.774">
            <text:p>138.774</text:p>
          </table:table-cell>
          <table:table-cell office:value-type="float" office:value="18.1137">
            <text:p>18.1137</text:p>
          </table:table-cell>
          <table:table-cell/>
          <table:table-cell office:value-type="float" office:value="38.7286">
            <text:p>38.7286</text:p>
          </table:table-cell>
          <table:table-cell office:value-type="float" office:value="1.08071">
            <text:p>1.08071</text:p>
          </table:table-cell>
          <table:table-cell office:value-type="float" office:value="1.97259">
            <text:p>1.97259</text:p>
          </table:table-cell>
          <table:table-cell office:value-type="float" office:value="0.798581">
            <text:p>0.798581</text:p>
          </table:table-cell>
        </table:table-row>
        <table:table-row table:style-name="ro1">
          <table:table-cell table:number-columns-repeated="9"/>
          <table:table-cell office:value-type="float" office:value="151.624">
            <text:p>151.624</text:p>
          </table:table-cell>
          <table:table-cell office:value-type="float" office:value="18.2127">
            <text:p>18.2127</text:p>
          </table:table-cell>
          <table:table-cell/>
          <table:table-cell office:value-type="float" office:value="40.2757">
            <text:p>40.2757</text:p>
          </table:table-cell>
          <table:table-cell office:value-type="float" office:value="1.08071">
            <text:p>1.08071</text:p>
          </table:table-cell>
          <table:table-cell office:value-type="float" office:value="1.93791">
            <text:p>1.93791</text:p>
          </table:table-cell>
          <table:table-cell office:value-type="float" office:value="0.808421">
            <text:p>0.808421</text:p>
          </table:table-cell>
        </table:table-row>
        <table:table-row table:style-name="ro1">
          <table:table-cell table:number-columns-repeated="12"/>
          <table:table-cell office:value-type="float" office:value="40.3158">
            <text:p>40.3158</text:p>
          </table:table-cell>
          <table:table-cell office:value-type="float" office:value="1.08054">
            <text:p>1.08054</text:p>
          </table:table-cell>
          <table:table-cell office:value-type="float" office:value="1.93701">
            <text:p>1.93701</text:p>
          </table:table-cell>
          <table:table-cell office:value-type="float" office:value="0.808676">
            <text:p>0.808676</text:p>
          </table:table-cell>
        </table:table-row>
        <table:table-row table:style-name="ro1">
          <table:table-cell table:number-columns-repeated="12"/>
          <table:table-cell office:value-type="float" office:value="41.6819">
            <text:p>41.6819</text:p>
          </table:table-cell>
          <table:table-cell office:value-type="float" office:value="1.0748">
            <text:p>1.0748</text:p>
          </table:table-cell>
          <table:table-cell office:value-type="float" office:value="1.89955">
            <text:p>1.89955</text:p>
          </table:table-cell>
          <table:table-cell office:value-type="float" office:value="0.817364">
            <text:p>0.817364</text:p>
          </table:table-cell>
        </table:table-row>
        <table:table-row table:style-name="ro1">
          <table:table-cell table:number-columns-repeated="12"/>
          <table:table-cell office:value-type="float" office:value="42.2326">
            <text:p>42.2326</text:p>
          </table:table-cell>
          <table:table-cell office:value-type="float" office:value="1.0748">
            <text:p>1.0748</text:p>
          </table:table-cell>
          <table:table-cell office:value-type="float" office:value="1.88445">
            <text:p>1.88445</text:p>
          </table:table-cell>
          <table:table-cell office:value-type="float" office:value="0.820866">
            <text:p>0.820866</text:p>
          </table:table-cell>
        </table:table-row>
        <table:table-row table:style-name="ro1">
          <table:table-cell table:number-columns-repeated="12"/>
          <table:table-cell office:value-type="float" office:value="43.0884">
            <text:p>43.0884</text:p>
          </table:table-cell>
          <table:table-cell office:value-type="float" office:value="1.0748">
            <text:p>1.0748</text:p>
          </table:table-cell>
          <table:table-cell office:value-type="float" office:value="1.86099">
            <text:p>1.86099</text:p>
          </table:table-cell>
          <table:table-cell office:value-type="float" office:value="0.820866">
            <text:p>0.820866</text:p>
          </table:table-cell>
        </table:table-row>
        <table:table-row table:style-name="ro1">
          <table:table-cell table:number-columns-repeated="12"/>
          <table:table-cell office:value-type="float" office:value="43.5466">
            <text:p>43.5466</text:p>
          </table:table-cell>
          <table:table-cell office:value-type="float" office:value="1.07288">
            <text:p>1.07288</text:p>
          </table:table-cell>
          <table:table-cell office:value-type="float" office:value="1.84843">
            <text:p>1.84843</text:p>
          </table:table-cell>
          <table:table-cell office:value-type="float" office:value="0.820866">
            <text:p>0.820866</text:p>
          </table:table-cell>
        </table:table-row>
        <table:table-row table:style-name="ro1">
          <table:table-cell table:number-columns-repeated="12"/>
          <table:table-cell office:value-type="float" office:value="44.4946">
            <text:p>44.4946</text:p>
          </table:table-cell>
          <table:table-cell office:value-type="float" office:value="1.0689">
            <text:p>1.0689</text:p>
          </table:table-cell>
          <table:table-cell office:value-type="float" office:value="1.83172">
            <text:p>1.83172</text:p>
          </table:table-cell>
          <table:table-cell office:value-type="float" office:value="0.820866">
            <text:p>0.820866</text:p>
          </table:table-cell>
        </table:table-row>
        <table:table-row table:style-name="ro1">
          <table:table-cell table:number-columns-repeated="12"/>
          <table:table-cell office:value-type="float" office:value="46.0414">
            <text:p>46.0414</text:p>
          </table:table-cell>
          <table:table-cell office:value-type="float" office:value="1.06299">
            <text:p>1.06299</text:p>
          </table:table-cell>
          <table:table-cell office:value-type="float" office:value="1.80446">
            <text:p>1.80446</text:p>
          </table:table-cell>
          <table:table-cell office:value-type="float" office:value="0.820866">
            <text:p>0.820866</text:p>
          </table:table-cell>
        </table:table-row>
        <table:table-row table:style-name="ro1">
          <table:table-cell table:number-columns-repeated="12"/>
          <table:table-cell office:value-type="float" office:value="46.3113">
            <text:p>46.3113</text:p>
          </table:table-cell>
          <table:table-cell office:value-type="float" office:value="1.06299">
            <text:p>1.06299</text:p>
          </table:table-cell>
          <table:table-cell office:value-type="float" office:value="1.7997">
            <text:p>1.7997</text:p>
          </table:table-cell>
          <table:table-cell office:value-type="float" office:value="0.820866">
            <text:p>0.820866</text:p>
          </table:table-cell>
        </table:table-row>
        <table:table-row table:style-name="ro1">
          <table:table-cell table:number-columns-repeated="12"/>
          <table:table-cell office:value-type="float" office:value="47.4479">
            <text:p>47.4479</text:p>
          </table:table-cell>
          <table:table-cell office:value-type="float" office:value="1.06299">
            <text:p>1.06299</text:p>
          </table:table-cell>
          <table:table-cell office:value-type="float" office:value="1.77967">
            <text:p>1.77967</text:p>
          </table:table-cell>
          <table:table-cell office:value-type="float" office:value="0.82257">
            <text:p>0.82257</text:p>
          </table:table-cell>
        </table:table-row>
        <table:table-row table:style-name="ro1">
          <table:table-cell table:number-columns-repeated="12"/>
          <table:table-cell office:value-type="float" office:value="47.903">
            <text:p>47.903</text:p>
          </table:table-cell>
          <table:table-cell office:value-type="float" office:value="1.06108">
            <text:p>1.06108</text:p>
          </table:table-cell>
          <table:table-cell office:value-type="float" office:value="1.77165">
            <text:p>1.77165</text:p>
          </table:table-cell>
          <table:table-cell office:value-type="float" office:value="0.823253">
            <text:p>0.823253</text:p>
          </table:table-cell>
        </table:table-row>
        <table:table-row table:style-name="ro1">
          <table:table-cell table:number-columns-repeated="12"/>
          <table:table-cell office:value-type="float" office:value="48.8541">
            <text:p>48.8541</text:p>
          </table:table-cell>
          <table:table-cell office:value-type="float" office:value="1.05709">
            <text:p>1.05709</text:p>
          </table:table-cell>
          <table:table-cell office:value-type="float" office:value="1.75512">
            <text:p>1.75512</text:p>
          </table:table-cell>
          <table:table-cell office:value-type="float" office:value="0.824679">
            <text:p>0.824679</text:p>
          </table:table-cell>
        </table:table-row>
        <table:table-row table:style-name="ro1">
          <table:table-cell table:number-columns-repeated="12"/>
          <table:table-cell office:value-type="float" office:value="50.2497">
            <text:p>50.2497</text:p>
          </table:table-cell>
          <table:table-cell office:value-type="float" office:value="1.05123">
            <text:p>1.05123</text:p>
          </table:table-cell>
          <table:table-cell office:value-type="float" office:value="1.73085">
            <text:p>1.73085</text:p>
          </table:table-cell>
          <table:table-cell office:value-type="float" office:value="0.826772">
            <text:p>0.826772</text:p>
          </table:table-cell>
        </table:table-row>
        <table:table-row table:style-name="ro1">
          <table:table-cell table:number-columns-repeated="12"/>
          <table:table-cell office:value-type="float" office:value="50.2603">
            <text:p>50.2603</text:p>
          </table:table-cell>
          <table:table-cell office:value-type="float" office:value="1.05118">
            <text:p>1.05118</text:p>
          </table:table-cell>
          <table:table-cell office:value-type="float" office:value="1.73066">
            <text:p>1.73066</text:p>
          </table:table-cell>
          <table:table-cell office:value-type="float" office:value="0.826772">
            <text:p>0.826772</text:p>
          </table:table-cell>
        </table:table-row>
        <table:table-row table:style-name="ro1">
          <table:table-cell table:number-columns-repeated="12"/>
          <table:table-cell office:value-type="float" office:value="51.6664">
            <text:p>51.6664</text:p>
          </table:table-cell>
          <table:table-cell office:value-type="float" office:value="1.04528">
            <text:p>1.04528</text:p>
          </table:table-cell>
          <table:table-cell office:value-type="float" office:value="1.70621">
            <text:p>1.70621</text:p>
          </table:table-cell>
          <table:table-cell office:value-type="float" office:value="0.826772">
            <text:p>0.826772</text:p>
          </table:table-cell>
        </table:table-row>
        <table:table-row table:style-name="ro1">
          <table:table-cell table:number-columns-repeated="12"/>
          <table:table-cell office:value-type="float" office:value="51.9785">
            <text:p>51.9785</text:p>
          </table:table-cell>
          <table:table-cell office:value-type="float" office:value="1.04528">
            <text:p>1.04528</text:p>
          </table:table-cell>
          <table:table-cell office:value-type="float" office:value="1.70079">
            <text:p>1.70079</text:p>
          </table:table-cell>
          <table:table-cell office:value-type="float" office:value="0.826772">
            <text:p>0.826772</text:p>
          </table:table-cell>
        </table:table-row>
        <table:table-row table:style-name="ro1">
          <table:table-cell table:number-columns-repeated="12"/>
          <table:table-cell office:value-type="float" office:value="53.0729">
            <text:p>53.0729</text:p>
          </table:table-cell>
          <table:table-cell office:value-type="float" office:value="1.04528">
            <text:p>1.04528</text:p>
          </table:table-cell>
          <table:table-cell office:value-type="float" office:value="1.68334">
            <text:p>1.68334</text:p>
          </table:table-cell>
          <table:table-cell office:value-type="float" office:value="0.826772">
            <text:p>0.826772</text:p>
          </table:table-cell>
        </table:table-row>
        <table:table-row table:style-name="ro1">
          <table:table-cell table:number-columns-repeated="12"/>
          <table:table-cell office:value-type="float" office:value="54.3285">
            <text:p>54.3285</text:p>
          </table:table-cell>
          <table:table-cell office:value-type="float" office:value="1.03774">
            <text:p>1.03774</text:p>
          </table:table-cell>
          <table:table-cell office:value-type="float" office:value="1.66333">
            <text:p>1.66333</text:p>
          </table:table-cell>
          <table:table-cell office:value-type="float" office:value="0.826772">
            <text:p>0.826772</text:p>
          </table:table-cell>
        </table:table-row>
        <table:table-row table:style-name="ro1">
          <table:table-cell table:number-columns-repeated="12"/>
          <table:table-cell office:value-type="float" office:value="55.0414">
            <text:p>55.0414</text:p>
          </table:table-cell>
          <table:table-cell office:value-type="float" office:value="1.03346">
            <text:p>1.03346</text:p>
          </table:table-cell>
          <table:table-cell office:value-type="float" office:value="1.65197">
            <text:p>1.65197</text:p>
          </table:table-cell>
          <table:table-cell office:value-type="float" office:value="0.825864">
            <text:p>0.825864</text:p>
          </table:table-cell>
        </table:table-row>
        <table:table-row table:style-name="ro1">
          <table:table-cell table:number-columns-repeated="12"/>
          <table:table-cell office:value-type="float" office:value="56.0542">
            <text:p>56.0542</text:p>
          </table:table-cell>
          <table:table-cell office:value-type="float" office:value="1.02401">
            <text:p>1.02401</text:p>
          </table:table-cell>
          <table:table-cell office:value-type="float" office:value="1.63583">
            <text:p>1.63583</text:p>
          </table:table-cell>
          <table:table-cell office:value-type="float" office:value="0.824576">
            <text:p>0.824576</text:p>
          </table:table-cell>
        </table:table-row>
        <table:table-row table:style-name="ro1">
          <table:table-cell table:number-columns-repeated="12"/>
          <table:table-cell office:value-type="float" office:value="56.3067">
            <text:p>56.3067</text:p>
          </table:table-cell>
          <table:table-cell office:value-type="float" office:value="1.02165">
            <text:p>1.02165</text:p>
          </table:table-cell>
          <table:table-cell office:value-type="float" office:value="1.63308">
            <text:p>1.63308</text:p>
          </table:table-cell>
          <table:table-cell office:value-type="float" office:value="0.824255">
            <text:p>0.824255</text:p>
          </table:table-cell>
        </table:table-row>
        <table:table-row table:style-name="ro1">
          <table:table-cell table:number-columns-repeated="12"/>
          <table:table-cell office:value-type="float" office:value="57.4319">
            <text:p>57.4319</text:p>
          </table:table-cell>
          <table:table-cell office:value-type="float" office:value="1.02165">
            <text:p>1.02165</text:p>
          </table:table-cell>
          <table:table-cell office:value-type="float" office:value="1.62082">
            <text:p>1.62082</text:p>
          </table:table-cell>
          <table:table-cell office:value-type="float" office:value="0.822823">
            <text:p>0.822823</text:p>
          </table:table-cell>
        </table:table-row>
        <table:table-row table:style-name="ro1">
          <table:table-cell table:number-columns-repeated="12"/>
          <table:table-cell office:value-type="float" office:value="58.8383">
            <text:p>58.8383</text:p>
          </table:table-cell>
          <table:table-cell office:value-type="float" office:value="1.02165">
            <text:p>1.02165</text:p>
          </table:table-cell>
          <table:table-cell office:value-type="float" office:value="1.6055">
            <text:p>1.6055</text:p>
          </table:table-cell>
          <table:table-cell office:value-type="float" office:value="0.821033">
            <text:p>0.821033</text:p>
          </table:table-cell>
        </table:table-row>
        <table:table-row table:style-name="ro1">
          <table:table-cell table:number-columns-repeated="12"/>
          <table:table-cell office:value-type="float" office:value="58.9696">
            <text:p>58.9696</text:p>
          </table:table-cell>
          <table:table-cell office:value-type="float" office:value="1.0211">
            <text:p>1.0211</text:p>
          </table:table-cell>
          <table:table-cell office:value-type="float" office:value="1.60407">
            <text:p>1.60407</text:p>
          </table:table-cell>
          <table:table-cell office:value-type="float" office:value="0.820866">
            <text:p>0.820866</text:p>
          </table:table-cell>
        </table:table-row>
        <table:table-row table:style-name="ro1">
          <table:table-cell table:number-columns-repeated="12"/>
          <table:table-cell office:value-type="float" office:value="59.8497">
            <text:p>59.8497</text:p>
          </table:table-cell>
          <table:table-cell office:value-type="float" office:value="1.01741">
            <text:p>1.01741</text:p>
          </table:table-cell>
          <table:table-cell office:value-type="float" office:value="1.59449">
            <text:p>1.59449</text:p>
          </table:table-cell>
          <table:table-cell office:value-type="float" office:value="0.81984">
            <text:p>0.81984</text:p>
          </table:table-cell>
        </table:table-row>
        <table:table-row table:style-name="ro1">
          <table:table-cell table:number-columns-repeated="12"/>
          <table:table-cell office:value-type="float" office:value="60.2445">
            <text:p>60.2445</text:p>
          </table:table-cell>
          <table:table-cell office:value-type="float" office:value="1.01575">
            <text:p>1.01575</text:p>
          </table:table-cell>
          <table:table-cell office:value-type="float" office:value="1.58986">
            <text:p>1.58986</text:p>
          </table:table-cell>
          <table:table-cell office:value-type="float" office:value="0.819379">
            <text:p>0.819379</text:p>
          </table:table-cell>
        </table:table-row>
        <table:table-row table:style-name="ro1">
          <table:table-cell table:number-columns-repeated="12"/>
          <table:table-cell office:value-type="float" office:value="61.2288">
            <text:p>61.2288</text:p>
          </table:table-cell>
          <table:table-cell office:value-type="float" office:value="1.00984">
            <text:p>1.00984</text:p>
          </table:table-cell>
          <table:table-cell office:value-type="float" office:value="1.57832">
            <text:p>1.57832</text:p>
          </table:table-cell>
          <table:table-cell office:value-type="float" office:value="0.818231">
            <text:p>0.818231</text:p>
          </table:table-cell>
        </table:table-row>
        <table:table-row table:style-name="ro1">
          <table:table-cell table:number-columns-repeated="12"/>
          <table:table-cell office:value-type="float" office:value="62.7751">
            <text:p>62.7751</text:p>
          </table:table-cell>
          <table:table-cell office:value-type="float" office:value="0.992126">
            <text:p>0.992126</text:p>
          </table:table-cell>
          <table:table-cell office:value-type="float" office:value="1.56019">
            <text:p>1.56019</text:p>
          </table:table-cell>
          <table:table-cell office:value-type="float" office:value="0.816427">
            <text:p>0.816427</text:p>
          </table:table-cell>
        </table:table-row>
        <table:table-row table:style-name="ro1">
          <table:table-cell table:number-columns-repeated="12"/>
          <table:table-cell office:value-type="float" office:value="63.7601">
            <text:p>63.7601</text:p>
          </table:table-cell>
          <table:table-cell office:value-type="float" office:value="1.00394">
            <text:p>1.00394</text:p>
          </table:table-cell>
          <table:table-cell office:value-type="float" office:value="1.54864">
            <text:p>1.54864</text:p>
          </table:table-cell>
          <table:table-cell office:value-type="float" office:value="0.815278">
            <text:p>0.815278</text:p>
          </table:table-cell>
        </table:table-row>
        <table:table-row table:style-name="ro1">
          <table:table-cell table:number-columns-repeated="12"/>
          <table:table-cell office:value-type="float" office:value="64.0326">
            <text:p>64.0326</text:p>
          </table:table-cell>
          <table:table-cell office:value-type="float" office:value="1.00267">
            <text:p>1.00267</text:p>
          </table:table-cell>
          <table:table-cell office:value-type="float" office:value="1.54545">
            <text:p>1.54545</text:p>
          </table:table-cell>
          <table:table-cell office:value-type="float" office:value="0.814961">
            <text:p>0.814961</text:p>
          </table:table-cell>
        </table:table-row>
        <table:table-row table:style-name="ro1">
          <table:table-cell table:number-columns-repeated="12"/>
          <table:table-cell office:value-type="float" office:value="65.0257">
            <text:p>65.0257</text:p>
          </table:table-cell>
          <table:table-cell office:value-type="float" office:value="0.998031">
            <text:p>0.998031</text:p>
          </table:table-cell>
          <table:table-cell office:value-type="float" office:value="1.5338">
            <text:p>1.5338</text:p>
          </table:table-cell>
          <table:table-cell office:value-type="float" office:value="0.812644">
            <text:p>0.812644</text:p>
          </table:table-cell>
        </table:table-row>
        <table:table-row table:style-name="ro1">
          <table:table-cell table:number-columns-repeated="12"/>
          <table:table-cell office:value-type="float" office:value="65.8942">
            <text:p>65.8942</text:p>
          </table:table-cell>
          <table:table-cell office:value-type="float" office:value="0.998031">
            <text:p>0.998031</text:p>
          </table:table-cell>
          <table:table-cell office:value-type="float" office:value="1.52362">
            <text:p>1.52362</text:p>
          </table:table-cell>
          <table:table-cell office:value-type="float" office:value="0.810618">
            <text:p>0.810618</text:p>
          </table:table-cell>
        </table:table-row>
        <table:table-row table:style-name="ro1">
          <table:table-cell table:number-columns-repeated="12"/>
          <table:table-cell office:value-type="float" office:value="66.0102">
            <text:p>66.0102</text:p>
          </table:table-cell>
          <table:table-cell office:value-type="float" office:value="0.998031">
            <text:p>0.998031</text:p>
          </table:table-cell>
          <table:table-cell office:value-type="float" office:value="1.52227">
            <text:p>1.52227</text:p>
          </table:table-cell>
          <table:table-cell office:value-type="float" office:value="0.810347">
            <text:p>0.810347</text:p>
          </table:table-cell>
        </table:table-row>
        <table:table-row table:style-name="ro1">
          <table:table-cell table:number-columns-repeated="12"/>
          <table:table-cell office:value-type="float" office:value="67.4164">
            <text:p>67.4164</text:p>
          </table:table-cell>
          <table:table-cell office:value-type="float" office:value="0.992126">
            <text:p>0.992126</text:p>
          </table:table-cell>
          <table:table-cell office:value-type="float" office:value="1.50586">
            <text:p>1.50586</text:p>
          </table:table-cell>
          <table:table-cell office:value-type="float" office:value="0.807066">
            <text:p>0.807066</text:p>
          </table:table-cell>
        </table:table-row>
        <table:table-row table:style-name="ro1">
          <table:table-cell table:number-columns-repeated="12"/>
          <table:table-cell office:value-type="float" office:value="68.5419">
            <text:p>68.5419</text:p>
          </table:table-cell>
          <table:table-cell office:value-type="float" office:value="0.998031">
            <text:p>0.998031</text:p>
          </table:table-cell>
          <table:table-cell office:value-type="float" office:value="1.49272">
            <text:p>1.49272</text:p>
          </table:table-cell>
          <table:table-cell office:value-type="float" office:value="0.804441">
            <text:p>0.804441</text:p>
          </table:table-cell>
        </table:table-row>
        <table:table-row table:style-name="ro1">
          <table:table-cell table:number-columns-repeated="12"/>
          <table:table-cell office:value-type="float" office:value="69.0953">
            <text:p>69.0953</text:p>
          </table:table-cell>
          <table:table-cell office:value-type="float" office:value="0.992865">
            <text:p>0.992865</text:p>
          </table:table-cell>
          <table:table-cell office:value-type="float" office:value="1.48627">
            <text:p>1.48627</text:p>
          </table:table-cell>
          <table:table-cell office:value-type="float" office:value="0.80315">
            <text:p>0.80315</text:p>
          </table:table-cell>
        </table:table-row>
        <table:table-row table:style-name="ro1">
          <table:table-cell table:number-columns-repeated="12"/>
          <table:table-cell office:value-type="float" office:value="69.8071">
            <text:p>69.8071</text:p>
          </table:table-cell>
          <table:table-cell office:value-type="float" office:value="0.98622">
            <text:p>0.98622</text:p>
          </table:table-cell>
          <table:table-cell office:value-type="float" office:value="1.47796">
            <text:p>1.47796</text:p>
          </table:table-cell>
          <table:table-cell office:value-type="float" office:value="0.80315">
            <text:p>0.80315</text:p>
          </table:table-cell>
        </table:table-row>
        <table:table-row table:style-name="ro1">
          <table:table-cell table:number-columns-repeated="12"/>
          <table:table-cell office:value-type="float" office:value="70.9547">
            <text:p>70.9547</text:p>
          </table:table-cell>
          <table:table-cell office:value-type="float" office:value="0.991038">
            <text:p>0.991038</text:p>
          </table:table-cell>
          <table:table-cell office:value-type="float" office:value="1.46457">
            <text:p>1.46457</text:p>
          </table:table-cell>
          <table:table-cell office:value-type="float" office:value="0.80315">
            <text:p>0.80315</text:p>
          </table:table-cell>
        </table:table-row>
        <table:table-row table:style-name="ro1">
          <table:table-cell table:number-columns-repeated="12"/>
          <table:table-cell office:value-type="float" office:value="71.2139">
            <text:p>71.2139</text:p>
          </table:table-cell>
          <table:table-cell office:value-type="float" office:value="0.992126">
            <text:p>0.992126</text:p>
          </table:table-cell>
          <table:table-cell office:value-type="float" office:value="1.46269">
            <text:p>1.46269</text:p>
          </table:table-cell>
          <table:table-cell office:value-type="float" office:value="0.80315">
            <text:p>0.80315</text:p>
          </table:table-cell>
        </table:table-row>
        <table:table-row table:style-name="ro1">
          <table:table-cell table:number-columns-repeated="12"/>
          <table:table-cell office:value-type="float" office:value="71.635">
            <text:p>71.635</text:p>
          </table:table-cell>
          <table:table-cell office:value-type="float" office:value="0.974409">
            <text:p>0.974409</text:p>
          </table:table-cell>
          <table:table-cell office:value-type="float" office:value="1.45964">
            <text:p>1.45964</text:p>
          </table:table-cell>
          <table:table-cell office:value-type="float" office:value="0.80315">
            <text:p>0.80315</text:p>
          </table:table-cell>
        </table:table-row>
        <table:table-row table:style-name="ro1">
          <table:table-cell table:number-columns-repeated="12"/>
          <table:table-cell office:value-type="float" office:value="73.0415">
            <text:p>73.0415</text:p>
          </table:table-cell>
          <table:table-cell office:value-type="float" office:value="0.974409">
            <text:p>0.974409</text:p>
          </table:table-cell>
          <table:table-cell office:value-type="float" office:value="1.44946">
            <text:p>1.44946</text:p>
          </table:table-cell>
          <table:table-cell office:value-type="float" office:value="0.80315">
            <text:p>0.80315</text:p>
          </table:table-cell>
        </table:table-row>
        <table:table-row table:style-name="ro1">
          <table:table-cell table:number-columns-repeated="12"/>
          <table:table-cell office:value-type="float" office:value="73.8773">
            <text:p>73.8773</text:p>
          </table:table-cell>
          <table:table-cell office:value-type="float" office:value="0.969729">
            <text:p>0.969729</text:p>
          </table:table-cell>
          <table:table-cell office:value-type="float" office:value="1.4434">
            <text:p>1.4434</text:p>
          </table:table-cell>
          <table:table-cell office:value-type="float" office:value="0.80315">
            <text:p>0.80315</text:p>
          </table:table-cell>
        </table:table-row>
        <table:table-row table:style-name="ro1">
          <table:table-cell table:number-columns-repeated="12"/>
          <table:table-cell office:value-type="float" office:value="75.0321">
            <text:p>75.0321</text:p>
          </table:table-cell>
          <table:table-cell office:value-type="float" office:value="0.963262">
            <text:p>0.963262</text:p>
          </table:table-cell>
          <table:table-cell office:value-type="float" office:value="1.43504">
            <text:p>1.43504</text:p>
          </table:table-cell>
          <table:table-cell office:value-type="float" office:value="0.797907">
            <text:p>0.797907</text:p>
          </table:table-cell>
        </table:table-row>
        <table:table-row table:style-name="ro1">
          <table:table-cell table:number-columns-repeated="12"/>
          <table:table-cell office:value-type="float" office:value="77.2598">
            <text:p>77.2598</text:p>
          </table:table-cell>
          <table:table-cell office:value-type="float" office:value="0.950787">
            <text:p>0.950787</text:p>
          </table:table-cell>
          <table:table-cell office:value-type="float" office:value="1.42065">
            <text:p>1.42065</text:p>
          </table:table-cell>
          <table:table-cell office:value-type="float" office:value="0.787793">
            <text:p>0.787793</text:p>
          </table:table-cell>
        </table:table-row>
        <table:table-row table:style-name="ro1">
          <table:table-cell table:number-columns-repeated="12"/>
          <table:table-cell office:value-type="float" office:value="78.666">
            <text:p>78.666</text:p>
          </table:table-cell>
          <table:table-cell office:value-type="float" office:value="0.944882">
            <text:p>0.944882</text:p>
          </table:table-cell>
          <table:table-cell office:value-type="float" office:value="1.41156">
            <text:p>1.41156</text:p>
          </table:table-cell>
          <table:table-cell office:value-type="float" office:value="0.781408">
            <text:p>0.781408</text:p>
          </table:table-cell>
        </table:table-row>
        <table:table-row table:style-name="ro1">
          <table:table-cell table:number-columns-repeated="12"/>
          <table:table-cell office:value-type="float" office:value="78.6878">
            <text:p>78.6878</text:p>
          </table:table-cell>
          <table:table-cell office:value-type="float" office:value="0.944715">
            <text:p>0.944715</text:p>
          </table:table-cell>
          <table:table-cell office:value-type="float" office:value="1.41142">
            <text:p>1.41142</text:p>
          </table:table-cell>
          <table:table-cell office:value-type="float" office:value="0.781309">
            <text:p>0.781309</text:p>
          </table:table-cell>
        </table:table-row>
        <table:table-row table:style-name="ro1">
          <table:table-cell table:number-columns-repeated="12"/>
          <table:table-cell office:value-type="float" office:value="79.0801">
            <text:p>79.0801</text:p>
          </table:table-cell>
          <table:table-cell office:value-type="float" office:value="0.941719">
            <text:p>0.941719</text:p>
          </table:table-cell>
          <table:table-cell office:value-type="float" office:value="1.40767">
            <text:p>1.40767</text:p>
          </table:table-cell>
          <table:table-cell office:value-type="float" office:value="0.779528">
            <text:p>0.779528</text:p>
          </table:table-cell>
        </table:table-row>
        <table:table-row table:style-name="ro1">
          <table:table-cell table:number-columns-repeated="12"/>
          <table:table-cell office:value-type="float" office:value="80.2125">
            <text:p>80.2125</text:p>
          </table:table-cell>
          <table:table-cell office:value-type="float" office:value="0.933071">
            <text:p>0.933071</text:p>
          </table:table-cell>
          <table:table-cell office:value-type="float" office:value="1.39686">
            <text:p>1.39686</text:p>
          </table:table-cell>
          <table:table-cell office:value-type="float" office:value="0.77681">
            <text:p>0.77681</text:p>
          </table:table-cell>
        </table:table-row>
        <table:table-row table:style-name="ro1">
          <table:table-cell table:number-columns-repeated="12"/>
          <table:table-cell office:value-type="float" office:value="81.619">
            <text:p>81.619</text:p>
          </table:table-cell>
          <table:table-cell office:value-type="float" office:value="0.933071">
            <text:p>0.933071</text:p>
          </table:table-cell>
          <table:table-cell office:value-type="float" office:value="1.38343">
            <text:p>1.38343</text:p>
          </table:table-cell>
          <table:table-cell office:value-type="float" office:value="0.773435">
            <text:p>0.773435</text:p>
          </table:table-cell>
        </table:table-row>
        <table:table-row table:style-name="ro1">
          <table:table-cell table:number-columns-repeated="12"/>
          <table:table-cell office:value-type="float" office:value="83.0252">
            <text:p>83.0252</text:p>
          </table:table-cell>
          <table:table-cell office:value-type="float" office:value="0.927165">
            <text:p>0.927165</text:p>
          </table:table-cell>
          <table:table-cell office:value-type="float" office:value="1.37001">
            <text:p>1.37001</text:p>
          </table:table-cell>
          <table:table-cell office:value-type="float" office:value="0.770061">
            <text:p>0.770061</text:p>
          </table:table-cell>
        </table:table-row>
        <table:table-row table:style-name="ro1">
          <table:table-cell table:number-columns-repeated="12"/>
          <table:table-cell office:value-type="float" office:value="84.0022">
            <text:p>84.0022</text:p>
          </table:table-cell>
          <table:table-cell office:value-type="float" office:value="0.923062">
            <text:p>0.923062</text:p>
          </table:table-cell>
          <table:table-cell office:value-type="float" office:value="1.36068">
            <text:p>1.36068</text:p>
          </table:table-cell>
          <table:table-cell office:value-type="float" office:value="0.767717">
            <text:p>0.767717</text:p>
          </table:table-cell>
        </table:table-row>
        <table:table-row table:style-name="ro1">
          <table:table-cell table:number-columns-repeated="12"/>
          <table:table-cell office:value-type="float" office:value="84.4314">
            <text:p>84.4314</text:p>
          </table:table-cell>
          <table:table-cell office:value-type="float" office:value="0.92126">
            <text:p>0.92126</text:p>
          </table:table-cell>
          <table:table-cell office:value-type="float" office:value="1.35658">
            <text:p>1.35658</text:p>
          </table:table-cell>
          <table:table-cell office:value-type="float" office:value="0.76723">
            <text:p>0.76723</text:p>
          </table:table-cell>
        </table:table-row>
        <table:table-row table:style-name="ro1">
          <table:table-cell table:number-columns-repeated="12"/>
          <table:table-cell office:value-type="float" office:value="84.8735">
            <text:p>84.8735</text:p>
          </table:table-cell>
          <table:table-cell office:value-type="float" office:value="0.919403">
            <text:p>0.919403</text:p>
          </table:table-cell>
          <table:table-cell office:value-type="float" office:value="1.35236">
            <text:p>1.35236</text:p>
          </table:table-cell>
          <table:table-cell office:value-type="float" office:value="0.766728">
            <text:p>0.766728</text:p>
          </table:table-cell>
        </table:table-row>
        <table:table-row table:style-name="ro1">
          <table:table-cell table:number-columns-repeated="12"/>
          <table:table-cell office:value-type="float" office:value="85.8376">
            <text:p>85.8376</text:p>
          </table:table-cell>
          <table:table-cell office:value-type="float" office:value="0.915354">
            <text:p>0.915354</text:p>
          </table:table-cell>
          <table:table-cell office:value-type="float" office:value="1.34545">
            <text:p>1.34545</text:p>
          </table:table-cell>
          <table:table-cell office:value-type="float" office:value="0.765634">
            <text:p>0.765634</text:p>
          </table:table-cell>
        </table:table-row>
        <table:table-row table:style-name="ro1">
          <table:table-cell table:number-columns-repeated="12"/>
          <table:table-cell office:value-type="float" office:value="87.2438">
            <text:p>87.2438</text:p>
          </table:table-cell>
          <table:table-cell office:value-type="float" office:value="0.909449">
            <text:p>0.909449</text:p>
          </table:table-cell>
          <table:table-cell office:value-type="float" office:value="1.33536">
            <text:p>1.33536</text:p>
          </table:table-cell>
          <table:table-cell office:value-type="float" office:value="0.764038">
            <text:p>0.764038</text:p>
          </table:table-cell>
        </table:table-row>
        <table:table-row table:style-name="ro1">
          <table:table-cell table:number-columns-repeated="12"/>
          <table:table-cell office:value-type="float" office:value="88.65">
            <text:p>88.65</text:p>
          </table:table-cell>
          <table:table-cell office:value-type="float" office:value="0.903543">
            <text:p>0.903543</text:p>
          </table:table-cell>
          <table:table-cell office:value-type="float" office:value="1.32528">
            <text:p>1.32528</text:p>
          </table:table-cell>
          <table:table-cell office:value-type="float" office:value="0.762442">
            <text:p>0.762442</text:p>
          </table:table-cell>
        </table:table-row>
        <table:table-row table:style-name="ro1">
          <table:table-cell table:number-columns-repeated="12"/>
          <table:table-cell office:value-type="float" office:value="89.2059">
            <text:p>89.2059</text:p>
          </table:table-cell>
          <table:table-cell office:value-type="float" office:value="0.901209">
            <text:p>0.901209</text:p>
          </table:table-cell>
          <table:table-cell office:value-type="float" office:value="1.32129">
            <text:p>1.32129</text:p>
          </table:table-cell>
          <table:table-cell office:value-type="float" office:value="0.761811">
            <text:p>0.761811</text:p>
          </table:table-cell>
        </table:table-row>
        <table:table-row table:style-name="ro1">
          <table:table-cell table:number-columns-repeated="12"/>
          <table:table-cell office:value-type="float" office:value="90.0561">
            <text:p>90.0561</text:p>
          </table:table-cell>
          <table:table-cell office:value-type="float" office:value="0.897638">
            <text:p>0.897638</text:p>
          </table:table-cell>
          <table:table-cell office:value-type="float" office:value="1.3152">
            <text:p>1.3152</text:p>
          </table:table-cell>
          <table:table-cell office:value-type="float" office:value="0.759711">
            <text:p>0.759711</text:p>
          </table:table-cell>
        </table:table-row>
        <table:table-row table:style-name="ro1">
          <table:table-cell table:number-columns-repeated="12"/>
          <table:table-cell office:value-type="float" office:value="90.6381">
            <text:p>90.6381</text:p>
          </table:table-cell>
          <table:table-cell office:value-type="float" office:value="0.895416">
            <text:p>0.895416</text:p>
          </table:table-cell>
          <table:table-cell office:value-type="float" office:value="1.31102">
            <text:p>1.31102</text:p>
          </table:table-cell>
          <table:table-cell office:value-type="float" office:value="0.758273">
            <text:p>0.758273</text:p>
          </table:table-cell>
        </table:table-row>
        <table:table-row table:style-name="ro1">
          <table:table-cell table:number-columns-repeated="12"/>
          <table:table-cell office:value-type="float" office:value="91.603">
            <text:p>91.603</text:p>
          </table:table-cell>
          <table:table-cell office:value-type="float" office:value="0.891732">
            <text:p>0.891732</text:p>
          </table:table-cell>
          <table:table-cell office:value-type="float" office:value="1.30462">
            <text:p>1.30462</text:p>
          </table:table-cell>
          <table:table-cell office:value-type="float" office:value="0.75589">
            <text:p>0.75589</text:p>
          </table:table-cell>
        </table:table-row>
        <table:table-row table:style-name="ro1">
          <table:table-cell table:number-columns-repeated="12"/>
          <table:table-cell office:value-type="float" office:value="93.0092">
            <text:p>93.0092</text:p>
          </table:table-cell>
          <table:table-cell office:value-type="float" office:value="0.885827">
            <text:p>0.885827</text:p>
          </table:table-cell>
          <table:table-cell office:value-type="float" office:value="1.2953">
            <text:p>1.2953</text:p>
          </table:table-cell>
          <table:table-cell office:value-type="float" office:value="0.752416">
            <text:p>0.752416</text:p>
          </table:table-cell>
        </table:table-row>
        <table:table-row table:style-name="ro1">
          <table:table-cell table:number-columns-repeated="12"/>
          <table:table-cell office:value-type="float" office:value="93.9873">
            <text:p>93.9873</text:p>
          </table:table-cell>
          <table:table-cell office:value-type="float" office:value="0.877609">
            <text:p>0.877609</text:p>
          </table:table-cell>
          <table:table-cell office:value-type="float" office:value="1.28881">
            <text:p>1.28881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table:number-columns-repeated="12"/>
          <table:table-cell office:value-type="float" office:value="94.4151">
            <text:p>94.4151</text:p>
          </table:table-cell>
          <table:table-cell office:value-type="float" office:value="0.874016">
            <text:p>0.874016</text:p>
          </table:table-cell>
          <table:table-cell office:value-type="float" office:value="1.28598">
            <text:p>1.28598</text:p>
          </table:table-cell>
          <table:table-cell office:value-type="float" office:value="0.749501">
            <text:p>0.749501</text:p>
          </table:table-cell>
        </table:table-row>
        <table:table-row table:style-name="ro1">
          <table:table-cell table:number-columns-repeated="12"/>
          <table:table-cell office:value-type="float" office:value="95.8213">
            <text:p>95.8213</text:p>
          </table:table-cell>
          <table:table-cell office:value-type="float" office:value="0.86811">
            <text:p>0.86811</text:p>
          </table:table-cell>
          <table:table-cell office:value-type="float" office:value="1.27665">
            <text:p>1.27665</text:p>
          </table:table-cell>
          <table:table-cell office:value-type="float" office:value="0.747861">
            <text:p>0.747861</text:p>
          </table:table-cell>
        </table:table-row>
        <table:table-row table:style-name="ro1">
          <table:table-cell table:number-columns-repeated="12"/>
          <table:table-cell office:value-type="float" office:value="95.981">
            <text:p>95.981</text:p>
          </table:table-cell>
          <table:table-cell office:value-type="float" office:value="0.867439">
            <text:p>0.867439</text:p>
          </table:table-cell>
          <table:table-cell office:value-type="float" office:value="1.27559">
            <text:p>1.27559</text:p>
          </table:table-cell>
          <table:table-cell office:value-type="float" office:value="0.747675">
            <text:p>0.747675</text:p>
          </table:table-cell>
        </table:table-row>
        <table:table-row table:style-name="ro1">
          <table:table-cell table:number-columns-repeated="12"/>
          <table:table-cell office:value-type="float" office:value="97.2275">
            <text:p>97.2275</text:p>
          </table:table-cell>
          <table:table-cell office:value-type="float" office:value="0.862205">
            <text:p>0.862205</text:p>
          </table:table-cell>
          <table:table-cell office:value-type="float" office:value="1.2625">
            <text:p>1.2625</text:p>
          </table:table-cell>
          <table:table-cell office:value-type="float" office:value="0.746221">
            <text:p>0.746221</text:p>
          </table:table-cell>
        </table:table-row>
        <table:table-row table:style-name="ro1">
          <table:table-cell table:number-columns-repeated="12"/>
          <table:table-cell office:value-type="float" office:value="98.6337">
            <text:p>98.6337</text:p>
          </table:table-cell>
          <table:table-cell office:value-type="float" office:value="0.856299">
            <text:p>0.856299</text:p>
          </table:table-cell>
          <table:table-cell office:value-type="float" office:value="1.24773">
            <text:p>1.24773</text:p>
          </table:table-cell>
          <table:table-cell office:value-type="float" office:value="0.744581">
            <text:p>0.744581</text:p>
          </table:table-cell>
        </table:table-row>
        <table:table-row table:style-name="ro1">
          <table:table-cell table:number-columns-repeated="12"/>
          <table:table-cell office:value-type="float" office:value="99.0504">
            <text:p>99.0504</text:p>
          </table:table-cell>
          <table:table-cell office:value-type="float" office:value="0.854549">
            <text:p>0.854549</text:p>
          </table:table-cell>
          <table:table-cell office:value-type="float" office:value="1.24336">
            <text:p>1.24336</text:p>
          </table:table-cell>
          <table:table-cell office:value-type="float" office:value="0.744094">
            <text:p>0.744094</text:p>
          </table:table-cell>
        </table:table-row>
        <table:table-row table:style-name="ro1">
          <table:table-cell table:number-columns-repeated="12"/>
          <table:table-cell office:value-type="float" office:value="99.9172">
            <text:p>99.9172</text:p>
          </table:table-cell>
          <table:table-cell office:value-type="float" office:value="0.850909">
            <text:p>0.850909</text:p>
          </table:table-cell>
          <table:table-cell office:value-type="float" office:value="1.23425">
            <text:p>1.23425</text:p>
          </table:table-cell>
          <table:table-cell office:value-type="float" office:value="0.743083">
            <text:p>0.74308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04/22/2013</text:date>, <text:time>02:0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4-22T02:08:37</dc:date>
    <dc:creator>Yusuke Koda</dc:creator>
    <meta:generator>OpenOffice.org/3.2$Unix OpenOffice.org_project/320m12$Build-9483</meta:generator>
    <meta:editing-duration>PT09H24M39S</meta:editing-duration>
    <meta:editing-cycles>3</meta:editing-cycles>
    <meta:document-statistic meta:table-count="1" meta:cell-count="119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line" chart:style-name="ch1">
        <chart:legend chart:legend-position="end" svg:x="5.921cm" svg:y="2.843cm" chart:style-name="ch2"/>
        <chart:plot-area chart:style-name="ch3" table:cell-range-address="Sheet1.D4:Sheet1.F33" svg:x="0.16cm" svg:y="0.14cm" svg:width="5.601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4:Sheet1.D33" chart:class="chart:line">
            <chart:data-point chart:repeated="30"/>
          </chart:series>
          <chart:series chart:style-name="ch7" chart:values-cell-range-address="Sheet1.E4:Sheet1.E33" chart:class="chart:line">
            <chart:data-point chart:repeated="30"/>
          </chart:series>
          <chart:series chart:style-name="ch8" chart:values-cell-range-address="Sheet1.F4:Sheet1.F33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33354">
                <text:p text:id="Sheet1.D4:Sheet1.D33">0.0433354</text:p>
              </table:table-cell>
              <table:table-cell office:value-type="float" office:value="0.8714">
                <text:p text:id="Sheet1.E4:Sheet1.E33">0.8714</text:p>
              </table:table-cell>
              <table:table-cell office:value-type="float" office:value="0.417941">
                <text:p text:id="Sheet1.F4:Sheet1.F33">0.41794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2792">
                <text:p>0.202792</text:p>
              </table:table-cell>
              <table:table-cell office:value-type="float" office:value="2.16404">
                <text:p>2.16404</text:p>
              </table:table-cell>
              <table:table-cell office:value-type="float" office:value="0.814973">
                <text:p>0.8149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042">
                <text:p>0.36042</text:p>
              </table:table-cell>
              <table:table-cell office:value-type="float" office:value="2.73019">
                <text:p>2.73019</text:p>
              </table:table-cell>
              <table:table-cell office:value-type="float" office:value="0.894242">
                <text:p>0.8942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78607">
                <text:p>0.478607</text:p>
              </table:table-cell>
              <table:table-cell office:value-type="float" office:value="2.83852">
                <text:p>2.83852</text:p>
              </table:table-cell>
              <table:table-cell office:value-type="float" office:value="0.965204">
                <text:p>0.965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1348">
                <text:p>0.581348</text:p>
              </table:table-cell>
              <table:table-cell office:value-type="float" office:value="2.76338">
                <text:p>2.76338</text:p>
              </table:table-cell>
              <table:table-cell office:value-type="float" office:value="1.01242">
                <text:p>1.01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845">
                <text:p>0.65845</text:p>
              </table:table-cell>
              <table:table-cell office:value-type="float" office:value="2.61368">
                <text:p>2.61368</text:p>
              </table:table-cell>
              <table:table-cell office:value-type="float" office:value="1.03308">
                <text:p>1.033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0501">
                <text:p>0.720501</text:p>
              </table:table-cell>
              <table:table-cell office:value-type="float" office:value="2.44829">
                <text:p>2.44829</text:p>
              </table:table-cell>
              <table:table-cell office:value-type="float" office:value="1.03572">
                <text:p>1.035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0576">
                <text:p>0.770576</text:p>
              </table:table-cell>
              <table:table-cell office:value-type="float" office:value="2.27917">
                <text:p>2.27917</text:p>
              </table:table-cell>
              <table:table-cell office:value-type="float" office:value="1.04944">
                <text:p>1.049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08436">
                <text:p>0.808436</text:p>
              </table:table-cell>
              <table:table-cell office:value-type="float" office:value="2.11865">
                <text:p>2.11865</text:p>
              </table:table-cell>
              <table:table-cell office:value-type="float" office:value="1.0516">
                <text:p>1.05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9943">
                <text:p>0.829943</text:p>
              </table:table-cell>
              <table:table-cell office:value-type="float" office:value="1.97874">
                <text:p>1.97874</text:p>
              </table:table-cell>
              <table:table-cell office:value-type="float" office:value="1.04487">
                <text:p>1.04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0892">
                <text:p>0.840892</text:p>
              </table:table-cell>
              <table:table-cell office:value-type="float" office:value="1.86093">
                <text:p>1.86093</text:p>
              </table:table-cell>
              <table:table-cell office:value-type="float" office:value="1.03311">
                <text:p>1.033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44452">
                <text:p>0.844452</text:p>
              </table:table-cell>
              <table:table-cell office:value-type="float" office:value="1.75252">
                <text:p>1.75252</text:p>
              </table:table-cell>
              <table:table-cell office:value-type="float" office:value="1.02209">
                <text:p>1.022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42003">
                <text:p>0.842003</text:p>
              </table:table-cell>
              <table:table-cell office:value-type="float" office:value="1.65194">
                <text:p>1.65194</text:p>
              </table:table-cell>
              <table:table-cell office:value-type="float" office:value="1.00473">
                <text:p>1.004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3436">
                <text:p>0.83436</text:p>
              </table:table-cell>
              <table:table-cell office:value-type="float" office:value="1.56853">
                <text:p>1.56853</text:p>
              </table:table-cell>
              <table:table-cell office:value-type="float" office:value="0.983365">
                <text:p>0.983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22789">
                <text:p>0.822789</text:p>
              </table:table-cell>
              <table:table-cell office:value-type="float" office:value="1.49845">
                <text:p>1.49845</text:p>
              </table:table-cell>
              <table:table-cell office:value-type="float" office:value="0.953552">
                <text:p>0.9535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07879">
                <text:p>0.807879</text:p>
              </table:table-cell>
              <table:table-cell office:value-type="float" office:value="1.43663">
                <text:p>1.43663</text:p>
              </table:table-cell>
              <table:table-cell office:value-type="float" office:value="0.924162">
                <text:p>0.9241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91051">
                <text:p>0.791051</text:p>
              </table:table-cell>
              <table:table-cell office:value-type="float" office:value="1.38201">
                <text:p>1.38201</text:p>
              </table:table-cell>
              <table:table-cell office:value-type="float" office:value="0.897361">
                <text:p>0.8973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73007">
                <text:p>0.773007</text:p>
              </table:table-cell>
              <table:table-cell office:value-type="float" office:value="1.33253">
                <text:p>1.33253</text:p>
              </table:table-cell>
              <table:table-cell office:value-type="float" office:value="0.868436">
                <text:p>0.8684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55925">
                <text:p>0.755925</text:p>
              </table:table-cell>
              <table:table-cell office:value-type="float" office:value="1.28238">
                <text:p>1.28238</text:p>
              </table:table-cell>
              <table:table-cell office:value-type="float" office:value="0.83769">
                <text:p>0.837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40386">
                <text:p>0.740386</text:p>
              </table:table-cell>
              <table:table-cell office:value-type="float" office:value="1.22888">
                <text:p>1.22888</text:p>
              </table:table-cell>
              <table:table-cell office:value-type="float" office:value="0.810424">
                <text:p>0.8104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25565">
                <text:p>0.725565</text:p>
              </table:table-cell>
              <table:table-cell office:value-type="float" office:value="1.17556">
                <text:p>1.17556</text:p>
              </table:table-cell>
              <table:table-cell office:value-type="float" office:value="0.786117">
                <text:p>0.7861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10388">
                <text:p>0.710388</text:p>
              </table:table-cell>
              <table:table-cell office:value-type="float" office:value="1.12456">
                <text:p>1.12456</text:p>
              </table:table-cell>
              <table:table-cell office:value-type="float" office:value="0.763639">
                <text:p>0.7636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95373">
                <text:p>0.695373</text:p>
              </table:table-cell>
              <table:table-cell office:value-type="float" office:value="1.07452">
                <text:p>1.07452</text:p>
              </table:table-cell>
              <table:table-cell office:value-type="float" office:value="0.741675">
                <text:p>0.7416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81195">
                <text:p>0.681195</text:p>
              </table:table-cell>
              <table:table-cell office:value-type="float" office:value="1.02361">
                <text:p>1.02361</text:p>
              </table:table-cell>
              <table:table-cell office:value-type="float" office:value="0.720747">
                <text:p>0.7207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68902">
                <text:p>0.668902</text:p>
              </table:table-cell>
              <table:table-cell office:value-type="float" office:value="0.974615">
                <text:p>0.974615</text:p>
              </table:table-cell>
              <table:table-cell office:value-type="float" office:value="0.698528">
                <text:p>0.6985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58089">
                <text:p>0.658089</text:p>
              </table:table-cell>
              <table:table-cell office:value-type="float" office:value="0.93145">
                <text:p>0.93145</text:p>
              </table:table-cell>
              <table:table-cell office:value-type="float" office:value="0.676713">
                <text:p>0.6767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49067">
                <text:p>0.649067</text:p>
              </table:table-cell>
              <table:table-cell office:value-type="float" office:value="0.89544">
                <text:p>0.89544</text:p>
              </table:table-cell>
              <table:table-cell office:value-type="float" office:value="0.658127">
                <text:p>0.6581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41617">
                <text:p>0.641617</text:p>
              </table:table-cell>
              <table:table-cell office:value-type="float" office:value="0.86522">
                <text:p>0.86522</text:p>
              </table:table-cell>
              <table:table-cell office:value-type="float" office:value="0.643751">
                <text:p>0.6437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35414">
                <text:p>0.635414</text:p>
              </table:table-cell>
              <table:table-cell office:value-type="float" office:value="0.839498">
                <text:p>0.839498</text:p>
              </table:table-cell>
              <table:table-cell office:value-type="float" office:value="0.634458">
                <text:p>0.6344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3074">
                <text:p>0.63074</text:p>
              </table:table-cell>
              <table:table-cell office:value-type="float" office:value="0.822508">
                <text:p>0.822508</text:p>
              </table:table-cell>
              <table:table-cell office:value-type="float" office:value="0.630383">
                <text:p>0.6303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865cm" svg:height="11.472cm" xlink:href=".." chart:class="chart:scatter" chart:style-name="ch1">
        <chart:legend chart:legend-position="end" svg:x="16.568cm" svg:y="5.079cm" chart:style-name="ch2"/>
        <chart:plot-area chart:style-name="ch3" table:cell-range-address="Sheet1.B4:Sheet1.C34 Sheet1.H3:Sheet1.H33 Sheet1.K3:Sheet1.K79" svg:x="0.377cm" svg:y="0.229cm" svg:width="15.815cm" svg:height="10.785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34" chart:class="chart:scatter">
            <chart:domain table:cell-range-address="Sheet1.B4:Sheet1.B34"/>
            <chart:data-point chart:repeated="31"/>
          </chart:series>
          <chart:series chart:style-name="ch8" chart:values-cell-range-address="Sheet1.H3:Sheet1.H33" chart:class="chart:scatter">
            <chart:domain table:cell-range-address="Sheet1.G3:Sheet1.G33"/>
            <chart:data-point chart:repeated="31"/>
          </chart:series>
          <chart:series chart:style-name="ch9" chart:values-cell-range-address="Sheet1.K3:Sheet1.K79" chart:class="chart:scatter">
            <chart:domain table:cell-range-address="Sheet1.J3:Sheet1.J79"/>
            <chart:data-point chart:repeated="7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90323">
                <text:p text:id="Sheet1.B4:Sheet1.B34">2.90323</text:p>
              </table:table-cell>
              <table:table-cell office:value-type="float" office:value="2.17915">
                <text:p text:id="Sheet1.C4:Sheet1.C34">2.17915</text:p>
              </table:table-cell>
              <table:table-cell office:value-type="float" office:value="2.90323">
                <text:p text:id="Sheet1.G3:Sheet1.G33">2.90323</text:p>
              </table:table-cell>
              <table:table-cell office:value-type="float" office:value="1.87675">
                <text:p text:id="Sheet1.H3:Sheet1.H33">1.87675</text:p>
              </table:table-cell>
              <table:table-cell office:value-type="float" office:value="1.02692">
                <text:p text:id="Sheet1.J3:Sheet1.J79">1.02692</text:p>
              </table:table-cell>
              <table:table-cell office:value-type="float" office:value="1.01998">
                <text:p text:id="Sheet1.K3:Sheet1.K79">1.0199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70968">
                <text:p>8.70968</text:p>
              </table:table-cell>
              <table:table-cell office:value-type="float" office:value="6.06922">
                <text:p>6.06922</text:p>
              </table:table-cell>
              <table:table-cell office:value-type="float" office:value="8.70968">
                <text:p>8.70968</text:p>
              </table:table-cell>
              <table:table-cell office:value-type="float" office:value="5.31645">
                <text:p>5.31645</text:p>
              </table:table-cell>
              <table:table-cell office:value-type="float" office:value="1.12202">
                <text:p>1.12202</text:p>
              </table:table-cell>
              <table:table-cell office:value-type="float" office:value="1.07039">
                <text:p>1.070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5161">
                <text:p>14.5161</text:p>
              </table:table-cell>
              <table:table-cell office:value-type="float" office:value="8.83395">
                <text:p>8.83395</text:p>
              </table:table-cell>
              <table:table-cell office:value-type="float" office:value="14.5161">
                <text:p>14.5161</text:p>
              </table:table-cell>
              <table:table-cell office:value-type="float" office:value="7.93852">
                <text:p>7.93852</text:p>
              </table:table-cell>
              <table:table-cell office:value-type="float" office:value="1.21511">
                <text:p>1.21511</text:p>
              </table:table-cell>
              <table:table-cell office:value-type="float" office:value="1.2177">
                <text:p>1.21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3226">
                <text:p>20.3226</text:p>
              </table:table-cell>
              <table:table-cell office:value-type="float" office:value="10.6183">
                <text:p>10.6183</text:p>
              </table:table-cell>
              <table:table-cell office:value-type="float" office:value="20.3226">
                <text:p>20.3226</text:p>
              </table:table-cell>
              <table:table-cell office:value-type="float" office:value="9.72128">
                <text:p>9.72128</text:p>
              </table:table-cell>
              <table:table-cell office:value-type="float" office:value="1.32763">
                <text:p>1.32763</text:p>
              </table:table-cell>
              <table:table-cell office:value-type="float" office:value="1.31665">
                <text:p>1.316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.129">
                <text:p>26.129</text:p>
              </table:table-cell>
              <table:table-cell office:value-type="float" office:value="11.8654">
                <text:p>11.8654</text:p>
              </table:table-cell>
              <table:table-cell office:value-type="float" office:value="26.129">
                <text:p>26.129</text:p>
              </table:table-cell>
              <table:table-cell office:value-type="float" office:value="10.9613">
                <text:p>10.9613</text:p>
              </table:table-cell>
              <table:table-cell office:value-type="float" office:value="1.43778">
                <text:p>1.43778</text:p>
              </table:table-cell>
              <table:table-cell office:value-type="float" office:value="1.41542">
                <text:p>1.415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9355">
                <text:p>31.9355</text:p>
              </table:table-cell>
              <table:table-cell office:value-type="float" office:value="12.7711">
                <text:p>12.7711</text:p>
              </table:table-cell>
              <table:table-cell office:value-type="float" office:value="31.9355">
                <text:p>31.9355</text:p>
              </table:table-cell>
              <table:table-cell office:value-type="float" office:value="11.875">
                <text:p>11.875</text:p>
              </table:table-cell>
              <table:table-cell office:value-type="float" office:value="1.57092">
                <text:p>1.57092</text:p>
              </table:table-cell>
              <table:table-cell office:value-type="float" office:value="1.56292">
                <text:p>1.562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.7419">
                <text:p>37.7419</text:p>
              </table:table-cell>
              <table:table-cell office:value-type="float" office:value="13.4603">
                <text:p>13.4603</text:p>
              </table:table-cell>
              <table:table-cell office:value-type="float" office:value="37.7419">
                <text:p>37.7419</text:p>
              </table:table-cell>
              <table:table-cell office:value-type="float" office:value="12.5917">
                <text:p>12.5917</text:p>
              </table:table-cell>
              <table:table-cell office:value-type="float" office:value="1.70125">
                <text:p>1.70125</text:p>
              </table:table-cell>
              <table:table-cell office:value-type="float" office:value="1.71023">
                <text:p>1.710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.5484">
                <text:p>43.5484</text:p>
              </table:table-cell>
              <table:table-cell office:value-type="float" office:value="13.9925">
                <text:p>13.9925</text:p>
              </table:table-cell>
              <table:table-cell office:value-type="float" office:value="43.5484">
                <text:p>43.5484</text:p>
              </table:table-cell>
              <table:table-cell office:value-type="float" office:value="13.1827">
                <text:p>13.1827</text:p>
              </table:table-cell>
              <table:table-cell office:value-type="float" office:value="1.85879">
                <text:p>1.85879</text:p>
              </table:table-cell>
              <table:table-cell office:value-type="float" office:value="1.85773">
                <text:p>1.857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.3548">
                <text:p>49.3548</text:p>
              </table:table-cell>
              <table:table-cell office:value-type="float" office:value="14.4345">
                <text:p>14.4345</text:p>
              </table:table-cell>
              <table:table-cell office:value-type="float" office:value="49.3548">
                <text:p>49.3548</text:p>
              </table:table-cell>
              <table:table-cell office:value-type="float" office:value="13.6504">
                <text:p>13.6504</text:p>
              </table:table-cell>
              <table:table-cell office:value-type="float" office:value="2.01301">
                <text:p>2.01301</text:p>
              </table:table-cell>
              <table:table-cell office:value-type="float" office:value="2.00504">
                <text:p>2.005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.1613">
                <text:p>55.1613</text:p>
              </table:table-cell>
              <table:table-cell office:value-type="float" office:value="14.7888">
                <text:p>14.7888</text:p>
              </table:table-cell>
              <table:table-cell office:value-type="float" office:value="55.1613">
                <text:p>55.1613</text:p>
              </table:table-cell>
              <table:table-cell office:value-type="float" office:value="14.059">
                <text:p>14.059</text:p>
              </table:table-cell>
              <table:table-cell office:value-type="float" office:value="2.18003">
                <text:p>2.18003</text:p>
              </table:table-cell>
              <table:table-cell office:value-type="float" office:value="2.15235">
                <text:p>2.152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.9677">
                <text:p>60.9677</text:p>
              </table:table-cell>
              <table:table-cell office:value-type="float" office:value="15.1058">
                <text:p>15.1058</text:p>
              </table:table-cell>
              <table:table-cell office:value-type="float" office:value="60.9677">
                <text:p>60.9677</text:p>
              </table:table-cell>
              <table:table-cell office:value-type="float" office:value="14.3981">
                <text:p>14.3981</text:p>
              </table:table-cell>
              <table:table-cell office:value-type="float" office:value="2.3819">
                <text:p>2.3819</text:p>
              </table:table-cell>
              <table:table-cell office:value-type="float" office:value="2.34839">
                <text:p>2.348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.7742">
                <text:p>66.7742</text:p>
              </table:table-cell>
              <table:table-cell office:value-type="float" office:value="15.3916">
                <text:p>15.3916</text:p>
              </table:table-cell>
              <table:table-cell office:value-type="float" office:value="66.7742">
                <text:p>66.7742</text:p>
              </table:table-cell>
              <table:table-cell office:value-type="float" office:value="14.659">
                <text:p>14.659</text:p>
              </table:table-cell>
              <table:table-cell office:value-type="float" office:value="2.57952">
                <text:p>2.57952</text:p>
              </table:table-cell>
              <table:table-cell office:value-type="float" office:value="2.54425">
                <text:p>2.544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.5806">
                <text:p>72.5806</text:p>
              </table:table-cell>
              <table:table-cell office:value-type="float" office:value="15.6034">
                <text:p>15.6034</text:p>
              </table:table-cell>
              <table:table-cell office:value-type="float" office:value="72.5806">
                <text:p>72.5806</text:p>
              </table:table-cell>
              <table:table-cell office:value-type="float" office:value="14.919">
                <text:p>14.919</text:p>
              </table:table-cell>
              <table:table-cell office:value-type="float" office:value="2.79353">
                <text:p>2.79353</text:p>
              </table:table-cell>
              <table:table-cell office:value-type="float" office:value="2.7401">
                <text:p>2.74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.3871">
                <text:p>78.3871</text:p>
              </table:table-cell>
              <table:table-cell office:value-type="float" office:value="15.8107">
                <text:p>15.8107</text:p>
              </table:table-cell>
              <table:table-cell office:value-type="float" office:value="78.3871">
                <text:p>78.3871</text:p>
              </table:table-cell>
              <table:table-cell office:value-type="float" office:value="15.1423">
                <text:p>15.1423</text:p>
              </table:table-cell>
              <table:table-cell office:value-type="float" office:value="3.02531">
                <text:p>3.02531</text:p>
              </table:table-cell>
              <table:table-cell office:value-type="float" office:value="2.9845">
                <text:p>2.98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4.1936">
                <text:p>84.1936</text:p>
              </table:table-cell>
              <table:table-cell office:value-type="float" office:value="16.0037">
                <text:p>16.0037</text:p>
              </table:table-cell>
              <table:table-cell office:value-type="float" office:value="84.1936">
                <text:p>84.1936</text:p>
              </table:table-cell>
              <table:table-cell office:value-type="float" office:value="15.3461">
                <text:p>15.3461</text:p>
              </table:table-cell>
              <table:table-cell office:value-type="float" office:value="3.27631">
                <text:p>3.27631</text:p>
              </table:table-cell>
              <table:table-cell office:value-type="float" office:value="3.18036">
                <text:p>3.180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16.1929">
                <text:p>16.1929</text:p>
              </table:table-cell>
              <table:table-cell office:value-type="float" office:value="90">
                <text:p>90</text:p>
              </table:table-cell>
              <table:table-cell office:value-type="float" office:value="15.5189">
                <text:p>15.5189</text:p>
              </table:table-cell>
              <table:table-cell office:value-type="float" office:value="3.51685">
                <text:p>3.51685</text:p>
              </table:table-cell>
              <table:table-cell office:value-type="float" office:value="3.47311">
                <text:p>3.473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.8064">
                <text:p>95.8064</text:p>
              </table:table-cell>
              <table:table-cell office:value-type="float" office:value="16.3598">
                <text:p>16.3598</text:p>
              </table:table-cell>
              <table:table-cell office:value-type="float" office:value="95.8064">
                <text:p>95.8064</text:p>
              </table:table-cell>
              <table:table-cell office:value-type="float" office:value="15.631">
                <text:p>15.631</text:p>
              </table:table-cell>
              <table:table-cell office:value-type="float" office:value="3.77505">
                <text:p>3.77505</text:p>
              </table:table-cell>
              <table:table-cell office:value-type="float" office:value="3.71733">
                <text:p>3.717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.613">
                <text:p>101.613</text:p>
              </table:table-cell>
              <table:table-cell office:value-type="float" office:value="16.5129">
                <text:p>16.5129</text:p>
              </table:table-cell>
              <table:table-cell office:value-type="float" office:value="101.613">
                <text:p>101.613</text:p>
              </table:table-cell>
              <table:table-cell office:value-type="float" office:value="15.8072">
                <text:p>15.8072</text:p>
              </table:table-cell>
              <table:table-cell office:value-type="float" office:value="4.08826">
                <text:p>4.08826</text:p>
              </table:table-cell>
              <table:table-cell office:value-type="float" office:value="3.96173">
                <text:p>3.961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7.419">
                <text:p>107.419</text:p>
              </table:table-cell>
              <table:table-cell office:value-type="float" office:value="16.6488">
                <text:p>16.6488</text:p>
              </table:table-cell>
              <table:table-cell office:value-type="float" office:value="107.419">
                <text:p>107.419</text:p>
              </table:table-cell>
              <table:table-cell office:value-type="float" office:value="15.9567">
                <text:p>15.9567</text:p>
              </table:table-cell>
              <table:table-cell office:value-type="float" office:value="4.38842">
                <text:p>4.38842</text:p>
              </table:table-cell>
              <table:table-cell office:value-type="float" office:value="4.25448">
                <text:p>4.254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3.226">
                <text:p>113.226</text:p>
              </table:table-cell>
              <table:table-cell office:value-type="float" office:value="16.8013">
                <text:p>16.8013</text:p>
              </table:table-cell>
              <table:table-cell office:value-type="float" office:value="113.226">
                <text:p>113.226</text:p>
              </table:table-cell>
              <table:table-cell office:value-type="float" office:value="16.0949">
                <text:p>16.0949</text:p>
              </table:table-cell>
              <table:table-cell office:value-type="float" office:value="4.71061">
                <text:p>4.71061</text:p>
              </table:table-cell>
              <table:table-cell office:value-type="float" office:value="4.54724">
                <text:p>4.547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9.032">
                <text:p>119.032</text:p>
              </table:table-cell>
              <table:table-cell office:value-type="float" office:value="16.9392">
                <text:p>16.9392</text:p>
              </table:table-cell>
              <table:table-cell office:value-type="float" office:value="119.032">
                <text:p>119.032</text:p>
              </table:table-cell>
              <table:table-cell office:value-type="float" office:value="16.2097">
                <text:p>16.2097</text:p>
              </table:table-cell>
              <table:table-cell office:value-type="float" office:value="5.01187">
                <text:p>5.01187</text:p>
              </table:table-cell>
              <table:table-cell office:value-type="float" office:value="4.83981">
                <text:p>4.839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4.839">
                <text:p>124.839</text:p>
              </table:table-cell>
              <table:table-cell office:value-type="float" office:value="17.0769">
                <text:p>17.0769</text:p>
              </table:table-cell>
              <table:table-cell office:value-type="float" office:value="124.839">
                <text:p>124.839</text:p>
              </table:table-cell>
              <table:table-cell office:value-type="float" office:value="16.3182">
                <text:p>16.3182</text:p>
              </table:table-cell>
              <table:table-cell office:value-type="float" office:value="5.37984">
                <text:p>5.37984</text:p>
              </table:table-cell>
              <table:table-cell office:value-type="float" office:value="5.13256">
                <text:p>5.132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0.645">
                <text:p>130.645</text:p>
              </table:table-cell>
              <table:table-cell office:value-type="float" office:value="17.2053">
                <text:p>17.2053</text:p>
              </table:table-cell>
              <table:table-cell office:value-type="float" office:value="130.645">
                <text:p>130.645</text:p>
              </table:table-cell>
              <table:table-cell office:value-type="float" office:value="16.4239">
                <text:p>16.4239</text:p>
              </table:table-cell>
              <table:table-cell office:value-type="float" office:value="5.7239">
                <text:p>5.7239</text:p>
              </table:table-cell>
              <table:table-cell office:value-type="float" office:value="5.47367">
                <text:p>5.473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6.452">
                <text:p>136.452</text:p>
              </table:table-cell>
              <table:table-cell office:value-type="float" office:value="17.3135">
                <text:p>17.3135</text:p>
              </table:table-cell>
              <table:table-cell office:value-type="float" office:value="136.452">
                <text:p>136.452</text:p>
              </table:table-cell>
              <table:table-cell office:value-type="float" office:value="16.51">
                <text:p>16.51</text:p>
              </table:table-cell>
              <table:table-cell office:value-type="float" office:value="6.08997">
                <text:p>6.08997</text:p>
              </table:table-cell>
              <table:table-cell office:value-type="float" office:value="5.76624">
                <text:p>5.766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2.258">
                <text:p>142.258</text:p>
              </table:table-cell>
              <table:table-cell office:value-type="float" office:value="17.3983">
                <text:p>17.3983</text:p>
              </table:table-cell>
              <table:table-cell office:value-type="float" office:value="142.258">
                <text:p>142.258</text:p>
              </table:table-cell>
              <table:table-cell office:value-type="float" office:value="16.579">
                <text:p>16.579</text:p>
              </table:table-cell>
              <table:table-cell office:value-type="float" office:value="6.53709">
                <text:p>6.53709</text:p>
              </table:table-cell>
              <table:table-cell office:value-type="float" office:value="6.10754">
                <text:p>6.107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8.065">
                <text:p>148.065</text:p>
              </table:table-cell>
              <table:table-cell office:value-type="float" office:value="17.4657">
                <text:p>17.4657</text:p>
              </table:table-cell>
              <table:table-cell office:value-type="float" office:value="148.065">
                <text:p>148.065</text:p>
              </table:table-cell>
              <table:table-cell office:value-type="float" office:value="16.6303">
                <text:p>16.6303</text:p>
              </table:table-cell>
              <table:table-cell office:value-type="float" office:value="6.95517">
                <text:p>6.95517</text:p>
              </table:table-cell>
              <table:table-cell office:value-type="float" office:value="6.44866">
                <text:p>6.448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3.871">
                <text:p>153.871</text:p>
              </table:table-cell>
              <table:table-cell office:value-type="float" office:value="17.5189">
                <text:p>17.5189</text:p>
              </table:table-cell>
              <table:table-cell office:value-type="float" office:value="153.871">
                <text:p>153.871</text:p>
              </table:table-cell>
              <table:table-cell office:value-type="float" office:value="16.699">
                <text:p>16.699</text:p>
              </table:table-cell>
              <table:table-cell office:value-type="float" office:value="7.39998">
                <text:p>7.39998</text:p>
              </table:table-cell>
              <table:table-cell office:value-type="float" office:value="6.78977">
                <text:p>6.789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9.677">
                <text:p>159.677</text:p>
              </table:table-cell>
              <table:table-cell office:value-type="float" office:value="17.5518">
                <text:p>17.5518</text:p>
              </table:table-cell>
              <table:table-cell office:value-type="float" office:value="159.677">
                <text:p>159.677</text:p>
              </table:table-cell>
              <table:table-cell office:value-type="float" office:value="16.7675">
                <text:p>16.7675</text:p>
              </table:table-cell>
              <table:table-cell office:value-type="float" office:value="7.87325">
                <text:p>7.87325</text:p>
              </table:table-cell>
              <table:table-cell office:value-type="float" office:value="7.13088">
                <text:p>7.130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5.484">
                <text:p>165.484</text:p>
              </table:table-cell>
              <table:table-cell office:value-type="float" office:value="17.5941">
                <text:p>17.5941</text:p>
              </table:table-cell>
              <table:table-cell office:value-type="float" office:value="165.484">
                <text:p>165.484</text:p>
              </table:table-cell>
              <table:table-cell office:value-type="float" office:value="16.8109">
                <text:p>16.8109</text:p>
              </table:table-cell>
              <table:table-cell office:value-type="float" office:value="8.37678">
                <text:p>8.37678</text:p>
              </table:table-cell>
              <table:table-cell office:value-type="float" office:value="7.47199">
                <text:p>7.471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1.29">
                <text:p>171.29</text:p>
              </table:table-cell>
              <table:table-cell office:value-type="float" office:value="17.6229">
                <text:p>17.6229</text:p>
              </table:table-cell>
              <table:table-cell office:value-type="float" office:value="171.29">
                <text:p>171.29</text:p>
              </table:table-cell>
              <table:table-cell office:value-type="float" office:value="16.84">
                <text:p>16.84</text:p>
              </table:table-cell>
              <table:table-cell office:value-type="float" office:value="8.91251">
                <text:p>8.91251</text:p>
              </table:table-cell>
              <table:table-cell office:value-type="float" office:value="7.81311">
                <text:p>7.813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7.097">
                <text:p>177.097</text:p>
              </table:table-cell>
              <table:table-cell office:value-type="float" office:value="17.6376">
                <text:p>17.6376</text:p>
              </table:table-cell>
              <table:table-cell office:value-type="float" office:value="177.097">
                <text:p>177.097</text:p>
              </table:table-cell>
              <table:table-cell office:value-type="float" office:value="16.8543">
                <text:p>16.8543</text:p>
              </table:table-cell>
              <table:table-cell office:value-type="float" office:value="9.4825">
                <text:p>9.4825</text:p>
              </table:table-cell>
              <table:table-cell office:value-type="float" office:value="8.15422">
                <text:p>8.1542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.089">
                <text:p>10.089</text:p>
              </table:table-cell>
              <table:table-cell office:value-type="float" office:value="8.54388">
                <text:p>8.5438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.6395">
                <text:p>10.6395</text:p>
              </table:table-cell>
              <table:table-cell office:value-type="float" office:value="8.8848">
                <text:p>8.884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.4207">
                <text:p>11.4207</text:p>
              </table:table-cell>
              <table:table-cell office:value-type="float" office:value="9.2261">
                <text:p>9.226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2.044">
                <text:p>12.044</text:p>
              </table:table-cell>
              <table:table-cell office:value-type="float" office:value="9.56703">
                <text:p>9.5670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2.8142">
                <text:p>12.8142</text:p>
              </table:table-cell>
              <table:table-cell office:value-type="float" office:value="9.90814">
                <text:p>9.9081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3.6338">
                <text:p>13.6338</text:p>
              </table:table-cell>
              <table:table-cell office:value-type="float" office:value="10.2978">
                <text:p>10.297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3.6338">
                <text:p>13.6338</text:p>
              </table:table-cell>
              <table:table-cell office:value-type="float" office:value="10.2978">
                <text:p>10.297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3.6338">
                <text:p>13.6338</text:p>
              </table:table-cell>
              <table:table-cell office:value-type="float" office:value="10.2978">
                <text:p>10.297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.5057">
                <text:p>14.5057</text:p>
              </table:table-cell>
              <table:table-cell office:value-type="float" office:value="10.5904">
                <text:p>10.590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.5057">
                <text:p>14.5057</text:p>
              </table:table-cell>
              <table:table-cell office:value-type="float" office:value="10.5904">
                <text:p>10.590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.5057">
                <text:p>14.5057</text:p>
              </table:table-cell>
              <table:table-cell office:value-type="float" office:value="10.5904">
                <text:p>10.590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.5057">
                <text:p>14.5057</text:p>
              </table:table-cell>
              <table:table-cell office:value-type="float" office:value="10.5904">
                <text:p>10.590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5.5707">
                <text:p>15.5707</text:p>
              </table:table-cell>
              <table:table-cell office:value-type="float" office:value="10.8831">
                <text:p>10.883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5.5707">
                <text:p>15.5707</text:p>
              </table:table-cell>
              <table:table-cell office:value-type="float" office:value="10.8831">
                <text:p>10.883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5.5707">
                <text:p>15.5707</text:p>
              </table:table-cell>
              <table:table-cell office:value-type="float" office:value="10.8831">
                <text:p>10.883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6.1322">
                <text:p>16.1322</text:p>
              </table:table-cell>
              <table:table-cell office:value-type="float" office:value="11.1751">
                <text:p>11.175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6.8625">
                <text:p>16.8625</text:p>
              </table:table-cell>
              <table:table-cell office:value-type="float" office:value="11.4673">
                <text:p>11.467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7.941">
                <text:p>17.941</text:p>
              </table:table-cell>
              <table:table-cell office:value-type="float" office:value="11.7599">
                <text:p>11.7599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9.0884">
                <text:p>19.0884</text:p>
              </table:table-cell>
              <table:table-cell office:value-type="float" office:value="12.1496">
                <text:p>12.149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0.1301">
                <text:p>20.1301</text:p>
              </table:table-cell>
              <table:table-cell office:value-type="float" office:value="12.3934">
                <text:p>12.393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1.0415">
                <text:p>21.0415</text:p>
              </table:table-cell>
              <table:table-cell office:value-type="float" office:value="12.5885">
                <text:p>12.588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2.5864">
                <text:p>22.5864</text:p>
              </table:table-cell>
              <table:table-cell office:value-type="float" office:value="12.8813">
                <text:p>12.881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4.4603">
                <text:p>24.4603</text:p>
              </table:table-cell>
              <table:table-cell office:value-type="float" office:value="13.1742">
                <text:p>13.174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5.5677">
                <text:p>25.5677</text:p>
              </table:table-cell>
              <table:table-cell office:value-type="float" office:value="13.3693">
                <text:p>13.369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7.2029">
                <text:p>27.2029</text:p>
              </table:table-cell>
              <table:table-cell office:value-type="float" office:value="13.6133">
                <text:p>13.613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9.4599">
                <text:p>29.4599</text:p>
              </table:table-cell>
              <table:table-cell office:value-type="float" office:value="13.8577">
                <text:p>13.8577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2.7631">
                <text:p>32.7631</text:p>
              </table:table-cell>
              <table:table-cell office:value-type="float" office:value="14.2483">
                <text:p>14.248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5.4813">
                <text:p>35.4813</text:p>
              </table:table-cell>
              <table:table-cell office:value-type="float" office:value="14.4442">
                <text:p>14.444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8.4251">
                <text:p>38.4251</text:p>
              </table:table-cell>
              <table:table-cell office:value-type="float" office:value="14.64">
                <text:p>14.6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0.1649">
                <text:p>40.1649</text:p>
              </table:table-cell>
              <table:table-cell office:value-type="float" office:value="14.8351">
                <text:p>14.835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3.4972">
                <text:p>43.4972</text:p>
              </table:table-cell>
              <table:table-cell office:value-type="float" office:value="14.9824">
                <text:p>14.982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9.6768">
                <text:p>49.6768</text:p>
              </table:table-cell>
              <table:table-cell office:value-type="float" office:value="15.3736">
                <text:p>15.373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3.7984">
                <text:p>53.7984</text:p>
              </table:table-cell>
              <table:table-cell office:value-type="float" office:value="15.5695">
                <text:p>15.5695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8.2619">
                <text:p>58.2619</text:p>
              </table:table-cell>
              <table:table-cell office:value-type="float" office:value="15.7168">
                <text:p>15.716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0.8997">
                <text:p>60.8997</text:p>
              </table:table-cell>
              <table:table-cell office:value-type="float" office:value="15.9119">
                <text:p>15.9119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5.9524">
                <text:p>65.9524</text:p>
              </table:table-cell>
              <table:table-cell office:value-type="float" office:value="16.1077">
                <text:p>16.1077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4.6581">
                <text:p>74.6581</text:p>
              </table:table-cell>
              <table:table-cell office:value-type="float" office:value="16.4501">
                <text:p>16.450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0.8523">
                <text:p>80.8523</text:p>
              </table:table-cell>
              <table:table-cell office:value-type="float" office:value="16.646">
                <text:p>16.64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0.7178">
                <text:p>90.7178</text:p>
              </table:table-cell>
              <table:table-cell office:value-type="float" office:value="16.9882">
                <text:p>16.988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8.2444">
                <text:p>98.2444</text:p>
              </table:table-cell>
              <table:table-cell office:value-type="float" office:value="17.1841">
                <text:p>17.184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6.395">
                <text:p>106.395</text:p>
              </table:table-cell>
              <table:table-cell office:value-type="float" office:value="17.3799">
                <text:p>17.3799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2.202">
                <text:p>112.202</text:p>
              </table:table-cell>
              <table:table-cell office:value-type="float" office:value="17.5752">
                <text:p>17.575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21.511">
                <text:p>121.511</text:p>
              </table:table-cell>
              <table:table-cell office:value-type="float" office:value="17.7711">
                <text:p>17.771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32.763">
                <text:p>132.763</text:p>
              </table:table-cell>
              <table:table-cell office:value-type="float" office:value="17.9186">
                <text:p>17.918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38.774">
                <text:p>138.774</text:p>
              </table:table-cell>
              <table:table-cell office:value-type="float" office:value="18.1137">
                <text:p>18.1137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51.624">
                <text:p>151.624</text:p>
              </table:table-cell>
              <table:table-cell office:value-type="float" office:value="18.2127">
                <text:p>18.21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392cm" svg:height="14.16cm" xlink:href=".." chart:class="chart:scatter" chart:style-name="ch1">
        <chart:legend chart:legend-position="end" svg:x="20.979cm" svg:y="5.861cm" chart:style-name="ch2"/>
        <chart:plot-area chart:style-name="ch3" table:cell-range-address="Sheet1.M3:Sheet1.P147 Sheet1.D4:Sheet1.F34" svg:x="0.467cm" svg:y="0.283cm" svg:width="20.046cm" svg:height="13.31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3:Sheet1.N147" chart:class="chart:scatter">
            <chart:domain table:cell-range-address="Sheet1.M3:Sheet1.M147"/>
            <chart:data-point chart:repeated="145"/>
          </chart:series>
          <chart:series chart:style-name="ch7" chart:values-cell-range-address="Sheet1.O3:Sheet1.O147" chart:class="chart:scatter">
            <chart:data-point chart:repeated="145"/>
          </chart:series>
          <chart:series chart:style-name="ch8" chart:values-cell-range-address="Sheet1.P3:Sheet1.P147" chart:class="chart:scatter">
            <chart:data-point chart:repeated="145"/>
          </chart:series>
          <chart:series chart:style-name="ch9" chart:values-cell-range-address="Sheet1.D4:Sheet1.D34" chart:class="chart:scatter">
            <chart:domain table:cell-range-address="Sheet1.B4:Sheet1.B34"/>
            <chart:data-point chart:repeated="31"/>
          </chart:series>
          <chart:series chart:style-name="ch10" chart:values-cell-range-address="Sheet1.E4:Sheet1.E34" chart:class="chart:scatter">
            <chart:domain table:cell-range-address="Sheet1.B4:Sheet1.B34"/>
            <chart:data-point chart:repeated="31"/>
          </chart:series>
          <chart:series chart:style-name="ch11" chart:values-cell-range-address="Sheet1.F4:Sheet1.F34" chart:class="chart:scatter">
            <chart:domain table:cell-range-address="Sheet1.B4:Sheet1.B34"/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10746">
                <text:p text:id="Sheet1.M3:Sheet1.M147">0.00110746</text:p>
              </table:table-cell>
              <table:table-cell office:value-type="float" office:value="0.023622">
                <text:p text:id="Sheet1.N3:Sheet1.N147">0.023622</text:p>
              </table:table-cell>
              <table:table-cell office:value-type="float" office:value="-0.0554268">
                <text:p text:id="Sheet1.O3:Sheet1.O147">-0.0554268</text:p>
              </table:table-cell>
              <table:table-cell office:value-type="float" office:value="-0.010603">
                <text:p text:id="Sheet1.P3:Sheet1.P147">-0.010603</text:p>
              </table:table-cell>
              <table:table-cell office:value-type="float" office:value="2.90323">
                <text:p text:id="Sheet1.B4:Sheet1.B34">2.90323</text:p>
              </table:table-cell>
              <table:table-cell office:value-type="float" office:value="0.0433354">
                <text:p text:id="Sheet1.D4:Sheet1.D34">0.0433354</text:p>
              </table:table-cell>
              <table:table-cell office:value-type="float" office:value="2.90323">
                <text:p text:id="Sheet1.B4:Sheet1.B34">2.90323</text:p>
              </table:table-cell>
              <table:table-cell office:value-type="float" office:value="0.8714">
                <text:p text:id="Sheet1.E4:Sheet1.E34">0.8714</text:p>
              </table:table-cell>
              <table:table-cell office:value-type="float" office:value="2.90323">
                <text:p text:id="Sheet1.B4:Sheet1.B34">2.90323</text:p>
              </table:table-cell>
              <table:table-cell office:value-type="float" office:value="0.417941">
                <text:p text:id="Sheet1.F4:Sheet1.F34">0.41794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0924">
                <text:p>0.140924</text:p>
              </table:table-cell>
              <table:table-cell office:value-type="float" office:value="0.0411306">
                <text:p>0.0411306</text:p>
              </table:table-cell>
              <table:table-cell office:value-type="float" office:value="0.00590551">
                <text:p>0.00590551</text:p>
              </table:table-cell>
              <table:table-cell office:value-type="float" office:value="-0.00825657">
                <text:p>-0.00825657</text:p>
              </table:table-cell>
              <table:table-cell office:value-type="float" office:value="8.70968">
                <text:p>8.70968</text:p>
              </table:table-cell>
              <table:table-cell office:value-type="float" office:value="0.202792">
                <text:p>0.202792</text:p>
              </table:table-cell>
              <table:table-cell office:value-type="float" office:value="8.70968">
                <text:p>8.70968</text:p>
              </table:table-cell>
              <table:table-cell office:value-type="float" office:value="2.16404">
                <text:p>2.16404</text:p>
              </table:table-cell>
              <table:table-cell office:value-type="float" office:value="8.70968">
                <text:p>8.70968</text:p>
              </table:table-cell>
              <table:table-cell office:value-type="float" office:value="0.814973">
                <text:p>0.8149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81017">
                <text:p>0.281017</text:p>
              </table:table-cell>
              <table:table-cell office:value-type="float" office:value="0.0586737">
                <text:p>0.0586737</text:p>
              </table:table-cell>
              <table:table-cell office:value-type="float" office:value="0.0673593">
                <text:p>0.0673593</text:p>
              </table:table-cell>
              <table:table-cell office:value-type="float" office:value="-0.00590551">
                <text:p>-0.00590551</text:p>
              </table:table-cell>
              <table:table-cell office:value-type="float" office:value="14.5161">
                <text:p>14.5161</text:p>
              </table:table-cell>
              <table:table-cell office:value-type="float" office:value="0.36042">
                <text:p>0.36042</text:p>
              </table:table-cell>
              <table:table-cell office:value-type="float" office:value="14.5161">
                <text:p>14.5161</text:p>
              </table:table-cell>
              <table:table-cell office:value-type="float" office:value="2.73019">
                <text:p>2.73019</text:p>
              </table:table-cell>
              <table:table-cell office:value-type="float" office:value="14.5161">
                <text:p>14.5161</text:p>
              </table:table-cell>
              <table:table-cell office:value-type="float" office:value="0.894242">
                <text:p>0.8942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8495">
                <text:p>0.708495</text:p>
              </table:table-cell>
              <table:table-cell office:value-type="float" office:value="0.112205">
                <text:p>0.112205</text:p>
              </table:table-cell>
              <table:table-cell office:value-type="float" office:value="0.254878">
                <text:p>0.254878</text:p>
              </table:table-cell>
              <table:table-cell office:value-type="float" office:value="0.00126845">
                <text:p>0.00126845</text:p>
              </table:table-cell>
              <table:table-cell office:value-type="float" office:value="20.3226">
                <text:p>20.3226</text:p>
              </table:table-cell>
              <table:table-cell office:value-type="float" office:value="0.478607">
                <text:p>0.478607</text:p>
              </table:table-cell>
              <table:table-cell office:value-type="float" office:value="20.3226">
                <text:p>20.3226</text:p>
              </table:table-cell>
              <table:table-cell office:value-type="float" office:value="2.83852">
                <text:p>2.83852</text:p>
              </table:table-cell>
              <table:table-cell office:value-type="float" office:value="20.3226">
                <text:p>20.3226</text:p>
              </table:table-cell>
              <table:table-cell office:value-type="float" office:value="0.965204">
                <text:p>0.965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253">
                <text:p>1.00253</text:p>
              </table:table-cell>
              <table:table-cell office:value-type="float" office:value="0.161202">
                <text:p>0.161202</text:p>
              </table:table-cell>
              <table:table-cell office:value-type="float" office:value="0.383858">
                <text:p>0.383858</text:p>
              </table:table-cell>
              <table:table-cell office:value-type="float" office:value="0.00620288">
                <text:p>0.00620288</text:p>
              </table:table-cell>
              <table:table-cell office:value-type="float" office:value="26.129">
                <text:p>26.129</text:p>
              </table:table-cell>
              <table:table-cell office:value-type="float" office:value="0.581348">
                <text:p>0.581348</text:p>
              </table:table-cell>
              <table:table-cell office:value-type="float" office:value="26.129">
                <text:p>26.129</text:p>
              </table:table-cell>
              <table:table-cell office:value-type="float" office:value="2.76338">
                <text:p>2.76338</text:p>
              </table:table-cell>
              <table:table-cell office:value-type="float" office:value="26.129">
                <text:p>26.129</text:p>
              </table:table-cell>
              <table:table-cell office:value-type="float" office:value="1.01242">
                <text:p>1.01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3376">
                <text:p>1.13376</text:p>
              </table:table-cell>
              <table:table-cell office:value-type="float" office:value="0.183071">
                <text:p>0.183071</text:p>
              </table:table-cell>
              <table:table-cell office:value-type="float" office:value="0.436129">
                <text:p>0.436129</text:p>
              </table:table-cell>
              <table:table-cell office:value-type="float" office:value="0.00840525">
                <text:p>0.00840525</text:p>
              </table:table-cell>
              <table:table-cell office:value-type="float" office:value="31.9355">
                <text:p>31.9355</text:p>
              </table:table-cell>
              <table:table-cell office:value-type="float" office:value="0.65845">
                <text:p>0.65845</text:p>
              </table:table-cell>
              <table:table-cell office:value-type="float" office:value="31.9355">
                <text:p>31.9355</text:p>
              </table:table-cell>
              <table:table-cell office:value-type="float" office:value="2.61368">
                <text:p>2.61368</text:p>
              </table:table-cell>
              <table:table-cell office:value-type="float" office:value="31.9355">
                <text:p>31.9355</text:p>
              </table:table-cell>
              <table:table-cell office:value-type="float" office:value="1.03308">
                <text:p>1.033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1699">
                <text:p>1.41699</text:p>
              </table:table-cell>
              <table:table-cell office:value-type="float" office:value="0.224409">
                <text:p>0.224409</text:p>
              </table:table-cell>
              <table:table-cell office:value-type="float" office:value="0.548943">
                <text:p>0.548943</text:p>
              </table:table-cell>
              <table:table-cell office:value-type="float" office:value="0.0131585">
                <text:p>0.0131585</text:p>
              </table:table-cell>
              <table:table-cell office:value-type="float" office:value="37.7419">
                <text:p>37.7419</text:p>
              </table:table-cell>
              <table:table-cell office:value-type="float" office:value="0.720501">
                <text:p>0.720501</text:p>
              </table:table-cell>
              <table:table-cell office:value-type="float" office:value="37.7419">
                <text:p>37.7419</text:p>
              </table:table-cell>
              <table:table-cell office:value-type="float" office:value="2.44829">
                <text:p>2.44829</text:p>
              </table:table-cell>
              <table:table-cell office:value-type="float" office:value="37.7419">
                <text:p>37.7419</text:p>
              </table:table-cell>
              <table:table-cell office:value-type="float" office:value="1.03572">
                <text:p>1.035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3249">
                <text:p>1.43249</text:p>
              </table:table-cell>
              <table:table-cell office:value-type="float" office:value="0.226672">
                <text:p>0.226672</text:p>
              </table:table-cell>
              <table:table-cell office:value-type="float" office:value="0.555118">
                <text:p>0.555118</text:p>
              </table:table-cell>
              <table:table-cell office:value-type="float" office:value="0.0134187">
                <text:p>0.0134187</text:p>
              </table:table-cell>
              <table:table-cell office:value-type="float" office:value="43.5484">
                <text:p>43.5484</text:p>
              </table:table-cell>
              <table:table-cell office:value-type="float" office:value="0.770576">
                <text:p>0.770576</text:p>
              </table:table-cell>
              <table:table-cell office:value-type="float" office:value="43.5484">
                <text:p>43.5484</text:p>
              </table:table-cell>
              <table:table-cell office:value-type="float" office:value="2.27917">
                <text:p>2.27917</text:p>
              </table:table-cell>
              <table:table-cell office:value-type="float" office:value="43.5484">
                <text:p>43.5484</text:p>
              </table:table-cell>
              <table:table-cell office:value-type="float" office:value="1.04944">
                <text:p>1.049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8345">
                <text:p>1.98345</text:p>
              </table:table-cell>
              <table:table-cell office:value-type="float" office:value="0.307087">
                <text:p>0.307087</text:p>
              </table:table-cell>
              <table:table-cell office:value-type="float" office:value="0.748519">
                <text:p>0.748519</text:p>
              </table:table-cell>
              <table:table-cell office:value-type="float" office:value="0.0226649">
                <text:p>0.0226649</text:p>
              </table:table-cell>
              <table:table-cell office:value-type="float" office:value="49.3548">
                <text:p>49.3548</text:p>
              </table:table-cell>
              <table:table-cell office:value-type="float" office:value="0.808436">
                <text:p>0.808436</text:p>
              </table:table-cell>
              <table:table-cell office:value-type="float" office:value="49.3548">
                <text:p>49.3548</text:p>
              </table:table-cell>
              <table:table-cell office:value-type="float" office:value="2.11865">
                <text:p>2.11865</text:p>
              </table:table-cell>
              <table:table-cell office:value-type="float" office:value="49.3548">
                <text:p>49.3548</text:p>
              </table:table-cell>
              <table:table-cell office:value-type="float" office:value="1.0516">
                <text:p>1.05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045">
                <text:p>2.0045</text:p>
              </table:table-cell>
              <table:table-cell office:value-type="float" office:value="0.308554">
                <text:p>0.308554</text:p>
              </table:table-cell>
              <table:table-cell office:value-type="float" office:value="0.755906">
                <text:p>0.755906</text:p>
              </table:table-cell>
              <table:table-cell office:value-type="float" office:value="0.023018">
                <text:p>0.023018</text:p>
              </table:table-cell>
              <table:table-cell office:value-type="float" office:value="55.1613">
                <text:p>55.1613</text:p>
              </table:table-cell>
              <table:table-cell office:value-type="float" office:value="0.829943">
                <text:p>0.829943</text:p>
              </table:table-cell>
              <table:table-cell office:value-type="float" office:value="55.1613">
                <text:p>55.1613</text:p>
              </table:table-cell>
              <table:table-cell office:value-type="float" office:value="1.97874">
                <text:p>1.97874</text:p>
              </table:table-cell>
              <table:table-cell office:value-type="float" office:value="55.1613">
                <text:p>55.1613</text:p>
              </table:table-cell>
              <table:table-cell office:value-type="float" office:value="1.04487">
                <text:p>1.04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9238">
                <text:p>2.39238</text:p>
              </table:table-cell>
              <table:table-cell office:value-type="float" office:value="0.33561">
                <text:p>0.33561</text:p>
              </table:table-cell>
              <table:table-cell office:value-type="float" office:value="0.893189">
                <text:p>0.893189</text:p>
              </table:table-cell>
              <table:table-cell office:value-type="float" office:value="0.0295276">
                <text:p>0.0295276</text:p>
              </table:table-cell>
              <table:table-cell office:value-type="float" office:value="60.9677">
                <text:p>60.9677</text:p>
              </table:table-cell>
              <table:table-cell office:value-type="float" office:value="0.840892">
                <text:p>0.840892</text:p>
              </table:table-cell>
              <table:table-cell office:value-type="float" office:value="60.9677">
                <text:p>60.9677</text:p>
              </table:table-cell>
              <table:table-cell office:value-type="float" office:value="1.86093">
                <text:p>1.86093</text:p>
              </table:table-cell>
              <table:table-cell office:value-type="float" office:value="60.9677">
                <text:p>60.9677</text:p>
              </table:table-cell>
              <table:table-cell office:value-type="float" office:value="1.03311">
                <text:p>1.033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0678">
                <text:p>2.40678</text:p>
              </table:table-cell>
              <table:table-cell office:value-type="float" office:value="0.336614">
                <text:p>0.336614</text:p>
              </table:table-cell>
              <table:table-cell office:value-type="float" office:value="0.898285">
                <text:p>0.898285</text:p>
              </table:table-cell>
              <table:table-cell office:value-type="float" office:value="0.0299891">
                <text:p>0.0299891</text:p>
              </table:table-cell>
              <table:table-cell office:value-type="float" office:value="66.7742">
                <text:p>66.7742</text:p>
              </table:table-cell>
              <table:table-cell office:value-type="float" office:value="0.844452">
                <text:p>0.844452</text:p>
              </table:table-cell>
              <table:table-cell office:value-type="float" office:value="66.7742">
                <text:p>66.7742</text:p>
              </table:table-cell>
              <table:table-cell office:value-type="float" office:value="1.75252">
                <text:p>1.75252</text:p>
              </table:table-cell>
              <table:table-cell office:value-type="float" office:value="66.7742">
                <text:p>66.7742</text:p>
              </table:table-cell>
              <table:table-cell office:value-type="float" office:value="1.02209">
                <text:p>1.022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9112">
                <text:p>2.69112</text:p>
              </table:table-cell>
              <table:table-cell office:value-type="float" office:value="0.401575">
                <text:p>0.401575</text:p>
              </table:table-cell>
              <table:table-cell office:value-type="float" office:value="0.99892">
                <text:p>0.99892</text:p>
              </table:table-cell>
              <table:table-cell office:value-type="float" office:value="0.0391052">
                <text:p>0.0391052</text:p>
              </table:table-cell>
              <table:table-cell office:value-type="float" office:value="72.5806">
                <text:p>72.5806</text:p>
              </table:table-cell>
              <table:table-cell office:value-type="float" office:value="0.842003">
                <text:p>0.842003</text:p>
              </table:table-cell>
              <table:table-cell office:value-type="float" office:value="72.5806">
                <text:p>72.5806</text:p>
              </table:table-cell>
              <table:table-cell office:value-type="float" office:value="1.65194">
                <text:p>1.65194</text:p>
              </table:table-cell>
              <table:table-cell office:value-type="float" office:value="72.5806">
                <text:p>72.5806</text:p>
              </table:table-cell>
              <table:table-cell office:value-type="float" office:value="1.00473">
                <text:p>1.004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00564">
                <text:p>3.00564</text:p>
              </table:table-cell>
              <table:table-cell office:value-type="float" office:value="0.445308">
                <text:p>0.445308</text:p>
              </table:table-cell>
              <table:table-cell office:value-type="float" office:value="1.11024">
                <text:p>1.11024</text:p>
              </table:table-cell>
              <table:table-cell office:value-type="float" office:value="0.0491887">
                <text:p>0.0491887</text:p>
              </table:table-cell>
              <table:table-cell office:value-type="float" office:value="78.3871">
                <text:p>78.3871</text:p>
              </table:table-cell>
              <table:table-cell office:value-type="float" office:value="0.83436">
                <text:p>0.83436</text:p>
              </table:table-cell>
              <table:table-cell office:value-type="float" office:value="78.3871">
                <text:p>78.3871</text:p>
              </table:table-cell>
              <table:table-cell office:value-type="float" office:value="1.56853">
                <text:p>1.56853</text:p>
              </table:table-cell>
              <table:table-cell office:value-type="float" office:value="78.3871">
                <text:p>78.3871</text:p>
              </table:table-cell>
              <table:table-cell office:value-type="float" office:value="0.983365">
                <text:p>0.983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11583">
                <text:p>3.11583</text:p>
              </table:table-cell>
              <table:table-cell office:value-type="float" office:value="0.46063">
                <text:p>0.46063</text:p>
              </table:table-cell>
              <table:table-cell office:value-type="float" office:value="1.13843">
                <text:p>1.13843</text:p>
              </table:table-cell>
              <table:table-cell office:value-type="float" office:value="0.0527215">
                <text:p>0.0527215</text:p>
              </table:table-cell>
              <table:table-cell office:value-type="float" office:value="84.1936">
                <text:p>84.1936</text:p>
              </table:table-cell>
              <table:table-cell office:value-type="float" office:value="0.822789">
                <text:p>0.822789</text:p>
              </table:table-cell>
              <table:table-cell office:value-type="float" office:value="84.1936">
                <text:p>84.1936</text:p>
              </table:table-cell>
              <table:table-cell office:value-type="float" office:value="1.49845">
                <text:p>1.49845</text:p>
              </table:table-cell>
              <table:table-cell office:value-type="float" office:value="84.1936">
                <text:p>84.1936</text:p>
              </table:table-cell>
              <table:table-cell office:value-type="float" office:value="0.953552">
                <text:p>0.9535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85976">
                <text:p>3.85976</text:p>
              </table:table-cell>
              <table:table-cell office:value-type="float" office:value="0.502169">
                <text:p>0.502169</text:p>
              </table:table-cell>
              <table:table-cell office:value-type="float" office:value="1.32874">
                <text:p>1.32874</text:p>
              </table:table-cell>
              <table:table-cell office:value-type="float" office:value="0.0765723">
                <text:p>0.0765723</text:p>
              </table:table-cell>
              <table:table-cell office:value-type="float" office:value="90">
                <text:p>90</text:p>
              </table:table-cell>
              <table:table-cell office:value-type="float" office:value="0.807879">
                <text:p>0.807879</text:p>
              </table:table-cell>
              <table:table-cell office:value-type="float" office:value="90">
                <text:p>90</text:p>
              </table:table-cell>
              <table:table-cell office:value-type="float" office:value="1.43663">
                <text:p>1.43663</text:p>
              </table:table-cell>
              <table:table-cell office:value-type="float" office:value="90">
                <text:p>90</text:p>
              </table:table-cell>
              <table:table-cell office:value-type="float" office:value="0.924162">
                <text:p>0.9241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96193">
                <text:p>3.96193</text:p>
              </table:table-cell>
              <table:table-cell office:value-type="float" office:value="0.507874">
                <text:p>0.507874</text:p>
              </table:table-cell>
              <table:table-cell office:value-type="float" office:value="1.35836">
                <text:p>1.35836</text:p>
              </table:table-cell>
              <table:table-cell office:value-type="float" office:value="0.0798477">
                <text:p>0.0798477</text:p>
              </table:table-cell>
              <table:table-cell office:value-type="float" office:value="95.8064">
                <text:p>95.8064</text:p>
              </table:table-cell>
              <table:table-cell office:value-type="float" office:value="0.791051">
                <text:p>0.791051</text:p>
              </table:table-cell>
              <table:table-cell office:value-type="float" office:value="95.8064">
                <text:p>95.8064</text:p>
              </table:table-cell>
              <table:table-cell office:value-type="float" office:value="1.38201">
                <text:p>1.38201</text:p>
              </table:table-cell>
              <table:table-cell office:value-type="float" office:value="95.8064">
                <text:p>95.8064</text:p>
              </table:table-cell>
              <table:table-cell office:value-type="float" office:value="0.897361">
                <text:p>0.8973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52701">
                <text:p>4.52701</text:p>
              </table:table-cell>
              <table:table-cell office:value-type="float" office:value="0.561024">
                <text:p>0.561024</text:p>
              </table:table-cell>
              <table:table-cell office:value-type="float" office:value="1.52219">
                <text:p>1.52219</text:p>
              </table:table-cell>
              <table:table-cell office:value-type="float" office:value="0.0979643">
                <text:p>0.0979643</text:p>
              </table:table-cell>
              <table:table-cell office:value-type="float" office:value="101.613">
                <text:p>101.613</text:p>
              </table:table-cell>
              <table:table-cell office:value-type="float" office:value="0.773007">
                <text:p>0.773007</text:p>
              </table:table-cell>
              <table:table-cell office:value-type="float" office:value="101.613">
                <text:p>101.613</text:p>
              </table:table-cell>
              <table:table-cell office:value-type="float" office:value="1.33253">
                <text:p>1.33253</text:p>
              </table:table-cell>
              <table:table-cell office:value-type="float" office:value="101.613">
                <text:p>101.613</text:p>
              </table:table-cell>
              <table:table-cell office:value-type="float" office:value="0.868436">
                <text:p>0.8684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57269">
                <text:p>4.57269</text:p>
              </table:table-cell>
              <table:table-cell office:value-type="float" office:value="0.563574">
                <text:p>0.563574</text:p>
              </table:table-cell>
              <table:table-cell office:value-type="float" office:value="1.53543">
                <text:p>1.53543</text:p>
              </table:table-cell>
              <table:table-cell office:value-type="float" office:value="0.0994289">
                <text:p>0.0994289</text:p>
              </table:table-cell>
              <table:table-cell office:value-type="float" office:value="107.419">
                <text:p>107.419</text:p>
              </table:table-cell>
              <table:table-cell office:value-type="float" office:value="0.755925">
                <text:p>0.755925</text:p>
              </table:table-cell>
              <table:table-cell office:value-type="float" office:value="107.419">
                <text:p>107.419</text:p>
              </table:table-cell>
              <table:table-cell office:value-type="float" office:value="1.28238">
                <text:p>1.28238</text:p>
              </table:table-cell>
              <table:table-cell office:value-type="float" office:value="107.419">
                <text:p>107.419</text:p>
              </table:table-cell>
              <table:table-cell office:value-type="float" office:value="0.83769">
                <text:p>0.837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78698">
                <text:p>4.78698</text:p>
              </table:table-cell>
              <table:table-cell office:value-type="float" office:value="0.57554">
                <text:p>0.57554</text:p>
              </table:table-cell>
              <table:table-cell office:value-type="float" office:value="1.58879">
                <text:p>1.58879</text:p>
              </table:table-cell>
              <table:table-cell office:value-type="float" office:value="0.106299">
                <text:p>0.106299</text:p>
              </table:table-cell>
              <table:table-cell office:value-type="float" office:value="113.226">
                <text:p>113.226</text:p>
              </table:table-cell>
              <table:table-cell office:value-type="float" office:value="0.740386">
                <text:p>0.740386</text:p>
              </table:table-cell>
              <table:table-cell office:value-type="float" office:value="113.226">
                <text:p>113.226</text:p>
              </table:table-cell>
              <table:table-cell office:value-type="float" office:value="1.22888">
                <text:p>1.22888</text:p>
              </table:table-cell>
              <table:table-cell office:value-type="float" office:value="113.226">
                <text:p>113.226</text:p>
              </table:table-cell>
              <table:table-cell office:value-type="float" office:value="0.810424">
                <text:p>0.8104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28423">
                <text:p>5.28423</text:p>
              </table:table-cell>
              <table:table-cell office:value-type="float" office:value="0.603305">
                <text:p>0.603305</text:p>
              </table:table-cell>
              <table:table-cell office:value-type="float" office:value="1.7126">
                <text:p>1.7126</text:p>
              </table:table-cell>
              <table:table-cell office:value-type="float" office:value="0.12367">
                <text:p>0.12367</text:p>
              </table:table-cell>
              <table:table-cell office:value-type="float" office:value="119.032">
                <text:p>119.032</text:p>
              </table:table-cell>
              <table:table-cell office:value-type="float" office:value="0.725565">
                <text:p>0.725565</text:p>
              </table:table-cell>
              <table:table-cell office:value-type="float" office:value="119.032">
                <text:p>119.032</text:p>
              </table:table-cell>
              <table:table-cell office:value-type="float" office:value="1.17556">
                <text:p>1.17556</text:p>
              </table:table-cell>
              <table:table-cell office:value-type="float" office:value="119.032">
                <text:p>119.032</text:p>
              </table:table-cell>
              <table:table-cell office:value-type="float" office:value="0.786117">
                <text:p>0.7861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3731">
                <text:p>5.3731</text:p>
              </table:table-cell>
              <table:table-cell office:value-type="float" office:value="0.608268">
                <text:p>0.608268</text:p>
              </table:table-cell>
              <table:table-cell office:value-type="float" office:value="1.72594">
                <text:p>1.72594</text:p>
              </table:table-cell>
              <table:table-cell office:value-type="float" office:value="0.126774">
                <text:p>0.126774</text:p>
              </table:table-cell>
              <table:table-cell office:value-type="float" office:value="124.839">
                <text:p>124.839</text:p>
              </table:table-cell>
              <table:table-cell office:value-type="float" office:value="0.710388">
                <text:p>0.710388</text:p>
              </table:table-cell>
              <table:table-cell office:value-type="float" office:value="124.839">
                <text:p>124.839</text:p>
              </table:table-cell>
              <table:table-cell office:value-type="float" office:value="1.12456">
                <text:p>1.12456</text:p>
              </table:table-cell>
              <table:table-cell office:value-type="float" office:value="124.839">
                <text:p>124.839</text:p>
              </table:table-cell>
              <table:table-cell office:value-type="float" office:value="0.763639">
                <text:p>0.7636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99245">
                <text:p>5.99245</text:p>
              </table:table-cell>
              <table:table-cell office:value-type="float" office:value="0.654912">
                <text:p>0.654912</text:p>
              </table:table-cell>
              <table:table-cell office:value-type="float" office:value="1.8189">
                <text:p>1.8189</text:p>
              </table:table-cell>
              <table:table-cell office:value-type="float" office:value="0.14841">
                <text:p>0.14841</text:p>
              </table:table-cell>
              <table:table-cell office:value-type="float" office:value="130.645">
                <text:p>130.645</text:p>
              </table:table-cell>
              <table:table-cell office:value-type="float" office:value="0.695373">
                <text:p>0.695373</text:p>
              </table:table-cell>
              <table:table-cell office:value-type="float" office:value="130.645">
                <text:p>130.645</text:p>
              </table:table-cell>
              <table:table-cell office:value-type="float" office:value="1.07452">
                <text:p>1.07452</text:p>
              </table:table-cell>
              <table:table-cell office:value-type="float" office:value="130.645">
                <text:p>130.645</text:p>
              </table:table-cell>
              <table:table-cell office:value-type="float" office:value="0.741675">
                <text:p>0.7416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07883">
                <text:p>6.07883</text:p>
              </table:table-cell>
              <table:table-cell office:value-type="float" office:value="0.661417">
                <text:p>0.661417</text:p>
              </table:table-cell>
              <table:table-cell office:value-type="float" office:value="1.84482">
                <text:p>1.84482</text:p>
              </table:table-cell>
              <table:table-cell office:value-type="float" office:value="0.151427">
                <text:p>0.151427</text:p>
              </table:table-cell>
              <table:table-cell office:value-type="float" office:value="136.452">
                <text:p>136.452</text:p>
              </table:table-cell>
              <table:table-cell office:value-type="float" office:value="0.681195">
                <text:p>0.681195</text:p>
              </table:table-cell>
              <table:table-cell office:value-type="float" office:value="136.452">
                <text:p>136.452</text:p>
              </table:table-cell>
              <table:table-cell office:value-type="float" office:value="1.02361">
                <text:p>1.02361</text:p>
              </table:table-cell>
              <table:table-cell office:value-type="float" office:value="136.452">
                <text:p>136.452</text:p>
              </table:table-cell>
              <table:table-cell office:value-type="float" office:value="0.720747">
                <text:p>0.7207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56306">
                <text:p>6.56306</text:p>
              </table:table-cell>
              <table:table-cell office:value-type="float" office:value="0.68171">
                <text:p>0.68171</text:p>
              </table:table-cell>
              <table:table-cell office:value-type="float" office:value="1.99016">
                <text:p>1.99016</text:p>
              </table:table-cell>
              <table:table-cell office:value-type="float" office:value="0.168343">
                <text:p>0.168343</text:p>
              </table:table-cell>
              <table:table-cell office:value-type="float" office:value="142.258">
                <text:p>142.258</text:p>
              </table:table-cell>
              <table:table-cell office:value-type="float" office:value="0.668902">
                <text:p>0.668902</text:p>
              </table:table-cell>
              <table:table-cell office:value-type="float" office:value="142.258">
                <text:p>142.258</text:p>
              </table:table-cell>
              <table:table-cell office:value-type="float" office:value="0.974615">
                <text:p>0.974615</text:p>
              </table:table-cell>
              <table:table-cell office:value-type="float" office:value="142.258">
                <text:p>142.258</text:p>
              </table:table-cell>
              <table:table-cell office:value-type="float" office:value="0.698528">
                <text:p>0.6985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0653">
                <text:p>7.0653</text:p>
              </table:table-cell>
              <table:table-cell office:value-type="float" office:value="0.702756">
                <text:p>0.702756</text:p>
              </table:table-cell>
              <table:table-cell office:value-type="float" office:value="2.10283">
                <text:p>2.10283</text:p>
              </table:table-cell>
              <table:table-cell office:value-type="float" office:value="0.185887">
                <text:p>0.185887</text:p>
              </table:table-cell>
              <table:table-cell office:value-type="float" office:value="148.065">
                <text:p>148.065</text:p>
              </table:table-cell>
              <table:table-cell office:value-type="float" office:value="0.658089">
                <text:p>0.658089</text:p>
              </table:table-cell>
              <table:table-cell office:value-type="float" office:value="148.065">
                <text:p>148.065</text:p>
              </table:table-cell>
              <table:table-cell office:value-type="float" office:value="0.93145">
                <text:p>0.93145</text:p>
              </table:table-cell>
              <table:table-cell office:value-type="float" office:value="148.065">
                <text:p>148.065</text:p>
              </table:table-cell>
              <table:table-cell office:value-type="float" office:value="0.676713">
                <text:p>0.6767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27377">
                <text:p>7.27377</text:p>
              </table:table-cell>
              <table:table-cell office:value-type="float" office:value="0.715848">
                <text:p>0.715848</text:p>
              </table:table-cell>
              <table:table-cell office:value-type="float" office:value="2.14961">
                <text:p>2.14961</text:p>
              </table:table-cell>
              <table:table-cell office:value-type="float" office:value="0.19317">
                <text:p>0.19317</text:p>
              </table:table-cell>
              <table:table-cell office:value-type="float" office:value="153.871">
                <text:p>153.871</text:p>
              </table:table-cell>
              <table:table-cell office:value-type="float" office:value="0.649067">
                <text:p>0.649067</text:p>
              </table:table-cell>
              <table:table-cell office:value-type="float" office:value="153.871">
                <text:p>153.871</text:p>
              </table:table-cell>
              <table:table-cell office:value-type="float" office:value="0.89544">
                <text:p>0.89544</text:p>
              </table:table-cell>
              <table:table-cell office:value-type="float" office:value="153.871">
                <text:p>153.871</text:p>
              </table:table-cell>
              <table:table-cell office:value-type="float" office:value="0.658127">
                <text:p>0.6581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91167">
                <text:p>7.91167</text:p>
              </table:table-cell>
              <table:table-cell office:value-type="float" office:value="0.755906">
                <text:p>0.755906</text:p>
              </table:table-cell>
              <table:table-cell office:value-type="float" office:value="2.24535">
                <text:p>2.24535</text:p>
              </table:table-cell>
              <table:table-cell office:value-type="float" office:value="0.215453">
                <text:p>0.215453</text:p>
              </table:table-cell>
              <table:table-cell office:value-type="float" office:value="159.677">
                <text:p>159.677</text:p>
              </table:table-cell>
              <table:table-cell office:value-type="float" office:value="0.641617">
                <text:p>0.641617</text:p>
              </table:table-cell>
              <table:table-cell office:value-type="float" office:value="159.677">
                <text:p>159.677</text:p>
              </table:table-cell>
              <table:table-cell office:value-type="float" office:value="0.86522">
                <text:p>0.86522</text:p>
              </table:table-cell>
              <table:table-cell office:value-type="float" office:value="159.677">
                <text:p>159.677</text:p>
              </table:table-cell>
              <table:table-cell office:value-type="float" office:value="0.643751">
                <text:p>0.6437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98199">
                <text:p>7.98199</text:p>
              </table:table-cell>
              <table:table-cell office:value-type="float" office:value="0.758012">
                <text:p>0.758012</text:p>
              </table:table-cell>
              <table:table-cell office:value-type="float" office:value="2.25591">
                <text:p>2.25591</text:p>
              </table:table-cell>
              <table:table-cell office:value-type="float" office:value="0.21791">
                <text:p>0.21791</text:p>
              </table:table-cell>
              <table:table-cell office:value-type="float" office:value="165.484">
                <text:p>165.484</text:p>
              </table:table-cell>
              <table:table-cell office:value-type="float" office:value="0.635414">
                <text:p>0.635414</text:p>
              </table:table-cell>
              <table:table-cell office:value-type="float" office:value="165.484">
                <text:p>165.484</text:p>
              </table:table-cell>
              <table:table-cell office:value-type="float" office:value="0.839498">
                <text:p>0.839498</text:p>
              </table:table-cell>
              <table:table-cell office:value-type="float" office:value="165.484">
                <text:p>165.484</text:p>
              </table:table-cell>
              <table:table-cell office:value-type="float" office:value="0.634458">
                <text:p>0.6344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16805">
                <text:p>8.16805</text:p>
              </table:table-cell>
              <table:table-cell office:value-type="float" office:value="0.763584">
                <text:p>0.763584</text:p>
              </table:table-cell>
              <table:table-cell office:value-type="float" office:value="2.27479">
                <text:p>2.27479</text:p>
              </table:table-cell>
              <table:table-cell office:value-type="float" office:value="0.224409">
                <text:p>0.224409</text:p>
              </table:table-cell>
              <table:table-cell office:value-type="float" office:value="171.29">
                <text:p>171.29</text:p>
              </table:table-cell>
              <table:table-cell office:value-type="float" office:value="0.63074">
                <text:p>0.63074</text:p>
              </table:table-cell>
              <table:table-cell office:value-type="float" office:value="171.29">
                <text:p>171.29</text:p>
              </table:table-cell>
              <table:table-cell office:value-type="float" office:value="0.822508">
                <text:p>0.822508</text:p>
              </table:table-cell>
              <table:table-cell office:value-type="float" office:value="171.29">
                <text:p>171.29</text:p>
              </table:table-cell>
              <table:table-cell office:value-type="float" office:value="0.630383">
                <text:p>0.6303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89758">
                <text:p>8.89758</text:p>
              </table:table-cell>
              <table:table-cell office:value-type="float" office:value="0.785433">
                <text:p>0.785433</text:p>
              </table:table-cell>
              <table:table-cell office:value-type="float" office:value="2.34883">
                <text:p>2.34883</text:p>
              </table:table-cell>
              <table:table-cell office:value-type="float" office:value="0.249673">
                <text:p>0.249673</text:p>
              </table:table-cell>
              <table:table-cell office:value-type="float" office:value="177.097">
                <text:p>177.097</text:p>
              </table:table-cell>
              <table:table-cell office:value-type="float" office:value="0.627669">
                <text:p>0.627669</text:p>
              </table:table-cell>
              <table:table-cell office:value-type="float" office:value="177.097">
                <text:p>177.097</text:p>
              </table:table-cell>
              <table:table-cell office:value-type="float" office:value="0.815728">
                <text:p>0.815728</text:p>
              </table:table-cell>
              <table:table-cell office:value-type="float" office:value="177.097">
                <text:p>177.097</text:p>
              </table:table-cell>
              <table:table-cell office:value-type="float" office:value="0.631763">
                <text:p>0.6317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97123">
                <text:p>8.97123</text:p>
              </table:table-cell>
              <table:table-cell office:value-type="float" office:value="0.788519">
                <text:p>0.788519</text:p>
              </table:table-cell>
              <table:table-cell office:value-type="float" office:value="2.3563">
                <text:p>2.3563</text:p>
              </table:table-cell>
              <table:table-cell office:value-type="float" office:value="0.252223">
                <text:p>0.2522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67862">
                <text:p>9.67862</text:p>
              </table:table-cell>
              <table:table-cell office:value-type="float" office:value="0.818163">
                <text:p>0.818163</text:p>
              </table:table-cell>
              <table:table-cell office:value-type="float" office:value="2.44488">
                <text:p>2.44488</text:p>
              </table:table-cell>
              <table:table-cell office:value-type="float" office:value="0.27672">
                <text:p>0.276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025">
                <text:p>10.025</text:p>
              </table:table-cell>
              <table:table-cell office:value-type="float" office:value="0.832677">
                <text:p>0.832677</text:p>
              </table:table-cell>
              <table:table-cell office:value-type="float" office:value="2.47385">
                <text:p>2.47385</text:p>
              </table:table-cell>
              <table:table-cell office:value-type="float" office:value="0.288714">
                <text:p>0.2887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8082">
                <text:p>10.8082</text:p>
              </table:table-cell>
              <table:table-cell office:value-type="float" office:value="0.857306">
                <text:p>0.857306</text:p>
              </table:table-cell>
              <table:table-cell office:value-type="float" office:value="2.53937">
                <text:p>2.53937</text:p>
              </table:table-cell>
              <table:table-cell office:value-type="float" office:value="0.315838">
                <text:p>0.3158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1518">
                <text:p>11.1518</text:p>
              </table:table-cell>
              <table:table-cell office:value-type="float" office:value="0.86811">
                <text:p>0.86811</text:p>
              </table:table-cell>
              <table:table-cell office:value-type="float" office:value="2.56334">
                <text:p>2.56334</text:p>
              </table:table-cell>
              <table:table-cell office:value-type="float" office:value="0.327736">
                <text:p>0.3277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4082">
                <text:p>11.4082</text:p>
              </table:table-cell>
              <table:table-cell office:value-type="float" office:value="0.875277">
                <text:p>0.875277</text:p>
              </table:table-cell>
              <table:table-cell office:value-type="float" office:value="2.58122">
                <text:p>2.58122</text:p>
              </table:table-cell>
              <table:table-cell office:value-type="float" office:value="0.336614">
                <text:p>0.3366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6549">
                <text:p>11.6549</text:p>
              </table:table-cell>
              <table:table-cell office:value-type="float" office:value="0.882174">
                <text:p>0.882174</text:p>
              </table:table-cell>
              <table:table-cell office:value-type="float" office:value="2.59843">
                <text:p>2.59843</text:p>
              </table:table-cell>
              <table:table-cell office:value-type="float" office:value="0.344259">
                <text:p>0.3442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4193">
                <text:p>12.4193</text:p>
              </table:table-cell>
              <table:table-cell office:value-type="float" office:value="0.903543">
                <text:p>0.903543</text:p>
              </table:table-cell>
              <table:table-cell office:value-type="float" office:value="2.61766">
                <text:p>2.61766</text:p>
              </table:table-cell>
              <table:table-cell office:value-type="float" office:value="0.367948">
                <text:p>0.3679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063">
                <text:p>13.063</text:p>
              </table:table-cell>
              <table:table-cell office:value-type="float" office:value="0.915545">
                <text:p>0.915545</text:p>
              </table:table-cell>
              <table:table-cell office:value-type="float" office:value="2.63386">
                <text:p>2.63386</text:p>
              </table:table-cell>
              <table:table-cell office:value-type="float" office:value="0.387896">
                <text:p>0.3878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6862">
                <text:p>13.6862</text:p>
              </table:table-cell>
              <table:table-cell office:value-type="float" office:value="0.927165">
                <text:p>0.927165</text:p>
              </table:table-cell>
              <table:table-cell office:value-type="float" office:value="2.63967">
                <text:p>2.63967</text:p>
              </table:table-cell>
              <table:table-cell office:value-type="float" office:value="0.40721">
                <text:p>0.407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3294">
                <text:p>14.3294</text:p>
              </table:table-cell>
              <table:table-cell office:value-type="float" office:value="0.945145">
                <text:p>0.945145</text:p>
              </table:table-cell>
              <table:table-cell office:value-type="float" office:value="2.64567">
                <text:p>2.64567</text:p>
              </table:table-cell>
              <table:table-cell office:value-type="float" office:value="0.427141">
                <text:p>0.4271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6478">
                <text:p>14.6478</text:p>
              </table:table-cell>
              <table:table-cell office:value-type="float" office:value="0.954046">
                <text:p>0.954046</text:p>
              </table:table-cell>
              <table:table-cell office:value-type="float" office:value="2.64567">
                <text:p>2.64567</text:p>
              </table:table-cell>
              <table:table-cell office:value-type="float" office:value="0.437008">
                <text:p>0.4370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9537">
                <text:p>14.9537</text:p>
              </table:table-cell>
              <table:table-cell office:value-type="float" office:value="0.962598">
                <text:p>0.962598</text:p>
              </table:table-cell>
              <table:table-cell office:value-type="float" office:value="2.64567">
                <text:p>2.64567</text:p>
              </table:table-cell>
              <table:table-cell office:value-type="float" office:value="0.44426">
                <text:p>0.444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8765">
                <text:p>15.8765</text:p>
              </table:table-cell>
              <table:table-cell office:value-type="float" office:value="0.970345">
                <text:p>0.970345</text:p>
              </table:table-cell>
              <table:table-cell office:value-type="float" office:value="2.64567">
                <text:p>2.64567</text:p>
              </table:table-cell>
              <table:table-cell office:value-type="float" office:value="0.466136">
                <text:p>0.4661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3607">
                <text:p>16.3607</text:p>
              </table:table-cell>
              <table:table-cell office:value-type="float" office:value="0.974409">
                <text:p>0.974409</text:p>
              </table:table-cell>
              <table:table-cell office:value-type="float" office:value="2.63662">
                <text:p>2.63662</text:p>
              </table:table-cell>
              <table:table-cell office:value-type="float" office:value="0.477615">
                <text:p>0.4776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.1412">
                <text:p>17.1412</text:p>
              </table:table-cell>
              <table:table-cell office:value-type="float" office:value="0.988962">
                <text:p>0.988962</text:p>
              </table:table-cell>
              <table:table-cell office:value-type="float" office:value="2.62205">
                <text:p>2.62205</text:p>
              </table:table-cell>
              <table:table-cell office:value-type="float" office:value="0.496118">
                <text:p>0.4961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.6277">
                <text:p>17.6277</text:p>
              </table:table-cell>
              <table:table-cell office:value-type="float" office:value="0.998031">
                <text:p>0.998031</text:p>
              </table:table-cell>
              <table:table-cell office:value-type="float" office:value="2.61243">
                <text:p>2.61243</text:p>
              </table:table-cell>
              <table:table-cell office:value-type="float" office:value="0.507649">
                <text:p>0.5076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8863">
                <text:p>17.8863</text:p>
              </table:table-cell>
              <table:table-cell office:value-type="float" office:value="1.00129">
                <text:p>1.00129</text:p>
              </table:table-cell>
              <table:table-cell office:value-type="float" office:value="2.60731">
                <text:p>2.60731</text:p>
              </table:table-cell>
              <table:table-cell office:value-type="float" office:value="0.51378">
                <text:p>0.513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035">
                <text:p>19.035</text:p>
              </table:table-cell>
              <table:table-cell office:value-type="float" office:value="1.01575">
                <text:p>1.01575</text:p>
              </table:table-cell>
              <table:table-cell office:value-type="float" office:value="2.58459">
                <text:p>2.58459</text:p>
              </table:table-cell>
              <table:table-cell office:value-type="float" office:value="0.538763">
                <text:p>0.5387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.53">
                <text:p>19.53</text:p>
              </table:table-cell>
              <table:table-cell office:value-type="float" office:value="1.02267">
                <text:p>1.02267</text:p>
              </table:table-cell>
              <table:table-cell office:value-type="float" office:value="2.5748">
                <text:p>2.5748</text:p>
              </table:table-cell>
              <table:table-cell office:value-type="float" office:value="0.54953">
                <text:p>0.549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.3016">
                <text:p>20.3016</text:p>
              </table:table-cell>
              <table:table-cell office:value-type="float" office:value="1.03346">
                <text:p>1.03346</text:p>
              </table:table-cell>
              <table:table-cell office:value-type="float" office:value="2.54699">
                <text:p>2.54699</text:p>
              </table:table-cell>
              <table:table-cell office:value-type="float" office:value="0.566312">
                <text:p>0.5663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.4957">
                <text:p>21.4957</text:p>
              </table:table-cell>
              <table:table-cell office:value-type="float" office:value="1.04349">
                <text:p>1.04349</text:p>
              </table:table-cell>
              <table:table-cell office:value-type="float" office:value="2.50394">
                <text:p>2.50394</text:p>
              </table:table-cell>
              <table:table-cell office:value-type="float" office:value="0.592284">
                <text:p>0.5922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.6876">
                <text:p>21.6876</text:p>
              </table:table-cell>
              <table:table-cell office:value-type="float" office:value="1.0451">
                <text:p>1.0451</text:p>
              </table:table-cell>
              <table:table-cell office:value-type="float" office:value="2.49682">
                <text:p>2.49682</text:p>
              </table:table-cell>
              <table:table-cell office:value-type="float" office:value="0.596457">
                <text:p>0.5964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.7086">
                <text:p>21.7086</text:p>
              </table:table-cell>
              <table:table-cell office:value-type="float" office:value="1.04528">
                <text:p>1.04528</text:p>
              </table:table-cell>
              <table:table-cell office:value-type="float" office:value="2.49604">
                <text:p>2.49604</text:p>
              </table:table-cell>
              <table:table-cell office:value-type="float" office:value="0.596796">
                <text:p>0.5967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.1157">
                <text:p>23.1157</text:p>
              </table:table-cell>
              <table:table-cell office:value-type="float" office:value="1.05709">
                <text:p>1.05709</text:p>
              </table:table-cell>
              <table:table-cell office:value-type="float" office:value="2.44382">
                <text:p>2.44382</text:p>
              </table:table-cell>
              <table:table-cell office:value-type="float" office:value="0.619502">
                <text:p>0.6195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.8826">
                <text:p>23.8826</text:p>
              </table:table-cell>
              <table:table-cell office:value-type="float" office:value="1.06031">
                <text:p>1.06031</text:p>
              </table:table-cell>
              <table:table-cell office:value-type="float" office:value="2.41535">
                <text:p>2.41535</text:p>
              </table:table-cell>
              <table:table-cell office:value-type="float" office:value="0.631877">
                <text:p>0.6318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.5224">
                <text:p>24.5224</text:p>
              </table:table-cell>
              <table:table-cell office:value-type="float" office:value="1.06299">
                <text:p>1.06299</text:p>
              </table:table-cell>
              <table:table-cell office:value-type="float" office:value="2.39518">
                <text:p>2.39518</text:p>
              </table:table-cell>
              <table:table-cell office:value-type="float" office:value="0.642202">
                <text:p>0.6422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.3472">
                <text:p>25.3472</text:p>
              </table:table-cell>
              <table:table-cell office:value-type="float" office:value="1.06645">
                <text:p>1.06645</text:p>
              </table:table-cell>
              <table:table-cell office:value-type="float" office:value="2.36916">
                <text:p>2.36916</text:p>
              </table:table-cell>
              <table:table-cell office:value-type="float" office:value="0.655512">
                <text:p>0.655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.9292">
                <text:p>25.9292</text:p>
              </table:table-cell>
              <table:table-cell office:value-type="float" office:value="1.0689">
                <text:p>1.0689</text:p>
              </table:table-cell>
              <table:table-cell office:value-type="float" office:value="2.35081">
                <text:p>2.35081</text:p>
              </table:table-cell>
              <table:table-cell office:value-type="float" office:value="0.663361">
                <text:p>0.6633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.6914">
                <text:p>26.6914</text:p>
              </table:table-cell>
              <table:table-cell office:value-type="float" office:value="1.0721">
                <text:p>1.0721</text:p>
              </table:table-cell>
              <table:table-cell office:value-type="float" office:value="2.32677">
                <text:p>2.32677</text:p>
              </table:table-cell>
              <table:table-cell office:value-type="float" office:value="0.673642">
                <text:p>0.6736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.3359">
                <text:p>27.3359</text:p>
              </table:table-cell>
              <table:table-cell office:value-type="float" office:value="1.0748">
                <text:p>1.0748</text:p>
              </table:table-cell>
              <table:table-cell office:value-type="float" office:value="2.30758">
                <text:p>2.30758</text:p>
              </table:table-cell>
              <table:table-cell office:value-type="float" office:value="0.682335">
                <text:p>0.6823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.7426">
                <text:p>28.7426</text:p>
              </table:table-cell>
              <table:table-cell office:value-type="float" office:value="1.08071">
                <text:p>1.08071</text:p>
              </table:table-cell>
              <table:table-cell office:value-type="float" office:value="2.26568">
                <text:p>2.26568</text:p>
              </table:table-cell>
              <table:table-cell office:value-type="float" office:value="0.701309">
                <text:p>0.7013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.2878">
                <text:p>29.2878</text:p>
              </table:table-cell>
              <table:table-cell office:value-type="float" office:value="1.08071">
                <text:p>1.08071</text:p>
              </table:table-cell>
              <table:table-cell office:value-type="float" office:value="2.24944">
                <text:p>2.24944</text:p>
              </table:table-cell>
              <table:table-cell office:value-type="float" office:value="0.708661">
                <text:p>0.7086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.0622">
                <text:p>30.0622</text:p>
              </table:table-cell>
              <table:table-cell office:value-type="float" office:value="1.08071">
                <text:p>1.08071</text:p>
              </table:table-cell>
              <table:table-cell office:value-type="float" office:value="2.22638">
                <text:p>2.22638</text:p>
              </table:table-cell>
              <table:table-cell office:value-type="float" office:value="0.717626">
                <text:p>0.7176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.1491">
                <text:p>30.1491</text:p>
              </table:table-cell>
              <table:table-cell office:value-type="float" office:value="1.08071">
                <text:p>1.08071</text:p>
              </table:table-cell>
              <table:table-cell office:value-type="float" office:value="2.22352">
                <text:p>2.22352</text:p>
              </table:table-cell>
              <table:table-cell office:value-type="float" office:value="0.718633">
                <text:p>0.7186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1.6962">
                <text:p>31.6962</text:p>
              </table:table-cell>
              <table:table-cell office:value-type="float" office:value="1.08071">
                <text:p>1.08071</text:p>
              </table:table-cell>
              <table:table-cell office:value-type="float" office:value="2.1726">
                <text:p>2.1726</text:p>
              </table:table-cell>
              <table:table-cell office:value-type="float" office:value="0.736543">
                <text:p>0.7365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.1027">
                <text:p>33.1027</text:p>
              </table:table-cell>
              <table:table-cell office:value-type="float" office:value="1.08071">
                <text:p>1.08071</text:p>
              </table:table-cell>
              <table:table-cell office:value-type="float" office:value="2.12631">
                <text:p>2.12631</text:p>
              </table:table-cell>
              <table:table-cell office:value-type="float" office:value="0.752825">
                <text:p>0.7528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.2921">
                <text:p>33.2921</text:p>
              </table:table-cell>
              <table:table-cell office:value-type="float" office:value="1.08071">
                <text:p>1.08071</text:p>
              </table:table-cell>
              <table:table-cell office:value-type="float" office:value="2.12008">
                <text:p>2.12008</text:p>
              </table:table-cell>
              <table:table-cell office:value-type="float" office:value="0.755018">
                <text:p>0.7550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.3688">
                <text:p>33.3688</text:p>
              </table:table-cell>
              <table:table-cell office:value-type="float" office:value="1.08071">
                <text:p>1.08071</text:p>
              </table:table-cell>
              <table:table-cell office:value-type="float" office:value="2.11766">
                <text:p>2.11766</text:p>
              </table:table-cell>
              <table:table-cell office:value-type="float" office:value="0.755906">
                <text:p>0.7559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.6498">
                <text:p>34.6498</text:p>
              </table:table-cell>
              <table:table-cell office:value-type="float" office:value="1.08071">
                <text:p>1.08071</text:p>
              </table:table-cell>
              <table:table-cell office:value-type="float" office:value="2.07726">
                <text:p>2.07726</text:p>
              </table:table-cell>
              <table:table-cell office:value-type="float" office:value="0.766659">
                <text:p>0.7666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.0563">
                <text:p>36.0563</text:p>
              </table:table-cell>
              <table:table-cell office:value-type="float" office:value="1.08071">
                <text:p>1.08071</text:p>
              </table:table-cell>
              <table:table-cell office:value-type="float" office:value="2.0329">
                <text:p>2.0329</text:p>
              </table:table-cell>
              <table:table-cell office:value-type="float" office:value="0.778465">
                <text:p>0.7784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.1009">
                <text:p>36.1009</text:p>
              </table:table-cell>
              <table:table-cell office:value-type="float" office:value="1.08092">
                <text:p>1.08092</text:p>
              </table:table-cell>
              <table:table-cell office:value-type="float" office:value="2.0315">
                <text:p>2.0315</text:p>
              </table:table-cell>
              <table:table-cell office:value-type="float" office:value="0.77884">
                <text:p>0.778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.3224">
                <text:p>37.3224</text:p>
              </table:table-cell>
              <table:table-cell office:value-type="float" office:value="1.08661">
                <text:p>1.08661</text:p>
              </table:table-cell>
              <table:table-cell office:value-type="float" office:value="2.00411">
                <text:p>2.00411</text:p>
              </table:table-cell>
              <table:table-cell office:value-type="float" office:value="0.789094">
                <text:p>0.7890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.5898">
                <text:p>37.5898</text:p>
              </table:table-cell>
              <table:table-cell office:value-type="float" office:value="1.08549">
                <text:p>1.08549</text:p>
              </table:table-cell>
              <table:table-cell office:value-type="float" office:value="1.99812">
                <text:p>1.99812</text:p>
              </table:table-cell>
              <table:table-cell office:value-type="float" office:value="0.791339">
                <text:p>0.7913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.7286">
                <text:p>38.7286</text:p>
              </table:table-cell>
              <table:table-cell office:value-type="float" office:value="1.08071">
                <text:p>1.08071</text:p>
              </table:table-cell>
              <table:table-cell office:value-type="float" office:value="1.97259">
                <text:p>1.97259</text:p>
              </table:table-cell>
              <table:table-cell office:value-type="float" office:value="0.798581">
                <text:p>0.7985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.2757">
                <text:p>40.2757</text:p>
              </table:table-cell>
              <table:table-cell office:value-type="float" office:value="1.08071">
                <text:p>1.08071</text:p>
              </table:table-cell>
              <table:table-cell office:value-type="float" office:value="1.93791">
                <text:p>1.93791</text:p>
              </table:table-cell>
              <table:table-cell office:value-type="float" office:value="0.808421">
                <text:p>0.8084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.3158">
                <text:p>40.3158</text:p>
              </table:table-cell>
              <table:table-cell office:value-type="float" office:value="1.08054">
                <text:p>1.08054</text:p>
              </table:table-cell>
              <table:table-cell office:value-type="float" office:value="1.93701">
                <text:p>1.93701</text:p>
              </table:table-cell>
              <table:table-cell office:value-type="float" office:value="0.808676">
                <text:p>0.8086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.6819">
                <text:p>41.6819</text:p>
              </table:table-cell>
              <table:table-cell office:value-type="float" office:value="1.0748">
                <text:p>1.0748</text:p>
              </table:table-cell>
              <table:table-cell office:value-type="float" office:value="1.89955">
                <text:p>1.89955</text:p>
              </table:table-cell>
              <table:table-cell office:value-type="float" office:value="0.817364">
                <text:p>0.8173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.2326">
                <text:p>42.2326</text:p>
              </table:table-cell>
              <table:table-cell office:value-type="float" office:value="1.0748">
                <text:p>1.0748</text:p>
              </table:table-cell>
              <table:table-cell office:value-type="float" office:value="1.88445">
                <text:p>1.88445</text:p>
              </table:table-cell>
              <table:table-cell office:value-type="float" office:value="0.820866">
                <text:p>0.8208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3.0884">
                <text:p>43.0884</text:p>
              </table:table-cell>
              <table:table-cell office:value-type="float" office:value="1.0748">
                <text:p>1.0748</text:p>
              </table:table-cell>
              <table:table-cell office:value-type="float" office:value="1.86099">
                <text:p>1.86099</text:p>
              </table:table-cell>
              <table:table-cell office:value-type="float" office:value="0.820866">
                <text:p>0.8208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3.5466">
                <text:p>43.5466</text:p>
              </table:table-cell>
              <table:table-cell office:value-type="float" office:value="1.07288">
                <text:p>1.07288</text:p>
              </table:table-cell>
              <table:table-cell office:value-type="float" office:value="1.84843">
                <text:p>1.84843</text:p>
              </table:table-cell>
              <table:table-cell office:value-type="float" office:value="0.820866">
                <text:p>0.8208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.4946">
                <text:p>44.4946</text:p>
              </table:table-cell>
              <table:table-cell office:value-type="float" office:value="1.0689">
                <text:p>1.0689</text:p>
              </table:table-cell>
              <table:table-cell office:value-type="float" office:value="1.83172">
                <text:p>1.83172</text:p>
              </table:table-cell>
              <table:table-cell office:value-type="float" office:value="0.820866">
                <text:p>0.8208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6.0414">
                <text:p>46.0414</text:p>
              </table:table-cell>
              <table:table-cell office:value-type="float" office:value="1.06299">
                <text:p>1.06299</text:p>
              </table:table-cell>
              <table:table-cell office:value-type="float" office:value="1.80446">
                <text:p>1.80446</text:p>
              </table:table-cell>
              <table:table-cell office:value-type="float" office:value="0.820866">
                <text:p>0.8208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.3113">
                <text:p>46.3113</text:p>
              </table:table-cell>
              <table:table-cell office:value-type="float" office:value="1.06299">
                <text:p>1.06299</text:p>
              </table:table-cell>
              <table:table-cell office:value-type="float" office:value="1.7997">
                <text:p>1.7997</text:p>
              </table:table-cell>
              <table:table-cell office:value-type="float" office:value="0.820866">
                <text:p>0.8208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.4479">
                <text:p>47.4479</text:p>
              </table:table-cell>
              <table:table-cell office:value-type="float" office:value="1.06299">
                <text:p>1.06299</text:p>
              </table:table-cell>
              <table:table-cell office:value-type="float" office:value="1.77967">
                <text:p>1.77967</text:p>
              </table:table-cell>
              <table:table-cell office:value-type="float" office:value="0.82257">
                <text:p>0.822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.903">
                <text:p>47.903</text:p>
              </table:table-cell>
              <table:table-cell office:value-type="float" office:value="1.06108">
                <text:p>1.06108</text:p>
              </table:table-cell>
              <table:table-cell office:value-type="float" office:value="1.77165">
                <text:p>1.77165</text:p>
              </table:table-cell>
              <table:table-cell office:value-type="float" office:value="0.823253">
                <text:p>0.8232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8.8541">
                <text:p>48.8541</text:p>
              </table:table-cell>
              <table:table-cell office:value-type="float" office:value="1.05709">
                <text:p>1.05709</text:p>
              </table:table-cell>
              <table:table-cell office:value-type="float" office:value="1.75512">
                <text:p>1.75512</text:p>
              </table:table-cell>
              <table:table-cell office:value-type="float" office:value="0.824679">
                <text:p>0.8246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.2497">
                <text:p>50.2497</text:p>
              </table:table-cell>
              <table:table-cell office:value-type="float" office:value="1.05123">
                <text:p>1.05123</text:p>
              </table:table-cell>
              <table:table-cell office:value-type="float" office:value="1.73085">
                <text:p>1.73085</text:p>
              </table:table-cell>
              <table:table-cell office:value-type="float" office:value="0.826772">
                <text:p>0.8267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.2603">
                <text:p>50.2603</text:p>
              </table:table-cell>
              <table:table-cell office:value-type="float" office:value="1.05118">
                <text:p>1.05118</text:p>
              </table:table-cell>
              <table:table-cell office:value-type="float" office:value="1.73066">
                <text:p>1.73066</text:p>
              </table:table-cell>
              <table:table-cell office:value-type="float" office:value="0.826772">
                <text:p>0.8267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1.6664">
                <text:p>51.6664</text:p>
              </table:table-cell>
              <table:table-cell office:value-type="float" office:value="1.04528">
                <text:p>1.04528</text:p>
              </table:table-cell>
              <table:table-cell office:value-type="float" office:value="1.70621">
                <text:p>1.70621</text:p>
              </table:table-cell>
              <table:table-cell office:value-type="float" office:value="0.826772">
                <text:p>0.8267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1.9785">
                <text:p>51.9785</text:p>
              </table:table-cell>
              <table:table-cell office:value-type="float" office:value="1.04528">
                <text:p>1.04528</text:p>
              </table:table-cell>
              <table:table-cell office:value-type="float" office:value="1.70079">
                <text:p>1.70079</text:p>
              </table:table-cell>
              <table:table-cell office:value-type="float" office:value="0.826772">
                <text:p>0.8267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.0729">
                <text:p>53.0729</text:p>
              </table:table-cell>
              <table:table-cell office:value-type="float" office:value="1.04528">
                <text:p>1.04528</text:p>
              </table:table-cell>
              <table:table-cell office:value-type="float" office:value="1.68334">
                <text:p>1.68334</text:p>
              </table:table-cell>
              <table:table-cell office:value-type="float" office:value="0.826772">
                <text:p>0.8267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4.3285">
                <text:p>54.3285</text:p>
              </table:table-cell>
              <table:table-cell office:value-type="float" office:value="1.03774">
                <text:p>1.03774</text:p>
              </table:table-cell>
              <table:table-cell office:value-type="float" office:value="1.66333">
                <text:p>1.66333</text:p>
              </table:table-cell>
              <table:table-cell office:value-type="float" office:value="0.826772">
                <text:p>0.8267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5.0414">
                <text:p>55.0414</text:p>
              </table:table-cell>
              <table:table-cell office:value-type="float" office:value="1.03346">
                <text:p>1.03346</text:p>
              </table:table-cell>
              <table:table-cell office:value-type="float" office:value="1.65197">
                <text:p>1.65197</text:p>
              </table:table-cell>
              <table:table-cell office:value-type="float" office:value="0.825864">
                <text:p>0.8258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6.0542">
                <text:p>56.0542</text:p>
              </table:table-cell>
              <table:table-cell office:value-type="float" office:value="1.02401">
                <text:p>1.02401</text:p>
              </table:table-cell>
              <table:table-cell office:value-type="float" office:value="1.63583">
                <text:p>1.63583</text:p>
              </table:table-cell>
              <table:table-cell office:value-type="float" office:value="0.824576">
                <text:p>0.8245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6.3067">
                <text:p>56.3067</text:p>
              </table:table-cell>
              <table:table-cell office:value-type="float" office:value="1.02165">
                <text:p>1.02165</text:p>
              </table:table-cell>
              <table:table-cell office:value-type="float" office:value="1.63308">
                <text:p>1.63308</text:p>
              </table:table-cell>
              <table:table-cell office:value-type="float" office:value="0.824255">
                <text:p>0.8242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7.4319">
                <text:p>57.4319</text:p>
              </table:table-cell>
              <table:table-cell office:value-type="float" office:value="1.02165">
                <text:p>1.02165</text:p>
              </table:table-cell>
              <table:table-cell office:value-type="float" office:value="1.62082">
                <text:p>1.62082</text:p>
              </table:table-cell>
              <table:table-cell office:value-type="float" office:value="0.822823">
                <text:p>0.8228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8.8383">
                <text:p>58.8383</text:p>
              </table:table-cell>
              <table:table-cell office:value-type="float" office:value="1.02165">
                <text:p>1.02165</text:p>
              </table:table-cell>
              <table:table-cell office:value-type="float" office:value="1.6055">
                <text:p>1.6055</text:p>
              </table:table-cell>
              <table:table-cell office:value-type="float" office:value="0.821033">
                <text:p>0.8210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8.9696">
                <text:p>58.9696</text:p>
              </table:table-cell>
              <table:table-cell office:value-type="float" office:value="1.0211">
                <text:p>1.0211</text:p>
              </table:table-cell>
              <table:table-cell office:value-type="float" office:value="1.60407">
                <text:p>1.60407</text:p>
              </table:table-cell>
              <table:table-cell office:value-type="float" office:value="0.820866">
                <text:p>0.8208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9.8497">
                <text:p>59.8497</text:p>
              </table:table-cell>
              <table:table-cell office:value-type="float" office:value="1.01741">
                <text:p>1.01741</text:p>
              </table:table-cell>
              <table:table-cell office:value-type="float" office:value="1.59449">
                <text:p>1.59449</text:p>
              </table:table-cell>
              <table:table-cell office:value-type="float" office:value="0.81984">
                <text:p>0.819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0.2445">
                <text:p>60.2445</text:p>
              </table:table-cell>
              <table:table-cell office:value-type="float" office:value="1.01575">
                <text:p>1.01575</text:p>
              </table:table-cell>
              <table:table-cell office:value-type="float" office:value="1.58986">
                <text:p>1.58986</text:p>
              </table:table-cell>
              <table:table-cell office:value-type="float" office:value="0.819379">
                <text:p>0.8193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1.2288">
                <text:p>61.2288</text:p>
              </table:table-cell>
              <table:table-cell office:value-type="float" office:value="1.00984">
                <text:p>1.00984</text:p>
              </table:table-cell>
              <table:table-cell office:value-type="float" office:value="1.57832">
                <text:p>1.57832</text:p>
              </table:table-cell>
              <table:table-cell office:value-type="float" office:value="0.818231">
                <text:p>0.8182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2.7751">
                <text:p>62.7751</text:p>
              </table:table-cell>
              <table:table-cell office:value-type="float" office:value="0.992126">
                <text:p>0.992126</text:p>
              </table:table-cell>
              <table:table-cell office:value-type="float" office:value="1.56019">
                <text:p>1.56019</text:p>
              </table:table-cell>
              <table:table-cell office:value-type="float" office:value="0.816427">
                <text:p>0.8164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3.7601">
                <text:p>63.7601</text:p>
              </table:table-cell>
              <table:table-cell office:value-type="float" office:value="1.00394">
                <text:p>1.00394</text:p>
              </table:table-cell>
              <table:table-cell office:value-type="float" office:value="1.54864">
                <text:p>1.54864</text:p>
              </table:table-cell>
              <table:table-cell office:value-type="float" office:value="0.815278">
                <text:p>0.8152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4.0326">
                <text:p>64.0326</text:p>
              </table:table-cell>
              <table:table-cell office:value-type="float" office:value="1.00267">
                <text:p>1.00267</text:p>
              </table:table-cell>
              <table:table-cell office:value-type="float" office:value="1.54545">
                <text:p>1.54545</text:p>
              </table:table-cell>
              <table:table-cell office:value-type="float" office:value="0.814961">
                <text:p>0.8149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5.0257">
                <text:p>65.0257</text:p>
              </table:table-cell>
              <table:table-cell office:value-type="float" office:value="0.998031">
                <text:p>0.998031</text:p>
              </table:table-cell>
              <table:table-cell office:value-type="float" office:value="1.5338">
                <text:p>1.5338</text:p>
              </table:table-cell>
              <table:table-cell office:value-type="float" office:value="0.812644">
                <text:p>0.8126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5.8942">
                <text:p>65.8942</text:p>
              </table:table-cell>
              <table:table-cell office:value-type="float" office:value="0.998031">
                <text:p>0.998031</text:p>
              </table:table-cell>
              <table:table-cell office:value-type="float" office:value="1.52362">
                <text:p>1.52362</text:p>
              </table:table-cell>
              <table:table-cell office:value-type="float" office:value="0.810618">
                <text:p>0.8106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6.0102">
                <text:p>66.0102</text:p>
              </table:table-cell>
              <table:table-cell office:value-type="float" office:value="0.998031">
                <text:p>0.998031</text:p>
              </table:table-cell>
              <table:table-cell office:value-type="float" office:value="1.52227">
                <text:p>1.52227</text:p>
              </table:table-cell>
              <table:table-cell office:value-type="float" office:value="0.810347">
                <text:p>0.8103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7.4164">
                <text:p>67.4164</text:p>
              </table:table-cell>
              <table:table-cell office:value-type="float" office:value="0.992126">
                <text:p>0.992126</text:p>
              </table:table-cell>
              <table:table-cell office:value-type="float" office:value="1.50586">
                <text:p>1.50586</text:p>
              </table:table-cell>
              <table:table-cell office:value-type="float" office:value="0.807066">
                <text:p>0.8070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8.5419">
                <text:p>68.5419</text:p>
              </table:table-cell>
              <table:table-cell office:value-type="float" office:value="0.998031">
                <text:p>0.998031</text:p>
              </table:table-cell>
              <table:table-cell office:value-type="float" office:value="1.49272">
                <text:p>1.49272</text:p>
              </table:table-cell>
              <table:table-cell office:value-type="float" office:value="0.804441">
                <text:p>0.8044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9.0953">
                <text:p>69.0953</text:p>
              </table:table-cell>
              <table:table-cell office:value-type="float" office:value="0.992865">
                <text:p>0.992865</text:p>
              </table:table-cell>
              <table:table-cell office:value-type="float" office:value="1.48627">
                <text:p>1.48627</text:p>
              </table:table-cell>
              <table:table-cell office:value-type="float" office:value="0.80315">
                <text:p>0.803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9.8071">
                <text:p>69.8071</text:p>
              </table:table-cell>
              <table:table-cell office:value-type="float" office:value="0.98622">
                <text:p>0.98622</text:p>
              </table:table-cell>
              <table:table-cell office:value-type="float" office:value="1.47796">
                <text:p>1.47796</text:p>
              </table:table-cell>
              <table:table-cell office:value-type="float" office:value="0.80315">
                <text:p>0.803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0.9547">
                <text:p>70.9547</text:p>
              </table:table-cell>
              <table:table-cell office:value-type="float" office:value="0.991038">
                <text:p>0.991038</text:p>
              </table:table-cell>
              <table:table-cell office:value-type="float" office:value="1.46457">
                <text:p>1.46457</text:p>
              </table:table-cell>
              <table:table-cell office:value-type="float" office:value="0.80315">
                <text:p>0.803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1.2139">
                <text:p>71.2139</text:p>
              </table:table-cell>
              <table:table-cell office:value-type="float" office:value="0.992126">
                <text:p>0.992126</text:p>
              </table:table-cell>
              <table:table-cell office:value-type="float" office:value="1.46269">
                <text:p>1.46269</text:p>
              </table:table-cell>
              <table:table-cell office:value-type="float" office:value="0.80315">
                <text:p>0.803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1.635">
                <text:p>71.635</text:p>
              </table:table-cell>
              <table:table-cell office:value-type="float" office:value="0.974409">
                <text:p>0.974409</text:p>
              </table:table-cell>
              <table:table-cell office:value-type="float" office:value="1.45964">
                <text:p>1.45964</text:p>
              </table:table-cell>
              <table:table-cell office:value-type="float" office:value="0.80315">
                <text:p>0.803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3.0415">
                <text:p>73.0415</text:p>
              </table:table-cell>
              <table:table-cell office:value-type="float" office:value="0.974409">
                <text:p>0.974409</text:p>
              </table:table-cell>
              <table:table-cell office:value-type="float" office:value="1.44946">
                <text:p>1.44946</text:p>
              </table:table-cell>
              <table:table-cell office:value-type="float" office:value="0.80315">
                <text:p>0.803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3.8773">
                <text:p>73.8773</text:p>
              </table:table-cell>
              <table:table-cell office:value-type="float" office:value="0.969729">
                <text:p>0.969729</text:p>
              </table:table-cell>
              <table:table-cell office:value-type="float" office:value="1.4434">
                <text:p>1.4434</text:p>
              </table:table-cell>
              <table:table-cell office:value-type="float" office:value="0.80315">
                <text:p>0.803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5.0321">
                <text:p>75.0321</text:p>
              </table:table-cell>
              <table:table-cell office:value-type="float" office:value="0.963262">
                <text:p>0.963262</text:p>
              </table:table-cell>
              <table:table-cell office:value-type="float" office:value="1.43504">
                <text:p>1.43504</text:p>
              </table:table-cell>
              <table:table-cell office:value-type="float" office:value="0.797907">
                <text:p>0.7979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7.2598">
                <text:p>77.2598</text:p>
              </table:table-cell>
              <table:table-cell office:value-type="float" office:value="0.950787">
                <text:p>0.950787</text:p>
              </table:table-cell>
              <table:table-cell office:value-type="float" office:value="1.42065">
                <text:p>1.42065</text:p>
              </table:table-cell>
              <table:table-cell office:value-type="float" office:value="0.787793">
                <text:p>0.7877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8.666">
                <text:p>78.666</text:p>
              </table:table-cell>
              <table:table-cell office:value-type="float" office:value="0.944882">
                <text:p>0.944882</text:p>
              </table:table-cell>
              <table:table-cell office:value-type="float" office:value="1.41156">
                <text:p>1.41156</text:p>
              </table:table-cell>
              <table:table-cell office:value-type="float" office:value="0.781408">
                <text:p>0.7814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8.6878">
                <text:p>78.6878</text:p>
              </table:table-cell>
              <table:table-cell office:value-type="float" office:value="0.944715">
                <text:p>0.944715</text:p>
              </table:table-cell>
              <table:table-cell office:value-type="float" office:value="1.41142">
                <text:p>1.41142</text:p>
              </table:table-cell>
              <table:table-cell office:value-type="float" office:value="0.781309">
                <text:p>0.7813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9.0801">
                <text:p>79.0801</text:p>
              </table:table-cell>
              <table:table-cell office:value-type="float" office:value="0.941719">
                <text:p>0.941719</text:p>
              </table:table-cell>
              <table:table-cell office:value-type="float" office:value="1.40767">
                <text:p>1.40767</text:p>
              </table:table-cell>
              <table:table-cell office:value-type="float" office:value="0.779528">
                <text:p>0.7795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0.2125">
                <text:p>80.2125</text:p>
              </table:table-cell>
              <table:table-cell office:value-type="float" office:value="0.933071">
                <text:p>0.933071</text:p>
              </table:table-cell>
              <table:table-cell office:value-type="float" office:value="1.39686">
                <text:p>1.39686</text:p>
              </table:table-cell>
              <table:table-cell office:value-type="float" office:value="0.77681">
                <text:p>0.776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1.619">
                <text:p>81.619</text:p>
              </table:table-cell>
              <table:table-cell office:value-type="float" office:value="0.933071">
                <text:p>0.933071</text:p>
              </table:table-cell>
              <table:table-cell office:value-type="float" office:value="1.38343">
                <text:p>1.38343</text:p>
              </table:table-cell>
              <table:table-cell office:value-type="float" office:value="0.773435">
                <text:p>0.7734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3.0252">
                <text:p>83.0252</text:p>
              </table:table-cell>
              <table:table-cell office:value-type="float" office:value="0.927165">
                <text:p>0.927165</text:p>
              </table:table-cell>
              <table:table-cell office:value-type="float" office:value="1.37001">
                <text:p>1.37001</text:p>
              </table:table-cell>
              <table:table-cell office:value-type="float" office:value="0.770061">
                <text:p>0.7700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4.0022">
                <text:p>84.0022</text:p>
              </table:table-cell>
              <table:table-cell office:value-type="float" office:value="0.923062">
                <text:p>0.923062</text:p>
              </table:table-cell>
              <table:table-cell office:value-type="float" office:value="1.36068">
                <text:p>1.36068</text:p>
              </table:table-cell>
              <table:table-cell office:value-type="float" office:value="0.767717">
                <text:p>0.7677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4.4314">
                <text:p>84.4314</text:p>
              </table:table-cell>
              <table:table-cell office:value-type="float" office:value="0.92126">
                <text:p>0.92126</text:p>
              </table:table-cell>
              <table:table-cell office:value-type="float" office:value="1.35658">
                <text:p>1.35658</text:p>
              </table:table-cell>
              <table:table-cell office:value-type="float" office:value="0.76723">
                <text:p>0.767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4.8735">
                <text:p>84.8735</text:p>
              </table:table-cell>
              <table:table-cell office:value-type="float" office:value="0.919403">
                <text:p>0.919403</text:p>
              </table:table-cell>
              <table:table-cell office:value-type="float" office:value="1.35236">
                <text:p>1.35236</text:p>
              </table:table-cell>
              <table:table-cell office:value-type="float" office:value="0.766728">
                <text:p>0.7667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5.8376">
                <text:p>85.8376</text:p>
              </table:table-cell>
              <table:table-cell office:value-type="float" office:value="0.915354">
                <text:p>0.915354</text:p>
              </table:table-cell>
              <table:table-cell office:value-type="float" office:value="1.34545">
                <text:p>1.34545</text:p>
              </table:table-cell>
              <table:table-cell office:value-type="float" office:value="0.765634">
                <text:p>0.7656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7.2438">
                <text:p>87.2438</text:p>
              </table:table-cell>
              <table:table-cell office:value-type="float" office:value="0.909449">
                <text:p>0.909449</text:p>
              </table:table-cell>
              <table:table-cell office:value-type="float" office:value="1.33536">
                <text:p>1.33536</text:p>
              </table:table-cell>
              <table:table-cell office:value-type="float" office:value="0.764038">
                <text:p>0.7640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8.65">
                <text:p>88.65</text:p>
              </table:table-cell>
              <table:table-cell office:value-type="float" office:value="0.903543">
                <text:p>0.903543</text:p>
              </table:table-cell>
              <table:table-cell office:value-type="float" office:value="1.32528">
                <text:p>1.32528</text:p>
              </table:table-cell>
              <table:table-cell office:value-type="float" office:value="0.762442">
                <text:p>0.7624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9.2059">
                <text:p>89.2059</text:p>
              </table:table-cell>
              <table:table-cell office:value-type="float" office:value="0.901209">
                <text:p>0.901209</text:p>
              </table:table-cell>
              <table:table-cell office:value-type="float" office:value="1.32129">
                <text:p>1.32129</text:p>
              </table:table-cell>
              <table:table-cell office:value-type="float" office:value="0.761811">
                <text:p>0.7618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0.0561">
                <text:p>90.0561</text:p>
              </table:table-cell>
              <table:table-cell office:value-type="float" office:value="0.897638">
                <text:p>0.897638</text:p>
              </table:table-cell>
              <table:table-cell office:value-type="float" office:value="1.3152">
                <text:p>1.3152</text:p>
              </table:table-cell>
              <table:table-cell office:value-type="float" office:value="0.759711">
                <text:p>0.7597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0.6381">
                <text:p>90.6381</text:p>
              </table:table-cell>
              <table:table-cell office:value-type="float" office:value="0.895416">
                <text:p>0.895416</text:p>
              </table:table-cell>
              <table:table-cell office:value-type="float" office:value="1.31102">
                <text:p>1.31102</text:p>
              </table:table-cell>
              <table:table-cell office:value-type="float" office:value="0.758273">
                <text:p>0.7582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1.603">
                <text:p>91.603</text:p>
              </table:table-cell>
              <table:table-cell office:value-type="float" office:value="0.891732">
                <text:p>0.891732</text:p>
              </table:table-cell>
              <table:table-cell office:value-type="float" office:value="1.30462">
                <text:p>1.30462</text:p>
              </table:table-cell>
              <table:table-cell office:value-type="float" office:value="0.75589">
                <text:p>0.755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3.0092">
                <text:p>93.0092</text:p>
              </table:table-cell>
              <table:table-cell office:value-type="float" office:value="0.885827">
                <text:p>0.885827</text:p>
              </table:table-cell>
              <table:table-cell office:value-type="float" office:value="1.2953">
                <text:p>1.2953</text:p>
              </table:table-cell>
              <table:table-cell office:value-type="float" office:value="0.752416">
                <text:p>0.7524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3.9873">
                <text:p>93.9873</text:p>
              </table:table-cell>
              <table:table-cell office:value-type="float" office:value="0.877609">
                <text:p>0.877609</text:p>
              </table:table-cell>
              <table:table-cell office:value-type="float" office:value="1.28881">
                <text:p>1.28881</text:p>
              </table:table-cell>
              <table:table-cell office:value-type="float" office:value="0.75">
                <text:p>0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4.4151">
                <text:p>94.4151</text:p>
              </table:table-cell>
              <table:table-cell office:value-type="float" office:value="0.874016">
                <text:p>0.874016</text:p>
              </table:table-cell>
              <table:table-cell office:value-type="float" office:value="1.28598">
                <text:p>1.28598</text:p>
              </table:table-cell>
              <table:table-cell office:value-type="float" office:value="0.749501">
                <text:p>0.7495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5.8213">
                <text:p>95.8213</text:p>
              </table:table-cell>
              <table:table-cell office:value-type="float" office:value="0.86811">
                <text:p>0.86811</text:p>
              </table:table-cell>
              <table:table-cell office:value-type="float" office:value="1.27665">
                <text:p>1.27665</text:p>
              </table:table-cell>
              <table:table-cell office:value-type="float" office:value="0.747861">
                <text:p>0.7478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5.981">
                <text:p>95.981</text:p>
              </table:table-cell>
              <table:table-cell office:value-type="float" office:value="0.867439">
                <text:p>0.867439</text:p>
              </table:table-cell>
              <table:table-cell office:value-type="float" office:value="1.27559">
                <text:p>1.27559</text:p>
              </table:table-cell>
              <table:table-cell office:value-type="float" office:value="0.747675">
                <text:p>0.7476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7.2275">
                <text:p>97.2275</text:p>
              </table:table-cell>
              <table:table-cell office:value-type="float" office:value="0.862205">
                <text:p>0.862205</text:p>
              </table:table-cell>
              <table:table-cell office:value-type="float" office:value="1.2625">
                <text:p>1.2625</text:p>
              </table:table-cell>
              <table:table-cell office:value-type="float" office:value="0.746221">
                <text:p>0.7462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8.6337">
                <text:p>98.6337</text:p>
              </table:table-cell>
              <table:table-cell office:value-type="float" office:value="0.856299">
                <text:p>0.856299</text:p>
              </table:table-cell>
              <table:table-cell office:value-type="float" office:value="1.24773">
                <text:p>1.24773</text:p>
              </table:table-cell>
              <table:table-cell office:value-type="float" office:value="0.744581">
                <text:p>0.7445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9.0504">
                <text:p>99.0504</text:p>
              </table:table-cell>
              <table:table-cell office:value-type="float" office:value="0.854549">
                <text:p>0.854549</text:p>
              </table:table-cell>
              <table:table-cell office:value-type="float" office:value="1.24336">
                <text:p>1.24336</text:p>
              </table:table-cell>
              <table:table-cell office:value-type="float" office:value="0.744094">
                <text:p>0.7440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9.9172">
                <text:p>99.9172</text:p>
              </table:table-cell>
              <table:table-cell office:value-type="float" office:value="0.850909">
                <text:p>0.850909</text:p>
              </table:table-cell>
              <table:table-cell office:value-type="float" office:value="1.23425">
                <text:p>1.23425</text:p>
              </table:table-cell>
              <table:table-cell office:value-type="float" office:value="0.743083">
                <text:p>0.7430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